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1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34.06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8.35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25.28mm"/>
    </style:style>
    <style:style style:name="co14" style:family="table-column">
      <style:table-column-properties fo:break-before="auto" style:column-width="24.94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23.27mm"/>
    </style:style>
    <style:style style:name="ro1" style:family="table-row">
      <style:table-row-properties style:row-height="7.2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1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12.05mm" fo:break-before="auto" style:use-optimal-row-height="false"/>
    </style:style>
    <style:style style:name="ro13" style:family="table-row">
      <style:table-row-properties style:row-height="4.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4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48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5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Excel_5f_BuiltIn_5f_Comma_5f_0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7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Default">
      <style:table-cell-properties fo:padding="0.71mm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5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0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4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45" table:default-cell-style-name="ce22"/>
        <table:table-column table:style-name="co10" table:number-columns-repeated="98" table:default-cell-style-name="ce9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戶籍登記統計表 </text:p>
          </table:table-cell>
          <table:covered-table-cell table:number-columns-repeated="13" table:style-name="ce1"/>
          <table:table-cell table:style-name="ce21" table:number-columns-repeated="1010"/>
        </table:table-row>
        <table:table-row table:style-name="ro2">
          <table:table-cell table:style-name="ce2" table:number-columns-repeated="12"/>
          <table:table-cell table:style-name="ce63" office:value-type="string" calcext:value-type="string" table:number-columns-spanned="2" table:number-rows-spanned="1">
            <text:p><text:s text:c="5"/>單位︰人；對</text:p>
          </table:table-cell>
          <table:covered-table-cell table:style-name="ce63"/>
          <table:table-cell table:style-name="ce21" table:number-columns-repeated="1010"/>
        </table:table-row>
        <table:table-row table:style-name="ro3">
          <table:table-cell table:style-name="ce3" office:value-type="string" office:string-value="年  月  別" calcext:value-type="string" table:number-columns-spanned="1" table:number-rows-spanned="2">
            <text:p><text:s/>年 <text:s/>月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number-columns-repeated="1010"/>
        </table:table-row>
        <table:table-row table:style-name="ro4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635617" calcext:value-type="float">
            <text:p><text:s text:c="3"/>1,635,617</text:p>
          </table:table-cell>
          <table:table-cell table:style-name="ce34" office:value-type="float" office:value="1598111" calcext:value-type="float">
            <text:p><text:s text:c="3"/>1,598,111</text:p>
          </table:table-cell>
          <table:table-cell table:style-name="ce34" office:value-type="float" office:value="271450" calcext:value-type="float">
            <text:p><text:s text:c="3"/>271,450</text:p>
          </table:table-cell>
          <table:table-cell table:style-name="ce34" office:value-type="float" office:value="123180" calcext:value-type="float">
            <text:p><text:s text:c="3"/>123,180</text:p>
          </table:table-cell>
          <table:table-cell table:style-name="ce34" office:value-type="float" office:value="5340" calcext:value-type="float">
            <text:p><text:s text:c="3"/>5,340</text:p>
          </table:table-cell>
          <table:table-cell table:style-name="ce34" office:value-type="float" office:value="4083" calcext:value-type="float">
            <text:p><text:s text:c="3"/>4,083</text:p>
          </table:table-cell>
          <table:table-cell table:style-name="ce34" office:value-type="float" office:value="913" calcext:value-type="float">
            <text:p><text:s text:c="3"/>913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34"/>
          <table:table-cell table:style-name="ce74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745645" calcext:value-type="float">
            <text:p><text:s text:c="3"/>745,645</text:p>
          </table:table-cell>
          <table:table-cell table:style-name="ce35" office:value-type="float" office:value="730863" calcext:value-type="float">
            <text:p><text:s text:c="3"/>730,863</text:p>
          </table:table-cell>
          <table:table-cell table:style-name="ce35" office:value-type="float" office:value="141462" calcext:value-type="float">
            <text:p><text:s text:c="3"/>141,462</text:p>
          </table:table-cell>
          <table:table-cell table:style-name="ce35" office:value-type="float" office:value="76600" calcext:value-type="float">
            <text:p><text:s text:c="3"/>76,600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460" calcext:value-type="float">
            <text:p><text:s text:c="3"/>460</text:p>
          </table:table-cell>
          <table:covered-table-cell table:number-columns-repeated="3" table:style-name="ce61"/>
          <table:table-cell table:style-name="ce35" office:value-type="float" office:value="145976" calcext:value-type="float">
            <text:p><text:s text:c="3"/>145,976</text:p>
          </table:table-cell>
          <table:table-cell table:style-name="ce75" office:value-type="float" office:value="43603" calcext:value-type="float">
            <text:p><text:s text:c="3"/>43,6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889972" calcext:value-type="float">
            <text:p><text:s text:c="3"/>889,972</text:p>
          </table:table-cell>
          <table:table-cell table:style-name="ce36" office:value-type="float" office:value="867248" calcext:value-type="float">
            <text:p><text:s text:c="3"/>867,248</text:p>
          </table:table-cell>
          <table:table-cell table:style-name="ce36" office:value-type="float" office:value="129988" calcext:value-type="float">
            <text:p><text:s text:c="3"/>129,988</text:p>
          </table:table-cell>
          <table:table-cell table:style-name="ce44" office:value-type="float" office:value="46580" calcext:value-type="float">
            <text:p><text:s text:c="3"/>46,580</text:p>
          </table:table-cell>
          <table:table-cell table:style-name="ce44" office:value-type="float" office:value="2590" calcext:value-type="float">
            <text:p><text:s text:c="3"/>2,590</text:p>
          </table:table-cell>
          <table:table-cell table:style-name="ce44" office:value-type="float" office:value="2219" calcext:value-type="float">
            <text:p><text:s text:c="3"/>2,219</text:p>
          </table:table-cell>
          <table:table-cell table:style-name="ce44" office:value-type="float" office:value="453" calcext:value-type="float">
            <text:p><text:s text:c="3"/>453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44021" calcext:value-type="float">
            <text:p><text:s text:c="3"/>1,444,021</text:p>
          </table:table-cell>
          <table:table-cell table:style-name="ce34" office:value-type="float" office:value="1437773" calcext:value-type="float">
            <text:p><text:s text:c="3"/>1,437,773</text:p>
          </table:table-cell>
          <table:table-cell table:style-name="ce34" office:value-type="float" office:value="283661" calcext:value-type="float">
            <text:p><text:s text:c="3"/>283,661</text:p>
          </table:table-cell>
          <table:table-cell table:style-name="ce34" office:value-type="float" office:value="126113" calcext:value-type="float">
            <text:p><text:s text:c="3"/>126,113</text:p>
          </table:table-cell>
          <table:table-cell table:style-name="ce34" office:value-type="float" office:value="5555" calcext:value-type="float">
            <text:p><text:s text:c="3"/>5,555</text:p>
          </table:table-cell>
          <table:table-cell table:style-name="ce34" office:value-type="float" office:value="4042" calcext:value-type="float">
            <text:p><text:s text:c="3"/>4,042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50283" calcext:value-type="float">
            <text:p><text:s text:c="3"/>650,283</text:p>
          </table:table-cell>
          <table:table-cell table:style-name="ce35" office:value-type="float" office:value="650932" calcext:value-type="float">
            <text:p><text:s text:c="3"/>650,932</text:p>
          </table:table-cell>
          <table:table-cell table:style-name="ce35" office:value-type="float" office:value="148042" calcext:value-type="float">
            <text:p><text:s text:c="3"/>148,042</text:p>
          </table:table-cell>
          <table:table-cell table:style-name="ce35" office:value-type="float" office:value="78073" calcext:value-type="float">
            <text:p><text:s text:c="3"/>78,073</text:p>
          </table:table-cell>
          <table:table-cell table:style-name="ce35" office:value-type="float" office:value="2902" calcext:value-type="float">
            <text:p><text:s text:c="3"/>2,902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553" calcext:value-type="float">
            <text:p><text:s text:c="3"/>553</text:p>
          </table:table-cell>
          <table:covered-table-cell table:number-columns-repeated="3" table:style-name="ce61"/>
          <table:table-cell table:style-name="ce35" office:value-type="float" office:value="173209" calcext:value-type="float">
            <text:p><text:s text:c="3"/>173,209</text:p>
          </table:table-cell>
          <table:table-cell table:style-name="ce75" office:value-type="float" office:value="49003" calcext:value-type="float">
            <text:p><text:s text:c="3"/>49,0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3738" calcext:value-type="float">
            <text:p><text:s text:c="3"/>793,738</text:p>
          </table:table-cell>
          <table:table-cell table:style-name="ce36" office:value-type="float" office:value="786841" calcext:value-type="float">
            <text:p><text:s text:c="3"/>786,841</text:p>
          </table:table-cell>
          <table:table-cell table:style-name="ce36" office:value-type="float" office:value="135619" calcext:value-type="float">
            <text:p><text:s text:c="3"/>135,619</text:p>
          </table:table-cell>
          <table:table-cell table:style-name="ce36" office:value-type="float" office:value="48040" calcext:value-type="float">
            <text:p><text:s text:c="3"/>48,040</text:p>
          </table:table-cell>
          <table:table-cell table:style-name="ce36" office:value-type="float" office:value="2653" calcext:value-type="float">
            <text:p><text:s text:c="3"/>2,653</text:p>
          </table:table-cell>
          <table:table-cell table:style-name="ce36" office:value-type="float" office:value="2188" calcext:value-type="float">
            <text:p><text:s text:c="3"/>2,188</text:p>
          </table:table-cell>
          <table:table-cell table:style-name="ce36" office:value-type="float" office:value="461" calcext:value-type="float">
            <text:p><text:s text:c="3"/>461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81843" calcext:value-type="float">
            <text:p><text:s text:c="3"/>1,381,843</text:p>
          </table:table-cell>
          <table:table-cell table:style-name="ce34" office:value-type="float" office:value="1376912" calcext:value-type="float">
            <text:p><text:s text:c="3"/>1,376,912</text:p>
          </table:table-cell>
          <table:table-cell table:style-name="ce34" office:value-type="float" office:value="305312" calcext:value-type="float">
            <text:p><text:s text:c="3"/>305,312</text:p>
          </table:table-cell>
          <table:table-cell table:style-name="ce34" office:value-type="float" office:value="125958" calcext:value-type="float">
            <text:p><text:s text:c="3"/>125,958</text:p>
          </table:table-cell>
          <table:table-cell table:style-name="ce34" office:value-type="float" office:value="6044" calcext:value-type="float">
            <text:p><text:s text:c="3"/>6,044</text:p>
          </table:table-cell>
          <table:table-cell table:style-name="ce34" office:value-type="float" office:value="3988" calcext:value-type="float">
            <text:p><text:s text:c="3"/>3,988</text:p>
          </table:table-cell>
          <table:table-cell table:style-name="ce34" office:value-type="float" office:value="930" calcext:value-type="float">
            <text:p><text:s text:c="3"/>930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2797" calcext:value-type="float">
            <text:p><text:s text:c="3"/>622,797</text:p>
          </table:table-cell>
          <table:table-cell table:style-name="ce35" office:value-type="float" office:value="624978" calcext:value-type="float">
            <text:p><text:s text:c="3"/>624,978</text:p>
          </table:table-cell>
          <table:table-cell table:style-name="ce35" office:value-type="float" office:value="159726" calcext:value-type="float">
            <text:p><text:s text:c="3"/>159,726</text:p>
          </table:table-cell>
          <table:table-cell table:style-name="ce35" office:value-type="float" office:value="78223" calcext:value-type="float">
            <text:p><text:s text:c="3"/>78,223</text:p>
          </table:table-cell>
          <table:table-cell table:style-name="ce35" office:value-type="float" office:value="3081" calcext:value-type="float">
            <text:p><text:s text:c="3"/>3,081</text:p>
          </table:table-cell>
          <table:table-cell table:style-name="ce35" office:value-type="float" office:value="1843" calcext:value-type="float">
            <text:p><text:s text:c="3"/>1,843</text:p>
          </table:table-cell>
          <table:table-cell table:style-name="ce35" office:value-type="float" office:value="509" calcext:value-type="float">
            <text:p><text:s text:c="3"/>509</text:p>
          </table:table-cell>
          <table:covered-table-cell table:number-columns-repeated="3" table:style-name="ce61"/>
          <table:table-cell table:style-name="ce35" office:value-type="float" office:value="181642" calcext:value-type="float">
            <text:p><text:s text:c="3"/>181,642</text:p>
          </table:table-cell>
          <table:table-cell table:style-name="ce75" office:value-type="float" office:value="52670" calcext:value-type="float">
            <text:p><text:s text:c="3"/>52,670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59046" calcext:value-type="float">
            <text:p><text:s text:c="3"/>759,046</text:p>
          </table:table-cell>
          <table:table-cell table:style-name="ce36" office:value-type="float" office:value="751934" calcext:value-type="float">
            <text:p><text:s text:c="3"/>751,934</text:p>
          </table:table-cell>
          <table:table-cell table:style-name="ce36" office:value-type="float" office:value="145586" calcext:value-type="float">
            <text:p><text:s text:c="3"/>145,586</text:p>
          </table:table-cell>
          <table:table-cell table:style-name="ce36" office:value-type="float" office:value="47735" calcext:value-type="float">
            <text:p><text:s text:c="3"/>47,735</text:p>
          </table:table-cell>
          <table:table-cell table:style-name="ce36" office:value-type="float" office:value="2963" calcext:value-type="float">
            <text:p><text:s text:c="3"/>2,963</text:p>
          </table:table-cell>
          <table:table-cell table:style-name="ce36" office:value-type="float" office:value="2145" calcext:value-type="float">
            <text:p><text:s text:c="3"/>2,145</text:p>
          </table:table-cell>
          <table:table-cell table:style-name="ce36" office:value-type="float" office:value="421" calcext:value-type="float">
            <text:p><text:s text:c="3"/>421</text:p>
          </table:table-cell>
          <table:covered-table-cell table:number-columns-repeated="3" table:style-name="ce61"/>
          <table:table-cell table:style-name="ce40"/>
          <table:table-cell table:style-name="ce77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73363" calcext:value-type="float">
            <text:p><text:s text:c="3"/>1,373,363</text:p>
          </table:table-cell>
          <table:table-cell table:style-name="ce34" office:value-type="float" office:value="1377174" calcext:value-type="float">
            <text:p><text:s text:c="3"/>1,377,174</text:p>
          </table:table-cell>
          <table:table-cell table:style-name="ce34" office:value-type="float" office:value="260354" calcext:value-type="float">
            <text:p><text:s text:c="3"/>260,354</text:p>
          </table:table-cell>
          <table:table-cell table:style-name="ce34" office:value-type="float" office:value="127647" calcext:value-type="float">
            <text:p><text:s text:c="3"/>127,647</text:p>
          </table:table-cell>
          <table:table-cell table:style-name="ce34" office:value-type="float" office:value="5804" calcext:value-type="float">
            <text:p><text:s text:c="3"/>5,804</text:p>
          </table:table-cell>
          <table:table-cell table:style-name="ce34" office:value-type="float" office:value="3510" calcext:value-type="float">
            <text:p><text:s text:c="3"/>3,510</text:p>
          </table:table-cell>
          <table:table-cell table:style-name="ce34" office:value-type="float" office:value="897" calcext:value-type="float">
            <text:p><text:s text:c="3"/>89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3899" calcext:value-type="float">
            <text:p><text:s text:c="3"/>623,899</text:p>
          </table:table-cell>
          <table:table-cell table:style-name="ce35" office:value-type="float" office:value="630575" calcext:value-type="float">
            <text:p><text:s text:c="3"/>630,575</text:p>
          </table:table-cell>
          <table:table-cell table:style-name="ce35" office:value-type="float" office:value="135596" calcext:value-type="float">
            <text:p><text:s text:c="3"/>135,596</text:p>
          </table:table-cell>
          <table:table-cell table:style-name="ce35" office:value-type="float" office:value="79319" calcext:value-type="float">
            <text:p><text:s text:c="3"/>79,319</text:p>
          </table:table-cell>
          <table:table-cell table:style-name="ce35" office:value-type="float" office:value="2976" calcext:value-type="float">
            <text:p><text:s text:c="3"/>2,976</text:p>
          </table:table-cell>
          <table:table-cell table:style-name="ce35" office:value-type="float" office:value="1703" calcext:value-type="float">
            <text:p><text:s text:c="3"/>1,703</text:p>
          </table:table-cell>
          <table:table-cell table:style-name="ce35" office:value-type="float" office:value="449" calcext:value-type="float">
            <text:p><text:s text:c="3"/>449</text:p>
          </table:table-cell>
          <table:covered-table-cell table:number-columns-repeated="3" table:style-name="ce61"/>
          <table:table-cell table:style-name="ce35" office:value-type="float" office:value="170515" calcext:value-type="float">
            <text:p><text:s text:c="3"/>170,515</text:p>
          </table:table-cell>
          <table:table-cell table:style-name="ce75" office:value-type="float" office:value="56538" calcext:value-type="float">
            <text:p><text:s text:c="3"/>56,538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49464" calcext:value-type="float">
            <text:p><text:s text:c="3"/>749,464</text:p>
          </table:table-cell>
          <table:table-cell table:style-name="ce36" office:value-type="float" office:value="746599" calcext:value-type="float">
            <text:p><text:s text:c="3"/>746,599</text:p>
          </table:table-cell>
          <table:table-cell table:style-name="ce36" office:value-type="float" office:value="124758" calcext:value-type="float">
            <text:p><text:s text:c="3"/>124,758</text:p>
          </table:table-cell>
          <table:table-cell table:style-name="ce36" office:value-type="float" office:value="48328" calcext:value-type="float">
            <text:p><text:s text:c="3"/>48,328</text:p>
          </table:table-cell>
          <table:table-cell table:style-name="ce36" office:value-type="float" office:value="2828" calcext:value-type="float">
            <text:p><text:s text:c="3"/>2,828</text:p>
          </table:table-cell>
          <table:table-cell table:style-name="ce36" office:value-type="float" office:value="1807" calcext:value-type="float">
            <text:p><text:s text:c="3"/>1,80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64" office:value-type="string" calcext:value-type="string">
            <text:p><text:s text:c="8"/></text:p>
          </table:table-cell>
          <table:table-cell table:style-name="ce7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52575" calcext:value-type="float">
            <text:p><text:s text:c="3"/>1,452,575</text:p>
          </table:table-cell>
          <table:table-cell table:style-name="ce34" office:value-type="float" office:value="1456261" calcext:value-type="float">
            <text:p><text:s text:c="3"/>1,456,261</text:p>
          </table:table-cell>
          <table:table-cell table:style-name="ce34" office:value-type="float" office:value="247530" calcext:value-type="float">
            <text:p><text:s text:c="3"/>247,530</text:p>
          </table:table-cell>
          <table:table-cell table:style-name="ce34" office:value-type="float" office:value="128636" calcext:value-type="float">
            <text:p><text:s text:c="3"/>128,636</text:p>
          </table:table-cell>
          <table:table-cell table:style-name="ce34" office:value-type="float" office:value="5579" calcext:value-type="float">
            <text:p><text:s text:c="3"/>5,579</text:p>
          </table:table-cell>
          <table:table-cell table:style-name="ce34" office:value-type="float" office:value="3453" calcext:value-type="float">
            <text:p><text:s text:c="3"/>3,453</text:p>
          </table:table-cell>
          <table:table-cell table:style-name="ce34" office:value-type="float" office:value="927" calcext:value-type="float">
            <text:p><text:s text:c="3"/>92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61090" calcext:value-type="float">
            <text:p><text:s text:c="3"/>661,090</text:p>
          </table:table-cell>
          <table:table-cell table:style-name="ce35" office:value-type="float" office:value="667521" calcext:value-type="float">
            <text:p><text:s text:c="3"/>667,521</text:p>
          </table:table-cell>
          <table:table-cell table:style-name="ce35" office:value-type="float" office:value="129537" calcext:value-type="float">
            <text:p><text:s text:c="3"/>129,537</text:p>
          </table:table-cell>
          <table:table-cell table:style-name="ce35" office:value-type="float" office:value="79348" calcext:value-type="float">
            <text:p><text:s text:c="3"/>79,348</text:p>
          </table:table-cell>
          <table:table-cell table:style-name="ce35" office:value-type="float" office:value="2822" calcext:value-type="float">
            <text:p><text:s text:c="3"/>2,822</text:p>
          </table:table-cell>
          <table:table-cell table:style-name="ce35" office:value-type="float" office:value="1696" calcext:value-type="float">
            <text:p><text:s text:c="3"/>1,696</text:p>
          </table:table-cell>
          <table:table-cell table:style-name="ce35" office:value-type="float" office:value="479" calcext:value-type="float">
            <text:p><text:s text:c="3"/>479</text:p>
          </table:table-cell>
          <table:covered-table-cell table:number-columns-repeated="3" table:style-name="ce61"/>
          <table:table-cell table:style-name="ce35" office:value-type="float" office:value="172655" calcext:value-type="float">
            <text:p><text:s text:c="3"/>172,655</text:p>
          </table:table-cell>
          <table:table-cell table:style-name="ce75" office:value-type="float" office:value="61213" calcext:value-type="float">
            <text:p><text:s text:c="3"/>61,21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1485" calcext:value-type="float">
            <text:p><text:s text:c="3"/>791,485</text:p>
          </table:table-cell>
          <table:table-cell table:style-name="ce36" office:value-type="float" office:value="788740" calcext:value-type="float">
            <text:p><text:s text:c="3"/>788,740</text:p>
          </table:table-cell>
          <table:table-cell table:style-name="ce36" office:value-type="float" office:value="117993" calcext:value-type="float">
            <text:p><text:s text:c="3"/>117,993</text:p>
          </table:table-cell>
          <table:table-cell table:style-name="ce36" office:value-type="float" office:value="49288" calcext:value-type="float">
            <text:p><text:s text:c="3"/>49,288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1757" calcext:value-type="float">
            <text:p><text:s text:c="3"/>1,75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40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73526" calcext:value-type="float">
            <text:p><text:s text:c="3"/>1,273,526</text:p>
          </table:table-cell>
          <table:table-cell table:style-name="ce34" office:value-type="float" office:value="1286021" calcext:value-type="float">
            <text:p><text:s text:c="3"/>1,286,021</text:p>
          </table:table-cell>
          <table:table-cell table:style-name="ce34" office:value-type="float" office:value="227070" calcext:value-type="float">
            <text:p><text:s text:c="3"/>227,070</text:p>
          </table:table-cell>
          <table:table-cell table:style-name="ce34" office:value-type="float" office:value="130801" calcext:value-type="float">
            <text:p><text:s text:c="3"/>130,801</text:p>
          </table:table-cell>
          <table:table-cell table:style-name="ce34" office:value-type="float" office:value="4842" calcext:value-type="float">
            <text:p><text:s text:c="3"/>4,842</text:p>
          </table:table-cell>
          <table:table-cell table:style-name="ce34" office:value-type="float" office:value="3072" calcext:value-type="float">
            <text:p><text:s text:c="3"/>3,072</text:p>
          </table:table-cell>
          <table:table-cell table:style-name="ce34" office:value-type="float" office:value="834" calcext:value-type="float">
            <text:p><text:s text:c="3"/>83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2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82232" calcext:value-type="float">
            <text:p><text:s text:c="3"/>582,232</text:p>
          </table:table-cell>
          <table:table-cell table:style-name="ce37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covered-table-cell table:number-columns-repeated="3" table:style-name="ce61"/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91294" calcext:value-type="float">
            <text:p><text:s text:c="3"/>691,294</text:p>
          </table:table-cell>
          <table:table-cell table:style-name="ce38" office:value-type="float" office:value="694842" calcext:value-type="float">
            <text:p><text:s text:c="3"/>694,842</text:p>
          </table:table-cell>
          <table:table-cell table:style-name="ce44" office:value-type="float" office:value="108086" calcext:value-type="float">
            <text:p><text:s text:c="3"/>108,086</text:p>
          </table:table-cell>
          <table:table-cell table:style-name="ce44" office:value-type="float" office:value="50417" calcext:value-type="float">
            <text:p><text:s text:c="3"/>50,417</text:p>
          </table:table-cell>
          <table:table-cell table:style-name="ce44" office:value-type="float" office:value="2287" calcext:value-type="float">
            <text:p><text:s text:c="3"/>2,287</text:p>
          </table:table-cell>
          <table:table-cell table:style-name="ce44" office:value-type="float" office:value="1604" calcext:value-type="float">
            <text:p><text:s text:c="3"/>1,604</text:p>
          </table:table-cell>
          <table:table-cell table:style-name="ce44" office:value-type="float" office:value="377" calcext:value-type="float">
            <text:p><text:s text:c="3"/>377</text:p>
          </table:table-cell>
          <table:covered-table-cell table:number-columns-repeated="3" table:style-name="ce61"/>
          <table:table-cell table:style-name="ce38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64937" calcext:value-type="float">
            <text:p><text:s text:c="3"/>1,264,937</text:p>
          </table:table-cell>
          <table:table-cell table:style-name="ce34" office:value-type="float" office:value="1261692" calcext:value-type="float">
            <text:p><text:s text:c="3"/>1,261,692</text:p>
          </table:table-cell>
          <table:table-cell table:style-name="ce34" office:value-type="float" office:value="216419" calcext:value-type="float">
            <text:p><text:s text:c="3"/>216,419</text:p>
          </table:table-cell>
          <table:table-cell table:style-name="ce34" office:value-type="float" office:value="135092" calcext:value-type="float">
            <text:p><text:s text:c="3"/>135,092</text:p>
          </table:table-cell>
          <table:table-cell table:style-name="ce34" office:value-type="float" office:value="4940" calcext:value-type="float">
            <text:p><text:s text:c="3"/>4,940</text:p>
          </table:table-cell>
          <table:table-cell table:style-name="ce34" office:value-type="float" office:value="2752" calcext:value-type="float">
            <text:p><text:s text:c="3"/>2,752</text:p>
          </table:table-cell>
          <table:table-cell table:style-name="ce34" office:value-type="float" office:value="945" calcext:value-type="float">
            <text:p><text:s text:c="3"/>94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78462" calcext:value-type="float">
            <text:p><text:s text:c="3"/>578,462</text:p>
          </table:table-cell>
          <table:table-cell table:style-name="ce37" office:value-type="float" office:value="581882" calcext:value-type="float">
            <text:p><text:s text:c="3"/>581,882</text:p>
          </table:table-cell>
          <table:table-cell table:style-name="ce37" office:value-type="float" office:value="113639" calcext:value-type="float">
            <text:p><text:s text:c="3"/>113,639</text:p>
          </table:table-cell>
          <table:table-cell table:style-name="ce37" office:value-type="float" office:value="83696" calcext:value-type="float">
            <text:p><text:s text:c="3"/>83,696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339" calcext:value-type="float">
            <text:p><text:s text:c="3"/>1,339</text:p>
          </table:table-cell>
          <table:table-cell table:style-name="ce39" office:value-type="float" office:value="501" calcext:value-type="float">
            <text:p><text:s text:c="3"/>501</text:p>
          </table:table-cell>
          <table:covered-table-cell table:number-columns-repeated="3" table:style-name="ce61"/>
          <table:table-cell table:style-name="ce37" office:value-type="float" office:value="131453" calcext:value-type="float">
            <text:p><text:s text:c="3"/>131,453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86475" calcext:value-type="float">
            <text:p><text:s text:c="3"/>686,475</text:p>
          </table:table-cell>
          <table:table-cell table:style-name="ce38" office:value-type="float" office:value="679810" calcext:value-type="float">
            <text:p><text:s text:c="3"/>679,810</text:p>
          </table:table-cell>
          <table:table-cell table:style-name="ce38" office:value-type="float" office:value="102780" calcext:value-type="float">
            <text:p><text:s text:c="3"/>102,780</text:p>
          </table:table-cell>
          <table:table-cell table:style-name="ce38" office:value-type="float" office:value="51396" calcext:value-type="float">
            <text:p><text:s text:c="3"/>51,396</text:p>
          </table:table-cell>
          <table:table-cell table:style-name="ce38" office:value-type="float" office:value="2317" calcext:value-type="float">
            <text:p><text:s text:c="3"/>2,317</text:p>
          </table:table-cell>
          <table:table-cell table:style-name="ce38" office:value-type="float" office:value="1413" calcext:value-type="float">
            <text:p><text:s text:c="3"/>1,413</text:p>
          </table:table-cell>
          <table:table-cell table:style-name="ce40" office:value-type="float" office:value="444" calcext:value-type="float">
            <text:p><text:s text:c="3"/>44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42018" calcext:value-type="float">
            <text:p><text:s text:c="3"/>1,442,018</text:p>
          </table:table-cell>
          <table:table-cell table:style-name="ce34" office:value-type="float" office:value="1427213" calcext:value-type="float">
            <text:p><text:s text:c="3"/>1,427,21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34" office:value-type="float" office:value="5028" calcext:value-type="float">
            <text:p><text:s text:c="3"/>5,028</text:p>
          </table:table-cell>
          <table:table-cell table:style-name="ce34" office:value-type="float" office:value="2658" calcext:value-type="float">
            <text:p><text:s text:c="3"/>2,658</text:p>
          </table:table-cell>
          <table:table-cell table:style-name="ce34" office:value-type="float" office:value="895" calcext:value-type="float">
            <text:p><text:s text:c="3"/>89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4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659375" calcext:value-type="float">
            <text:p><text:s text:c="3"/>659,375</text:p>
          </table:table-cell>
          <table:table-cell table:style-name="ce39" office:value-type="float" office:value="659120" calcext:value-type="float">
            <text:p><text:s text:c="3"/>659,120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86778" calcext:value-type="float">
            <text:p><text:s text:c="3"/>86,778</text:p>
          </table:table-cell>
          <table:table-cell table:style-name="ce39" office:value-type="float" office:value="2576" calcext:value-type="float">
            <text:p><text:s text:c="3"/>2,576</text:p>
          </table:table-cell>
          <table:table-cell table:style-name="ce39" office:value-type="float" office:value="1342" calcext:value-type="float">
            <text:p><text:s text:c="3"/>1,342</text:p>
          </table:table-cell>
          <table:table-cell table:style-name="ce39" office:value-type="float" office:value="491" calcext:value-type="float">
            <text:p><text:s text:c="3"/>491</text:p>
          </table:table-cell>
          <table:covered-table-cell table:number-columns-repeated="3" table:style-name="ce61"/>
          <table:table-cell table:style-name="ce39" office:value-type="float" office:value="141140" calcext:value-type="float">
            <text:p><text:s text:c="3"/>141,140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782643" calcext:value-type="float">
            <text:p><text:s text:c="3"/>782,643</text:p>
          </table:table-cell>
          <table:table-cell table:style-name="ce40" office:value-type="float" office:value="768093" calcext:value-type="float">
            <text:p><text:s text:c="3"/>768,093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52620" calcext:value-type="float">
            <text:p><text:s text:c="3"/>52,620</text:p>
          </table:table-cell>
          <table:table-cell table:style-name="ce40" office:value-type="float" office:value="2452" calcext:value-type="float">
            <text:p><text:s text:c="3"/>2,452</text:p>
          </table:table-cell>
          <table:table-cell table:style-name="ce40" office:value-type="float" office:value="1316" calcext:value-type="float">
            <text:p><text:s text:c="3"/>1,316</text:p>
          </table:table-cell>
          <table:table-cell table:style-name="ce40" office:value-type="float" office:value="404" calcext:value-type="float">
            <text:p><text:s text:c="3"/>40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14340" calcext:value-type="float">
            <text:p><text:s text:c="3"/>1,414,340</text:p>
          </table:table-cell>
          <table:table-cell table:style-name="ce34" office:value-type="float" office:value="1376816" calcext:value-type="float">
            <text:p><text:s text:c="3"/>1,376,816</text:p>
          </table:table-cell>
          <table:table-cell table:style-name="ce34" office:value-type="float" office:value="204459" calcext:value-type="float">
            <text:p><text:s text:c="3"/>204,459</text:p>
          </table:table-cell>
          <table:table-cell table:style-name="ce34" office:value-type="float" office:value="135839" calcext:value-type="float">
            <text:p><text:s text:c="3"/>135,839</text:p>
          </table:table-cell>
          <table:table-cell table:style-name="ce34" office:value-type="float" office:value="5037" calcext:value-type="float">
            <text:p><text:s text:c="3"/>5,037</text:p>
          </table:table-cell>
          <table:table-cell table:style-name="ce34" office:value-type="float" office:value="2626" calcext:value-type="float">
            <text:p><text:s text:c="3"/>2,626</text:p>
          </table:table-cell>
          <table:table-cell table:style-name="ce34" office:value-type="float" office:value="1028" calcext:value-type="float">
            <text:p><text:s text:c="3"/>1,02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5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634734" calcext:value-type="float">
            <text:p><text:s text:c="3"/>634,734</text:p>
          </table:table-cell>
          <table:table-cell table:style-name="ce37" office:value-type="float" office:value="627603" calcext:value-type="float">
            <text:p><text:s text:c="3"/>627,603</text:p>
          </table:table-cell>
          <table:table-cell table:style-name="ce37" office:value-type="float" office:value="106936" calcext:value-type="float">
            <text:p><text:s text:c="3"/>106,936</text:p>
          </table:table-cell>
          <table:table-cell table:style-name="ce37" office:value-type="float" office:value="84800" calcext:value-type="float">
            <text:p><text:s text:c="3"/>84,800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243" calcext:value-type="float">
            <text:p><text:s text:c="3"/>1,243</text:p>
          </table:table-cell>
          <table:table-cell table:style-name="ce37" office:value-type="float" office:value="516" calcext:value-type="float">
            <text:p><text:s text:c="3"/>516</text:p>
          </table:table-cell>
          <table:covered-table-cell table:number-columns-repeated="3" table:style-name="ce61"/>
          <table:table-cell table:style-name="ce37" office:value-type="float" office:value="142669" calcext:value-type="float">
            <text:p><text:s text:c="3"/>142,669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779606" calcext:value-type="float">
            <text:p><text:s text:c="3"/>779,606</text:p>
          </table:table-cell>
          <table:table-cell table:style-name="ce37" office:value-type="float" office:value="749213" calcext:value-type="float">
            <text:p><text:s text:c="3"/>749,213</text:p>
          </table:table-cell>
          <table:table-cell table:style-name="ce37" office:value-type="float" office:value="97523" calcext:value-type="float">
            <text:p><text:s text:c="3"/>97,523</text:p>
          </table:table-cell>
          <table:table-cell table:style-name="ce37" office:value-type="float" office:value="51039" calcext:value-type="float">
            <text:p><text:s text:c="3"/>51,039</text:p>
          </table:table-cell>
          <table:table-cell table:style-name="ce37" office:value-type="float" office:value="2438" calcext:value-type="float">
            <text:p><text:s text:c="3"/>2,438</text:p>
          </table:table-cell>
          <table:table-cell table:style-name="ce37" office:value-type="float" office:value="1383" calcext:value-type="float">
            <text:p><text:s text:c="3"/>1,383</text:p>
          </table:table-cell>
          <table:table-cell table:style-name="ce37" office:value-type="float" office:value="512" calcext:value-type="float">
            <text:p><text:s text:c="3"/>512</text:p>
          </table:table-cell>
          <table:covered-table-cell table:number-columns-repeated="3" table:style-name="ce61"/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41" office:value-type="float" office:value="1173040" calcext:value-type="float">
            <text:p><text:s text:c="3"/>1,173,040</text:p>
          </table:table-cell>
          <table:table-cell table:style-name="ce41" office:value-type="float" office:value="1154510" calcext:value-type="float">
            <text:p><text:s text:c="3"/>1,154,510</text:p>
          </table:table-cell>
          <table:table-cell table:style-name="ce41" office:value-type="float" office:value="204414" calcext:value-type="float">
            <text:p><text:s text:c="3"/>204,414</text:p>
          </table:table-cell>
          <table:table-cell table:style-name="ce41" office:value-type="float" office:value="141111" calcext:value-type="float">
            <text:p><text:s text:c="3"/>141,111</text:p>
          </table:table-cell>
          <table:table-cell table:style-name="ce41" office:value-type="float" office:value="5353" calcext:value-type="float">
            <text:p><text:s text:c="3"/>5,353</text:p>
          </table:table-cell>
          <table:table-cell table:style-name="ce41" office:value-type="float" office:value="2540" calcext:value-type="float">
            <text:p><text:s text:c="3"/>2,540</text:p>
          </table:table-cell>
          <table:table-cell table:style-name="ce41" office:value-type="float" office:value="847" calcext:value-type="float">
            <text:p><text:s text:c="3"/>84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1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6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26719" calcext:value-type="float">
            <text:p><text:s text:c="3"/>526,719</text:p>
          </table:table-cell>
          <table:table-cell table:style-name="ce37" office:value-type="float" office:value="529528" calcext:value-type="float">
            <text:p><text:s text:c="3"/>529,528</text:p>
          </table:table-cell>
          <table:table-cell table:style-name="ce37" office:value-type="float" office:value="106898" calcext:value-type="float">
            <text:p><text:s text:c="3"/>106,898</text:p>
          </table:table-cell>
          <table:table-cell table:style-name="ce37" office:value-type="float" office:value="87029" calcext:value-type="float">
            <text:p><text:s text:c="3"/>87,029</text:p>
          </table:table-cell>
          <table:table-cell table:style-name="ce37" office:value-type="float" office:value="2754" calcext:value-type="float">
            <text:p><text:s text:c="3"/>2,754</text:p>
          </table:table-cell>
          <table:table-cell table:style-name="ce37" office:value-type="float" office:value="1230" calcext:value-type="float">
            <text:p><text:s text:c="3"/>1,230</text:p>
          </table:table-cell>
          <table:table-cell table:style-name="ce37" office:value-type="float" office:value="456" calcext:value-type="float">
            <text:p><text:s text:c="3"/>456</text:p>
          </table:table-cell>
          <table:covered-table-cell table:number-columns-repeated="3" table:style-name="ce61"/>
          <table:table-cell table:style-name="ce37" office:value-type="float" office:value="135041" calcext:value-type="float">
            <text:p><text:s text:c="3"/>135,041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46321" calcext:value-type="float">
            <text:p><text:s text:c="3"/>646,321</text:p>
          </table:table-cell>
          <table:table-cell table:style-name="ce37" office:value-type="float" office:value="624982" calcext:value-type="float">
            <text:p><text:s text:c="3"/>624,982</text:p>
          </table:table-cell>
          <table:table-cell table:style-name="ce37" office:value-type="float" office:value="97516" calcext:value-type="float">
            <text:p><text:s text:c="3"/>97,516</text:p>
          </table:table-cell>
          <table:table-cell table:style-name="ce37" office:value-type="float" office:value="54082" calcext:value-type="float">
            <text:p><text:s text:c="3"/>54,082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310" calcext:value-type="float">
            <text:p><text:s text:c="3"/>1,310</text:p>
          </table:table-cell>
          <table:table-cell table:style-name="ce37" office:value-type="float" office:value="391" calcext:value-type="float">
            <text:p><text:s text:c="3"/>391</text:p>
          </table:table-cell>
          <table:covered-table-cell table:number-columns-repeated="3" table:style-name="ce61"/>
          <table:table-cell table:style-name="ce37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96407" calcext:value-type="float">
            <text:p><text:s text:c="3"/>1,196,407</text:p>
          </table:table-cell>
          <table:table-cell table:style-name="ce42" office:value-type="float" office:value="1172845" calcext:value-type="float">
            <text:p><text:s text:c="3"/>1,172,845</text:p>
          </table:table-cell>
          <table:table-cell table:style-name="ce42" office:value-type="float" office:value="198733" calcext:value-type="float">
            <text:p><text:s text:c="3"/>198,733</text:p>
          </table:table-cell>
          <table:table-cell table:style-name="ce42" office:value-type="float" office:value="143624" calcext:value-type="float">
            <text:p><text:s text:c="3"/>143,624</text:p>
          </table:table-cell>
          <table:table-cell table:style-name="ce42" office:value-type="float" office:value="4989" calcext:value-type="float">
            <text:p><text:s text:c="3"/>4,989</text:p>
          </table:table-cell>
          <table:table-cell table:style-name="ce42" office:value-type="float" office:value="2889" calcext:value-type="float">
            <text:p><text:s text:c="3"/>2,889</text:p>
          </table:table-cell>
          <table:table-cell table:style-name="ce42" office:value-type="float" office:value="1167" calcext:value-type="float">
            <text:p><text:s text:c="3"/>1,16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7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32441" calcext:value-type="float">
            <text:p><text:s text:c="3"/>532,441</text:p>
          </table:table-cell>
          <table:table-cell table:style-name="ce39" office:value-type="float" office:value="530253" calcext:value-type="float">
            <text:p><text:s text:c="3"/>530,253</text:p>
          </table:table-cell>
          <table:table-cell table:style-name="ce39" office:value-type="float" office:value="103937" calcext:value-type="float">
            <text:p><text:s text:c="3"/>103,937</text:p>
          </table:table-cell>
          <table:table-cell table:style-name="ce39" office:value-type="float" office:value="88541" calcext:value-type="float">
            <text:p><text:s text:c="3"/>88,541</text:p>
          </table:table-cell>
          <table:table-cell table:style-name="ce39" office:value-type="float" office:value="2573" calcext:value-type="float">
            <text:p><text:s text:c="3"/>2,573</text:p>
          </table:table-cell>
          <table:table-cell table:style-name="ce39" office:value-type="float" office:value="1425" calcext:value-type="float">
            <text:p><text:s text:c="3"/>1,425</text:p>
          </table:table-cell>
          <table:table-cell table:style-name="ce39" office:value-type="float" office:value="610" calcext:value-type="float">
            <text:p><text:s text:c="3"/>610</text:p>
          </table:table-cell>
          <table:covered-table-cell table:number-columns-repeated="3" table:style-name="ce61"/>
          <table:table-cell table:style-name="ce39" office:value-type="float" office:value="154866" calcext:value-type="float">
            <text:p><text:s text:c="3"/>154,866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63966" calcext:value-type="float">
            <text:p><text:s text:c="3"/>663,966</text:p>
          </table:table-cell>
          <table:table-cell table:style-name="ce40" office:value-type="float" office:value="642592" calcext:value-type="float">
            <text:p><text:s text:c="3"/>642,592</text:p>
          </table:table-cell>
          <table:table-cell table:style-name="ce40" office:value-type="float" office:value="94796" calcext:value-type="float">
            <text:p><text:s text:c="3"/>94,796</text:p>
          </table:table-cell>
          <table:table-cell table:style-name="ce40" office:value-type="float" office:value="55083" calcext:value-type="float">
            <text:p><text:s text:c="3"/>55,083</text:p>
          </table:table-cell>
          <table:table-cell table:style-name="ce40" office:value-type="float" office:value="2416" calcext:value-type="float">
            <text:p><text:s text:c="3"/>2,416</text:p>
          </table:table-cell>
          <table:table-cell table:style-name="ce40" office:value-type="float" office:value="1464" calcext:value-type="float">
            <text:p><text:s text:c="3"/>1,464</text:p>
          </table:table-cell>
          <table:table-cell table:style-name="ce40" office:value-type="float" office:value="557" calcext:value-type="float">
            <text:p><text:s text:c="3"/>5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7" office:value-type="float" office:value="1198561" calcext:value-type="float">
            <text:p><text:s text:c="3"/>1,198,561</text:p>
          </table:table-cell>
          <table:table-cell table:style-name="ce37" office:value-type="float" office:value="1163548" calcext:value-type="float">
            <text:p><text:s text:c="3"/>1,163,548</text:p>
          </table:table-cell>
          <table:table-cell table:style-name="ce37" office:value-type="float" office:value="191310" calcext:value-type="float">
            <text:p><text:s text:c="3"/>191,310</text:p>
          </table:table-cell>
          <table:table-cell table:style-name="ce37" office:value-type="float" office:value="143582" calcext:value-type="float">
            <text:p><text:s text:c="3"/>143,58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003" calcext:value-type="float">
            <text:p><text:s text:c="3"/>3,003</text:p>
          </table:table-cell>
          <table:table-cell table:style-name="ce37" office:value-type="float" office:value="1248" calcext:value-type="float">
            <text:p><text:s text:c="3"/>1,24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8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32654" calcext:value-type="float">
            <text:p><text:s text:c="3"/>532,654</text:p>
          </table:table-cell>
          <table:table-cell table:style-name="ce37" office:value-type="float" office:value="533675" calcext:value-type="float">
            <text:p><text:s text:c="3"/>533,675</text:p>
          </table:table-cell>
          <table:table-cell table:style-name="ce37" office:value-type="float" office:value="99492" calcext:value-type="float">
            <text:p><text:s text:c="3"/>99,492</text:p>
          </table:table-cell>
          <table:table-cell table:style-name="ce37" office:value-type="float" office:value="88088" calcext:value-type="float">
            <text:p><text:s text:c="3"/>88,088</text:p>
          </table:table-cell>
          <table:table-cell table:style-name="ce37" office:value-type="float" office:value="2383" calcext:value-type="float">
            <text:p><text:s text:c="3"/>2,383</text:p>
          </table:table-cell>
          <table:table-cell table:style-name="ce37" office:value-type="float" office:value="1465" calcext:value-type="float">
            <text:p><text:s text:c="3"/>1,465</text:p>
          </table:table-cell>
          <table:table-cell table:style-name="ce37" office:value-type="float" office:value="639" calcext:value-type="float">
            <text:p><text:s text:c="3"/>639</text:p>
          </table:table-cell>
          <table:covered-table-cell table:number-columns-repeated="3" table:style-name="ce61"/>
          <table:table-cell table:style-name="ce37" office:value-type="float" office:value="117099" calcext:value-type="float">
            <text:p><text:s text:c="3"/>117,099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65907" calcext:value-type="float">
            <text:p><text:s text:c="3"/>665,907</text:p>
          </table:table-cell>
          <table:table-cell table:style-name="ce37" office:value-type="float" office:value="629873" calcext:value-type="float">
            <text:p><text:s text:c="3"/>629,873</text:p>
          </table:table-cell>
          <table:table-cell table:style-name="ce37" office:value-type="float" office:value="91818" calcext:value-type="float">
            <text:p><text:s text:c="3"/>91,818</text:p>
          </table:table-cell>
          <table:table-cell table:style-name="ce37" office:value-type="float" office:value="55494" calcext:value-type="float">
            <text:p><text:s text:c="3"/>55,494</text:p>
          </table:table-cell>
          <table:table-cell table:style-name="ce37" office:value-type="float" office:value="2257" calcext:value-type="float">
            <text:p><text:s text:c="3"/>2,257</text:p>
          </table:table-cell>
          <table:table-cell table:style-name="ce37" office:value-type="float" office:value="1538" calcext:value-type="float">
            <text:p><text:s text:c="3"/>1,538</text:p>
          </table:table-cell>
          <table:table-cell table:style-name="ce37" office:value-type="float" office:value="609" calcext:value-type="float">
            <text:p><text:s text:c="3"/>609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0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213899" calcext:value-type="float">
            <text:p><text:s text:c="3"/>1,213,899</text:p>
          </table:table-cell>
          <table:table-cell table:style-name="ce42" office:value-type="float" office:value="1192662" calcext:value-type="float">
            <text:p><text:s text:c="3"/>1,192,662</text:p>
          </table:table-cell>
          <table:table-cell table:style-name="ce42" office:value-type="float" office:value="166886" calcext:value-type="float">
            <text:p><text:s text:c="3"/>166,886</text:p>
          </table:table-cell>
          <table:table-cell table:style-name="ce42" office:value-type="float" office:value="145772" calcext:value-type="float">
            <text:p><text:s text:c="3"/>145,772</text:p>
          </table:table-cell>
          <table:table-cell table:style-name="ce42" office:value-type="float" office:value="4600" calcext:value-type="float">
            <text:p><text:s text:c="3"/>4,600</text:p>
          </table:table-cell>
          <table:table-cell table:style-name="ce42" office:value-type="float" office:value="2895" calcext:value-type="float">
            <text:p><text:s text:c="3"/>2,895</text:p>
          </table:table-cell>
          <table:table-cell table:style-name="ce42" office:value-type="float" office:value="1335" calcext:value-type="float">
            <text:p><text:s text:c="3"/>1,33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9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42584" calcext:value-type="float">
            <text:p><text:s text:c="3"/>542,584</text:p>
          </table:table-cell>
          <table:table-cell table:style-name="ce39" office:value-type="float" office:value="542154" calcext:value-type="float">
            <text:p><text:s text:c="3"/>542,154</text:p>
          </table:table-cell>
          <table:table-cell table:style-name="ce39" office:value-type="float" office:value="87213" calcext:value-type="float">
            <text:p><text:s text:c="3"/>87,213</text:p>
          </table:table-cell>
          <table:table-cell table:style-name="ce39" office:value-type="float" office:value="89152" calcext:value-type="float">
            <text:p><text:s text:c="3"/>89,152</text:p>
          </table:table-cell>
          <table:table-cell table:style-name="ce39" office:value-type="float" office:value="2412" calcext:value-type="float">
            <text:p><text:s text:c="3"/>2,412</text:p>
          </table:table-cell>
          <table:table-cell table:style-name="ce39" office:value-type="float" office:value="1413" calcext:value-type="float">
            <text:p><text:s text:c="3"/>1,413</text:p>
          </table:table-cell>
          <table:table-cell table:style-name="ce39" office:value-type="float" office:value="678" calcext:value-type="float">
            <text:p><text:s text:c="3"/>678</text:p>
          </table:table-cell>
          <table:covered-table-cell table:number-columns-repeated="3" table:style-name="ce61"/>
          <table:table-cell table:style-name="ce39" office:value-type="float" office:value="138819" calcext:value-type="float">
            <text:p><text:s text:c="3"/>138,819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number-columns-repeated="1010"/>
        </table:table-row>
        <table:table-row table:style-name="ro6">
          <table:table-cell table:style-name="ce11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71315" calcext:value-type="float">
            <text:p><text:s text:c="3"/>671,315</text:p>
          </table:table-cell>
          <table:table-cell table:style-name="ce40" office:value-type="float" office:value="650508" calcext:value-type="float">
            <text:p><text:s text:c="3"/>650,508</text:p>
          </table:table-cell>
          <table:table-cell table:style-name="ce40" office:value-type="float" office:value="79673" calcext:value-type="float">
            <text:p><text:s text:c="3"/>79,673</text:p>
          </table:table-cell>
          <table:table-cell table:style-name="ce40" office:value-type="float" office:value="56620" calcext:value-type="float">
            <text:p><text:s text:c="3"/>56,620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1482" calcext:value-type="float">
            <text:p><text:s text:c="3"/>1,482</text:p>
          </table:table-cell>
          <table:table-cell table:style-name="ce40" office:value-type="float" office:value="657" calcext:value-type="float">
            <text:p><text:s text:c="3"/>6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128449" calcext:value-type="float">
            <text:p><text:s text:c="3"/>1,128,449</text:p>
          </table:table-cell>
          <table:table-cell table:style-name="ce34" office:value-type="float" office:value="1109372" calcext:value-type="float">
            <text:p><text:s text:c="3"/>1,109,372</text:p>
          </table:table-cell>
          <table:table-cell table:style-name="ce34" office:value-type="float" office:value="196627" calcext:value-type="float">
            <text:p><text:s text:c="3"/>196,627</text:p>
          </table:table-cell>
          <table:table-cell table:style-name="ce34" office:value-type="float" office:value="152915" calcext:value-type="float">
            <text:p><text:s text:c="3"/>152,915</text:p>
          </table:table-cell>
          <table:table-cell table:style-name="ce34" office:value-type="float" office:value="4424" calcext:value-type="float">
            <text:p><text:s text:c="3"/>4,424</text:p>
          </table:table-cell>
          <table:table-cell table:style-name="ce34" office:value-type="float" office:value="2680" calcext:value-type="float">
            <text:p><text:s text:c="3"/>2,680</text:p>
          </table:table-cell>
          <table:table-cell table:style-name="ce34" office:value-type="float" office:value="1268" calcext:value-type="float">
            <text:p><text:s text:c="3"/>1,26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503564" calcext:value-type="float">
            <text:p><text:s text:c="3"/>503,564</text:p>
          </table:table-cell>
          <table:table-cell table:style-name="ce43" office:value-type="float" office:value="501248" calcext:value-type="float">
            <text:p><text:s text:c="3"/>501,248</text:p>
          </table:table-cell>
          <table:table-cell table:style-name="ce43" office:value-type="float" office:value="101943" calcext:value-type="float">
            <text:p><text:s text:c="3"/>101,943</text:p>
          </table:table-cell>
          <table:table-cell table:style-name="ce43" office:value-type="float" office:value="93810" calcext:value-type="float">
            <text:p><text:s text:c="3"/>93,810</text:p>
          </table:table-cell>
          <table:table-cell table:style-name="ce43" office:value-type="float" office:value="2260" calcext:value-type="float">
            <text:p><text:s text:c="3"/>2,260</text:p>
          </table:table-cell>
          <table:table-cell table:style-name="ce43" office:value-type="float" office:value="1325" calcext:value-type="float">
            <text:p><text:s text:c="3"/>1,325</text:p>
          </table:table-cell>
          <table:table-cell table:style-name="ce43" office:value-type="float" office:value="652" calcext:value-type="float">
            <text:p><text:s text:c="3"/>652</text:p>
          </table:table-cell>
          <table:covered-table-cell table:number-columns-repeated="3" table:style-name="ce61"/>
          <table:table-cell table:style-name="ce43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4" office:value-type="float" office:value="624885" calcext:value-type="float">
            <text:p><text:s text:c="3"/>624,885</text:p>
          </table:table-cell>
          <table:table-cell table:style-name="ce44" office:value-type="float" office:value="608124" calcext:value-type="float">
            <text:p><text:s text:c="3"/>608,124</text:p>
          </table:table-cell>
          <table:table-cell table:style-name="ce44" office:value-type="float" office:value="94684" calcext:value-type="float">
            <text:p><text:s text:c="3"/>94,684</text:p>
          </table:table-cell>
          <table:table-cell table:style-name="ce44" office:value-type="float" office:value="59105" calcext:value-type="float">
            <text:p><text:s text:c="3"/>59,105</text:p>
          </table:table-cell>
          <table:table-cell table:style-name="ce44" office:value-type="float" office:value="2164" calcext:value-type="float">
            <text:p><text:s text:c="3"/>2,164</text:p>
          </table:table-cell>
          <table:table-cell table:style-name="ce44" office:value-type="float" office:value="1355" calcext:value-type="float">
            <text:p><text:s text:c="3"/>1,355</text:p>
          </table:table-cell>
          <table:table-cell table:style-name="ce44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18006" calcext:value-type="float">
            <text:p><text:s text:c="3"/>1,118,006</text:p>
          </table:table-cell>
          <table:table-cell table:style-name="ce42" office:value-type="float" office:value="1102326" calcext:value-type="float">
            <text:p><text:s text:c="3"/>1,102,326</text:p>
          </table:table-cell>
          <table:table-cell table:style-name="ce42" office:value-type="float" office:value="229481" calcext:value-type="float">
            <text:p><text:s text:c="3"/>229,481</text:p>
          </table:table-cell>
          <table:table-cell table:style-name="ce42" office:value-type="float" office:value="154251" calcext:value-type="float">
            <text:p><text:s text:c="3"/>154,251</text:p>
          </table:table-cell>
          <table:table-cell table:style-name="ce42" office:value-type="float" office:value="4759" calcext:value-type="float">
            <text:p><text:s text:c="3"/>4,759</text:p>
          </table:table-cell>
          <table:table-cell table:style-name="ce42" office:value-type="float" office:value="2479" calcext:value-type="float">
            <text:p><text:s text:c="3"/>2,479</text:p>
          </table:table-cell>
          <table:table-cell table:style-name="ce42" office:value-type="float" office:value="1242" calcext:value-type="float">
            <text:p><text:s text:c="3"/>1,242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04612" calcext:value-type="float">
            <text:p><text:s text:c="3"/>504,612</text:p>
          </table:table-cell>
          <table:table-cell table:style-name="ce39" office:value-type="float" office:value="502197" calcext:value-type="float">
            <text:p><text:s text:c="3"/>502,197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93618" calcext:value-type="float">
            <text:p><text:s text:c="3"/>93,618</text:p>
          </table:table-cell>
          <table:table-cell table:style-name="ce39" office:value-type="float" office:value="2477" calcext:value-type="float">
            <text:p><text:s text:c="3"/>2,477</text:p>
          </table:table-cell>
          <table:table-cell table:style-name="ce39" office:value-type="float" office:value="1158" calcext:value-type="float">
            <text:p><text:s text:c="3"/>1,158</text:p>
          </table:table-cell>
          <table:table-cell table:style-name="ce39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39" office:value-type="float" office:value="143384" calcext:value-type="float">
            <text:p><text:s text:c="3"/>143,384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13394" calcext:value-type="float">
            <text:p><text:s text:c="3"/>613,394</text:p>
          </table:table-cell>
          <table:table-cell table:style-name="ce40" office:value-type="float" office:value="600129" calcext:value-type="float">
            <text:p><text:s text:c="3"/>600,129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60633" calcext:value-type="float">
            <text:p><text:s text:c="3"/>60,633</text:p>
          </table:table-cell>
          <table:table-cell table:style-name="ce40" office:value-type="float" office:value="2282" calcext:value-type="float">
            <text:p><text:s text:c="3"/>2,282</text:p>
          </table:table-cell>
          <table:table-cell table:style-name="ce40" office:value-type="float" office:value="1321" calcext:value-type="float">
            <text:p><text:s text:c="3"/>1,321</text:p>
          </table:table-cell>
          <table:table-cell table:style-name="ce40" office:value-type="float" office:value="626" calcext:value-type="float">
            <text:p><text:s text:c="3"/>626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079702" calcext:value-type="float">
            <text:p><text:s text:c="3"/>1,079,702</text:p>
          </table:table-cell>
          <table:table-cell table:style-name="ce42" office:value-type="float" office:value="1065212" calcext:value-type="float">
            <text:p><text:s text:c="3"/>1,065,212</text:p>
          </table:table-cell>
          <table:table-cell table:style-name="ce42" office:value-type="float" office:value="199113" calcext:value-type="float">
            <text:p><text:s text:c="3"/>199,113</text:p>
          </table:table-cell>
          <table:table-cell table:style-name="ce42" office:value-type="float" office:value="155908" calcext:value-type="float">
            <text:p><text:s text:c="3"/>155,908</text:p>
          </table:table-cell>
          <table:table-cell table:style-name="ce42" office:value-type="float" office:value="4838" calcext:value-type="float">
            <text:p><text:s text:c="3"/>4,838</text:p>
          </table:table-cell>
          <table:table-cell table:style-name="ce42" office:value-type="float" office:value="2076" calcext:value-type="float">
            <text:p><text:s text:c="3"/>2,076</text:p>
          </table:table-cell>
          <table:table-cell table:style-name="ce42" office:value-type="float" office:value="1171" calcext:value-type="float">
            <text:p><text:s text:c="3"/>1,171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87877" calcext:value-type="float">
            <text:p><text:s text:c="3"/>487,877</text:p>
          </table:table-cell>
          <table:table-cell table:style-name="ce39" office:value-type="float" office:value="485137" calcext:value-type="float">
            <text:p><text:s text:c="3"/>485,137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4505" calcext:value-type="float">
            <text:p><text:s text:c="3"/>94,505</text:p>
          </table:table-cell>
          <table:table-cell table:style-name="ce39" office:value-type="float" office:value="2495" calcext:value-type="float">
            <text:p><text:s text:c="3"/>2,495</text:p>
          </table:table-cell>
          <table:table-cell table:style-name="ce39" office:value-type="float" office:value="1032" calcext:value-type="float">
            <text:p><text:s text:c="3"/>1,032</text:p>
          </table:table-cell>
          <table:table-cell table:style-name="ce39" office:value-type="float" office:value="574" calcext:value-type="float">
            <text:p><text:s text:c="3"/>574</text:p>
          </table:table-cell>
          <table:covered-table-cell table:number-columns-repeated="3" table:style-name="ce61"/>
          <table:table-cell table:style-name="ce39" office:value-type="float" office:value="147636" calcext:value-type="float">
            <text:p><text:s text:c="3"/>147,636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591825" calcext:value-type="float">
            <text:p><text:s text:c="3"/>591,825</text:p>
          </table:table-cell>
          <table:table-cell table:style-name="ce40" office:value-type="float" office:value="580075" calcext:value-type="float">
            <text:p><text:s text:c="3"/>580,075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61403" calcext:value-type="float">
            <text:p><text:s text:c="3"/>61,403</text:p>
          </table:table-cell>
          <table:table-cell table:style-name="ce40" office:value-type="float" office:value="2343" calcext:value-type="float">
            <text:p><text:s text:c="3"/>2,343</text:p>
          </table:table-cell>
          <table:table-cell table:style-name="ce40" office:value-type="float" office:value="1044" calcext:value-type="float">
            <text:p><text:s text:c="3"/>1,044</text:p>
          </table:table-cell>
          <table:table-cell table:style-name="ce40" office:value-type="float" office:value="597" calcext:value-type="float">
            <text:p><text:s text:c="3"/>597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5" office:value-type="float" office:value="1073783" calcext:value-type="float">
            <text:p><text:s text:c="3"/>1,073,783</text:p>
          </table:table-cell>
          <table:table-cell table:style-name="ce45" office:value-type="float" office:value="1060001" calcext:value-type="float">
            <text:p><text:s text:c="3"/>1,060,001</text:p>
          </table:table-cell>
          <table:table-cell table:style-name="ce45" office:value-type="float" office:value="210383" calcext:value-type="float">
            <text:p><text:s text:c="3"/>210,383</text:p>
          </table:table-cell>
          <table:table-cell table:style-name="ce45" office:value-type="float" office:value="163929" calcext:value-type="float">
            <text:p><text:s text:c="3"/>163,929</text:p>
          </table:table-cell>
          <table:table-cell table:style-name="ce45" office:value-type="float" office:value="4581" calcext:value-type="float">
            <text:p><text:s text:c="3"/>4,581</text:p>
          </table:table-cell>
          <table:table-cell table:style-name="ce45" office:value-type="float" office:value="2087" calcext:value-type="float">
            <text:p><text:s text:c="3"/>2,087</text:p>
          </table:table-cell>
          <table:table-cell table:style-name="ce45" office:value-type="float" office:value="1217" calcext:value-type="float">
            <text:p><text:s text:c="3"/>1,217</text:p>
          </table:table-cell>
          <table:table-cell table:style-name="ce45" office:value-type="float" office:value="5924" calcext:value-type="float">
            <text:p><text:s text:c="3"/>5,924</text:p>
          </table:table-cell>
          <table:table-cell table:style-name="ce45" office:value-type="float" office:value="644" calcext:value-type="float">
            <text:p><text:s text:c="3"/>644</text:p>
          </table:table-cell>
          <table:table-cell table:style-name="ce45" office:value-type="float" office:value="63097" calcext:value-type="float">
            <text:p><text:s text:c="3"/>63,097</text:p>
          </table:table-cell>
          <table:table-cell table:style-name="ce45"/>
          <table:table-cell table:style-name="ce78"/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男" calcext:value-type="string">
            <text:p><text:s/>男 </text:p>
          </table:table-cell>
          <table:table-cell table:style-name="ce46" office:value-type="float" office:value="487087" calcext:value-type="float">
            <text:p><text:s text:c="3"/>487,087</text:p>
          </table:table-cell>
          <table:table-cell table:style-name="ce46" office:value-type="float" office:value="483874" calcext:value-type="float">
            <text:p><text:s text:c="3"/>483,874</text:p>
          </table:table-cell>
          <table:table-cell table:style-name="ce46" office:value-type="float" office:value="108817" calcext:value-type="float">
            <text:p><text:s text:c="3"/>108,817</text:p>
          </table:table-cell>
          <table:table-cell table:style-name="ce46" office:value-type="float" office:value="98733" calcext:value-type="float">
            <text:p><text:s text:c="3"/>98,733</text:p>
          </table:table-cell>
          <table:table-cell table:style-name="ce46" office:value-type="float" office:value="2395" calcext:value-type="float">
            <text:p><text:s text:c="3"/>2,395</text:p>
          </table:table-cell>
          <table:table-cell table:style-name="ce46" office:value-type="float" office:value="1031" calcext:value-type="float">
            <text:p><text:s text:c="3"/>1,031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46" office:value-type="float" office:value="3122" calcext:value-type="float">
            <text:p><text:s text:c="3"/>3,122</text:p>
          </table:table-cell>
          <table:table-cell table:style-name="ce46" office:value-type="float" office:value="387" calcext:value-type="float">
            <text:p><text:s text:c="3"/>387</text:p>
          </table:table-cell>
          <table:table-cell table:style-name="ce46" office:value-type="float" office:value="32679" calcext:value-type="float">
            <text:p><text:s text:c="3"/>32,679</text:p>
          </table:table-cell>
          <table:table-cell table:style-name="ce46" office:value-type="float" office:value="149287" calcext:value-type="float">
            <text:p><text:s text:c="3"/>149,287</text:p>
          </table:table-cell>
          <table:table-cell table:style-name="ce79" office:value-type="float" office:value="53190" calcext:value-type="float">
            <text:p><text:s text:c="3"/>53,190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女" calcext:value-type="string">
            <text:p><text:s/>女 </text:p>
          </table:table-cell>
          <table:table-cell table:style-name="ce47" office:value-type="float" office:value="586696" calcext:value-type="float">
            <text:p><text:s text:c="3"/>586,696</text:p>
          </table:table-cell>
          <table:table-cell table:style-name="ce47" office:value-type="float" office:value="576127" calcext:value-type="float">
            <text:p><text:s text:c="3"/>576,127</text:p>
          </table:table-cell>
          <table:table-cell table:style-name="ce47" office:value-type="float" office:value="101566" calcext:value-type="float">
            <text:p><text:s text:c="3"/>101,566</text:p>
          </table:table-cell>
          <table:table-cell table:style-name="ce47" office:value-type="float" office:value="65196" calcext:value-type="float">
            <text:p><text:s text:c="3"/>65,196</text:p>
          </table:table-cell>
          <table:table-cell table:style-name="ce47" office:value-type="float" office:value="2186" calcext:value-type="float">
            <text:p><text:s text:c="3"/>2,186</text:p>
          </table:table-cell>
          <table:table-cell table:style-name="ce47" office:value-type="float" office:value="1056" calcext:value-type="float">
            <text:p><text:s text:c="3"/>1,056</text:p>
          </table:table-cell>
          <table:table-cell table:style-name="ce47" office:value-type="float" office:value="615" calcext:value-type="float">
            <text:p><text:s text:c="3"/>615</text:p>
          </table:table-cell>
          <table:table-cell table:style-name="ce47" office:value-type="float" office:value="2802" calcext:value-type="float">
            <text:p><text:s text:c="3"/>2,802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30418" calcext:value-type="float">
            <text:p><text:s text:c="3"/>30,418</text:p>
          </table:table-cell>
          <table:table-cell table:style-name="ce47"/>
          <table:table-cell table:style-name="ce80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7" office:value-type="string" calcext:value-type="string">
            <text:p>計</text:p>
          </table:table-cell>
          <table:table-cell table:style-name="ce34" office:value-type="float" office:value="1004108" calcext:value-type="float">
            <text:p><text:s text:c="3"/>1,004,108</text:p>
          </table:table-cell>
          <table:table-cell table:style-name="ce34" office:value-type="float" office:value="995527" calcext:value-type="float">
            <text:p><text:s text:c="3"/>995,527</text:p>
          </table:table-cell>
          <table:table-cell table:style-name="ce34" office:value-type="float" office:value="213598" calcext:value-type="float">
            <text:p><text:s text:c="3"/>213,598</text:p>
          </table:table-cell>
          <table:table-cell table:style-name="ce34" office:value-type="float" office:value="163858" calcext:value-type="float">
            <text:p><text:s text:c="3"/>163,858</text:p>
          </table:table-cell>
          <table:table-cell table:style-name="ce34" office:value-type="float" office:value="4564" calcext:value-type="float">
            <text:p><text:s text:c="3"/>4,564</text:p>
          </table:table-cell>
          <table:table-cell table:style-name="ce34" office:value-type="float" office:value="2121" calcext:value-type="float">
            <text:p><text:s text:c="3"/>2,121</text:p>
          </table:table-cell>
          <table:table-cell table:style-name="ce34" office:value-type="float" office:value="1095" calcext:value-type="float">
            <text:p><text:s text:c="3"/>1,095</text:p>
          </table:table-cell>
          <table:table-cell table:style-name="ce34" office:value-type="float" office:value="6546" calcext:value-type="float">
            <text:p><text:s text:c="3"/>6,546</text:p>
          </table:table-cell>
          <table:table-cell table:style-name="ce34" office:value-type="float" office:value="738" calcext:value-type="float">
            <text:p><text:s text:c="3"/>738</text:p>
          </table:table-cell>
          <table:table-cell table:style-name="ce34" office:value-type="float" office:value="67357" calcext:value-type="float">
            <text:p><text:s text:c="3"/>67,357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3"/>
          <table:table-cell table:style-name="ce28" office:value-type="string" calcext:value-type="string">
            <text:p>男</text:p>
          </table:table-cell>
          <table:table-cell table:style-name="ce43" office:value-type="float" office:value="453242" calcext:value-type="float">
            <text:p><text:s text:c="3"/>453,242</text:p>
          </table:table-cell>
          <table:table-cell table:style-name="ce43" office:value-type="float" office:value="451627" calcext:value-type="float">
            <text:p><text:s text:c="3"/>451,627</text:p>
          </table:table-cell>
          <table:table-cell table:style-name="ce43" office:value-type="float" office:value="111041" calcext:value-type="float">
            <text:p><text:s text:c="3"/>111,041</text:p>
          </table:table-cell>
          <table:table-cell table:style-name="ce43" office:value-type="float" office:value="98580" calcext:value-type="float">
            <text:p><text:s text:c="3"/>98,580</text:p>
          </table:table-cell>
          <table:table-cell table:style-name="ce43" office:value-type="float" office:value="2415" calcext:value-type="float">
            <text:p><text:s text:c="3"/>2,415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562" calcext:value-type="float">
            <text:p><text:s text:c="3"/>3,562</text:p>
          </table:table-cell>
          <table:table-cell table:style-name="ce43" office:value-type="float" office:value="436" calcext:value-type="float">
            <text:p><text:s text:c="3"/>436</text:p>
          </table:table-cell>
          <table:table-cell table:style-name="ce43" office:value-type="float" office:value="34873" calcext:value-type="float">
            <text:p><text:s text:c="3"/>34,873</text:p>
          </table:table-cell>
          <table:table-cell table:style-name="ce43" office:value-type="float" office:value="154346" calcext:value-type="float">
            <text:p><text:s text:c="3"/>154,346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4" office:value-type="float" office:value="550866" calcext:value-type="float">
            <text:p><text:s text:c="3"/>550,866</text:p>
          </table:table-cell>
          <table:table-cell table:style-name="ce44" office:value-type="float" office:value="543900" calcext:value-type="float">
            <text:p><text:s text:c="3"/>543,900</text:p>
          </table:table-cell>
          <table:table-cell table:style-name="ce44" office:value-type="float" office:value="102557" calcext:value-type="float">
            <text:p><text:s text:c="3"/>102,557</text:p>
          </table:table-cell>
          <table:table-cell table:style-name="ce44" office:value-type="float" office:value="65278" calcext:value-type="float">
            <text:p><text:s text:c="3"/>65,278</text:p>
          </table:table-cell>
          <table:table-cell table:style-name="ce44" office:value-type="float" office:value="2149" calcext:value-type="float">
            <text:p><text:s text:c="3"/>2,149</text:p>
          </table:table-cell>
          <table:table-cell table:style-name="ce44" office:value-type="float" office:value="1060" calcext:value-type="float">
            <text:p><text:s text:c="3"/>1,060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2984" calcext:value-type="float">
            <text:p><text:s text:c="3"/>2,984</text:p>
          </table:table-cell>
          <table:table-cell table:style-name="ce44" office:value-type="float" office:value="302" calcext:value-type="float">
            <text:p><text:s text:c="3"/>302</text:p>
          </table:table-cell>
          <table:table-cell table:style-name="ce44" office:value-type="float" office:value="32484" calcext:value-type="float">
            <text:p><text:s text:c="3"/>32,484</text:p>
          </table:table-cell>
          <table:table-cell table:style-name="ce66" table:number-columns-repeated="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64536" calcext:value-type="float">
            <text:p><text:s text:c="3"/>964,536</text:p>
          </table:table-cell>
          <table:table-cell table:style-name="ce48" office:value-type="float" office:value="952829" calcext:value-type="float">
            <text:p><text:s text:c="3"/>952,829</text:p>
          </table:table-cell>
          <table:table-cell table:style-name="ce48" office:value-type="float" office:value="208440" calcext:value-type="float">
            <text:p><text:s text:c="3"/>208,440</text:p>
          </table:table-cell>
          <table:table-cell table:style-name="ce48" office:value-type="float" office:value="172405" calcext:value-type="float">
            <text:p><text:s text:c="3"/>172,405</text:p>
          </table:table-cell>
          <table:table-cell table:style-name="ce48" office:value-type="float" office:value="4373" calcext:value-type="float">
            <text:p><text:s text:c="3"/>4,373</text:p>
          </table:table-cell>
          <table:table-cell table:style-name="ce48" office:value-type="float" office:value="1944" calcext:value-type="float">
            <text:p><text:s text:c="3"/>1,944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6901" calcext:value-type="float">
            <text:p><text:s text:c="3"/>6,90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69225" calcext:value-type="float">
            <text:p><text:s text:c="3"/>69,22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6644" calcext:value-type="float">
            <text:p><text:s text:c="3"/>436,644</text:p>
          </table:table-cell>
          <table:table-cell table:style-name="ce49" office:value-type="float" office:value="434410" calcext:value-type="float">
            <text:p><text:s text:c="3"/>434,410</text:p>
          </table:table-cell>
          <table:table-cell table:style-name="ce49" office:value-type="float" office:value="108133" calcext:value-type="float">
            <text:p><text:s text:c="3"/>108,133</text:p>
          </table:table-cell>
          <table:table-cell table:style-name="ce49" office:value-type="float" office:value="103144" calcext:value-type="float">
            <text:p><text:s text:c="3"/>103,144</text:p>
          </table:table-cell>
          <table:table-cell table:style-name="ce49" office:value-type="float" office:value="2235" calcext:value-type="float">
            <text:p><text:s text:c="3"/>2,235</text:p>
          </table:table-cell>
          <table:table-cell table:style-name="ce49" office:value-type="float" office:value="912" calcext:value-type="float">
            <text:p><text:s text:c="3"/>912</text:p>
          </table:table-cell>
          <table:table-cell table:style-name="ce49" office:value-type="float" office:value="540" calcext:value-type="float">
            <text:p><text:s text:c="3"/>540</text:p>
          </table:table-cell>
          <table:table-cell table:style-name="ce49" office:value-type="float" office:value="3671" calcext:value-type="float">
            <text:p><text:s text:c="3"/>3,671</text:p>
          </table:table-cell>
          <table:table-cell table:style-name="ce49" office:value-type="float" office:value="422" calcext:value-type="float">
            <text:p><text:s text:c="3"/>422</text:p>
          </table:table-cell>
          <table:table-cell table:style-name="ce49" office:value-type="float" office:value="35827" calcext:value-type="float">
            <text:p><text:s text:c="3"/>35,827</text:p>
          </table:table-cell>
          <table:table-cell table:style-name="ce49" office:value-type="float" office:value="147861" calcext:value-type="float">
            <text:p><text:s text:c="3"/>147,861</text:p>
          </table:table-cell>
          <table:table-cell table:style-name="ce82" office:value-type="float" office:value="53837" calcext:value-type="float">
            <text:p><text:s text:c="3"/>53,837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27892" calcext:value-type="float">
            <text:p><text:s text:c="3"/>527,892</text:p>
          </table:table-cell>
          <table:table-cell table:style-name="ce49" office:value-type="float" office:value="518419" calcext:value-type="float">
            <text:p><text:s text:c="3"/>518,419</text:p>
          </table:table-cell>
          <table:table-cell table:style-name="ce49" office:value-type="float" office:value="100307" calcext:value-type="float">
            <text:p><text:s text:c="3"/>100,307</text:p>
          </table:table-cell>
          <table:table-cell table:style-name="ce49" office:value-type="float" office:value="69261" calcext:value-type="float">
            <text:p><text:s text:c="3"/>69,261</text:p>
          </table:table-cell>
          <table:table-cell table:style-name="ce49" office:value-type="float" office:value="2138" calcext:value-type="float">
            <text:p><text:s text:c="3"/>2,138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3230" calcext:value-type="float">
            <text:p><text:s text:c="3"/>3,230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33398" calcext:value-type="float">
            <text:p><text:s text:c="3"/>33,398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3499" calcext:value-type="float">
            <text:p><text:s text:c="3"/>83,499</text:p>
          </table:table-cell>
          <table:table-cell table:style-name="ce50" office:value-type="float" office:value="84753" calcext:value-type="float">
            <text:p><text:s text:c="3"/>84,753</text:p>
          </table:table-cell>
          <table:table-cell table:style-name="ce50" office:value-type="float" office:value="16760" calcext:value-type="float">
            <text:p><text:s text:c="3"/>16,760</text:p>
          </table:table-cell>
          <table:table-cell table:style-name="ce50" office:value-type="float" office:value="12829" calcext:value-type="float">
            <text:p><text:s text:c="3"/>12,829</text:p>
          </table:table-cell>
          <table:table-cell table:style-name="ce50" office:value-type="float" office:value="347" calcext:value-type="float">
            <text:p><text:s text:c="3"/>347</text:p>
          </table:table-cell>
          <table:table-cell table:style-name="ce50" office:value-type="float" office:value="130" calcext:value-type="float">
            <text:p><text:s text:c="3"/>130</text:p>
          </table:table-cell>
          <table:table-cell table:style-name="ce50" office:value-type="float" office:value="79" calcext:value-type="float">
            <text:p><text:s text:c="3"/>79</text:p>
          </table:table-cell>
          <table:table-cell table:style-name="ce50" office:value-type="float" office:value="529" calcext:value-type="float">
            <text:p><text:s text:c="3"/>52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5789" calcext:value-type="float">
            <text:p><text:s text:c="3"/>5,789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051" calcext:value-type="float">
            <text:p><text:s text:c="3"/>38,051</text:p>
          </table:table-cell>
          <table:table-cell table:style-name="ce51" office:value-type="float" office:value="38832" calcext:value-type="float">
            <text:p><text:s text:c="3"/>38,832</text:p>
          </table:table-cell>
          <table:table-cell table:style-name="ce51" office:value-type="float" office:value="8630" calcext:value-type="float">
            <text:p><text:s text:c="3"/>8,630</text:p>
          </table:table-cell>
          <table:table-cell table:style-name="ce51" office:value-type="float" office:value="7651" calcext:value-type="float">
            <text:p><text:s text:c="3"/>7,651</text:p>
          </table:table-cell>
          <table:table-cell table:style-name="ce51" office:value-type="float" office:value="173" calcext:value-type="float">
            <text:p><text:s text:c="3"/>17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90" calcext:value-type="float">
            <text:p><text:s text:c="3"/>290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2984" calcext:value-type="float">
            <text:p><text:s text:c="3"/>2,984</text:p>
          </table:table-cell>
          <table:table-cell table:style-name="ce51" office:value-type="float" office:value="12186" calcext:value-type="float">
            <text:p><text:s text:c="3"/>12,186</text:p>
          </table:table-cell>
          <table:table-cell table:style-name="ce84" office:value-type="float" office:value="4431" calcext:value-type="float">
            <text:p><text:s text:c="3"/>4,4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5448" calcext:value-type="float">
            <text:p><text:s text:c="3"/>45,448</text:p>
          </table:table-cell>
          <table:table-cell table:style-name="ce51" office:value-type="float" office:value="45921" calcext:value-type="float">
            <text:p><text:s text:c="3"/>45,921</text:p>
          </table:table-cell>
          <table:table-cell table:style-name="ce51" office:value-type="float" office:value="8130" calcext:value-type="float">
            <text:p><text:s text:c="3"/>8,130</text:p>
          </table:table-cell>
          <table:table-cell table:style-name="ce51" office:value-type="float" office:value="5178" calcext:value-type="float">
            <text:p><text:s text:c="3"/>5,1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805" calcext:value-type="float">
            <text:p><text:s text:c="3"/>2,80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2610" calcext:value-type="float">
            <text:p><text:s text:c="3"/>72,610</text:p>
          </table:table-cell>
          <table:table-cell table:style-name="ce50" office:value-type="float" office:value="71340" calcext:value-type="float">
            <text:p><text:s text:c="3"/>71,340</text:p>
          </table:table-cell>
          <table:table-cell table:style-name="ce50" office:value-type="float" office:value="19183" calcext:value-type="float">
            <text:p><text:s text:c="3"/>19,183</text:p>
          </table:table-cell>
          <table:table-cell table:style-name="ce50" office:value-type="float" office:value="13676" calcext:value-type="float">
            <text:p><text:s text:c="3"/>13,676</text:p>
          </table:table-cell>
          <table:table-cell table:style-name="ce50" office:value-type="float" office:value="397" calcext:value-type="float">
            <text:p><text:s text:c="3"/>397</text:p>
          </table:table-cell>
          <table:table-cell table:style-name="ce50" office:value-type="float" office:value="149" calcext:value-type="float">
            <text:p><text:s text:c="3"/>149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office:value-type="float" office:value="572" calcext:value-type="float">
            <text:p><text:s text:c="3"/>572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5958" calcext:value-type="float">
            <text:p><text:s text:c="3"/>5,95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2429" calcext:value-type="float">
            <text:p><text:s text:c="3"/>32,429</text:p>
          </table:table-cell>
          <table:table-cell table:style-name="ce51" office:value-type="float" office:value="32147" calcext:value-type="float">
            <text:p><text:s text:c="3"/>32,147</text:p>
          </table:table-cell>
          <table:table-cell table:style-name="ce51" office:value-type="float" office:value="10004" calcext:value-type="float">
            <text:p><text:s text:c="3"/>10,004</text:p>
          </table:table-cell>
          <table:table-cell table:style-name="ce51" office:value-type="float" office:value="8270" calcext:value-type="float">
            <text:p><text:s text:c="3"/>8,270</text:p>
          </table:table-cell>
          <table:table-cell table:style-name="ce51" office:value-type="float" office:value="213" calcext:value-type="float">
            <text:p><text:s text:c="3"/>213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89" calcext:value-type="float">
            <text:p><text:s text:c="3"/>289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121" calcext:value-type="float">
            <text:p><text:s text:c="3"/>3,121</text:p>
          </table:table-cell>
          <table:table-cell table:style-name="ce51" office:value-type="float" office:value="14778" calcext:value-type="float">
            <text:p><text:s text:c="3"/>14,778</text:p>
          </table:table-cell>
          <table:table-cell table:style-name="ce84" office:value-type="float" office:value="4756" calcext:value-type="float">
            <text:p><text:s text:c="3"/>4,756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0181" calcext:value-type="float">
            <text:p><text:s text:c="3"/>40,181</text:p>
          </table:table-cell>
          <table:table-cell table:style-name="ce51" office:value-type="float" office:value="39193" calcext:value-type="float">
            <text:p><text:s text:c="3"/>39,193</text:p>
          </table:table-cell>
          <table:table-cell table:style-name="ce51" office:value-type="float" office:value="9179" calcext:value-type="float">
            <text:p><text:s text:c="3"/>9,179</text:p>
          </table:table-cell>
          <table:table-cell table:style-name="ce51" office:value-type="float" office:value="5406" calcext:value-type="float">
            <text:p><text:s text:c="3"/>5,406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2837" calcext:value-type="float">
            <text:p><text:s text:c="3"/>2,837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5333" calcext:value-type="float">
            <text:p><text:s text:c="3"/>75,333</text:p>
          </table:table-cell>
          <table:table-cell table:style-name="ce50" office:value-type="float" office:value="73857" calcext:value-type="float">
            <text:p><text:s text:c="3"/>73,857</text:p>
          </table:table-cell>
          <table:table-cell table:style-name="ce50" office:value-type="float" office:value="17957" calcext:value-type="float">
            <text:p><text:s text:c="3"/>17,957</text:p>
          </table:table-cell>
          <table:table-cell table:style-name="ce50" office:value-type="float" office:value="13663" calcext:value-type="float">
            <text:p><text:s text:c="3"/>13,663</text:p>
          </table:table-cell>
          <table:table-cell table:style-name="ce50" office:value-type="float" office:value="336" calcext:value-type="float">
            <text:p><text:s text:c="3"/>336</text:p>
          </table:table-cell>
          <table:table-cell table:style-name="ce50" office:value-type="float" office:value="201" calcext:value-type="float">
            <text:p><text:s text:c="3"/>201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574" calcext:value-type="float">
            <text:p><text:s text:c="3"/>574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50" office:value-type="float" office:value="5665" calcext:value-type="float">
            <text:p><text:s text:c="3"/>5,665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3982" calcext:value-type="float">
            <text:p><text:s text:c="3"/>33,982</text:p>
          </table:table-cell>
          <table:table-cell table:style-name="ce51" office:value-type="float" office:value="33656" calcext:value-type="float">
            <text:p><text:s text:c="3"/>33,656</text:p>
          </table:table-cell>
          <table:table-cell table:style-name="ce51" office:value-type="float" office:value="9232" calcext:value-type="float">
            <text:p><text:s text:c="3"/>9,232</text:p>
          </table:table-cell>
          <table:table-cell table:style-name="ce51" office:value-type="float" office:value="8184" calcext:value-type="float">
            <text:p><text:s text:c="3"/>8,18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14" calcext:value-type="float">
            <text:p><text:s text:c="3"/>314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015" calcext:value-type="float">
            <text:p><text:s text:c="3"/>3,015</text:p>
          </table:table-cell>
          <table:table-cell table:style-name="ce51" office:value-type="float" office:value="13348" calcext:value-type="float">
            <text:p><text:s text:c="3"/>13,348</text:p>
          </table:table-cell>
          <table:table-cell table:style-name="ce84" office:value-type="float" office:value="4631" calcext:value-type="float">
            <text:p><text:s text:c="3"/>4,6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1351" calcext:value-type="float">
            <text:p><text:s text:c="3"/>41,351</text:p>
          </table:table-cell>
          <table:table-cell table:style-name="ce51" office:value-type="float" office:value="40201" calcext:value-type="float">
            <text:p><text:s text:c="3"/>40,201</text:p>
          </table:table-cell>
          <table:table-cell table:style-name="ce51" office:value-type="float" office:value="8725" calcext:value-type="float">
            <text:p><text:s text:c="3"/>8,725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60" calcext:value-type="float">
            <text:p><text:s text:c="3"/>260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650" calcext:value-type="float">
            <text:p><text:s text:c="3"/>2,65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7139" calcext:value-type="float">
            <text:p><text:s text:c="3"/>77,139</text:p>
          </table:table-cell>
          <table:table-cell table:style-name="ce50" office:value-type="float" office:value="75110" calcext:value-type="float">
            <text:p><text:s text:c="3"/>75,110</text:p>
          </table:table-cell>
          <table:table-cell table:style-name="ce50" office:value-type="float" office:value="19889" calcext:value-type="float">
            <text:p><text:s text:c="3"/>19,889</text:p>
          </table:table-cell>
          <table:table-cell table:style-name="ce50" office:value-type="float" office:value="14167" calcext:value-type="float">
            <text:p><text:s text:c="3"/>14,167</text:p>
          </table:table-cell>
          <table:table-cell table:style-name="ce50" office:value-type="float" office:value="357" calcext:value-type="float">
            <text:p><text:s text:c="3"/>357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50" office:value-type="float" office:value="97" calcext:value-type="float">
            <text:p><text:s text:c="3"/>97</text:p>
          </table:table-cell>
          <table:table-cell table:style-name="ce50" office:value-type="float" office:value="555" calcext:value-type="float">
            <text:p><text:s text:c="3"/>555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5748" calcext:value-type="float">
            <text:p><text:s text:c="3"/>5,74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413" calcext:value-type="float">
            <text:p><text:s text:c="3"/>34,413</text:p>
          </table:table-cell>
          <table:table-cell table:style-name="ce51" office:value-type="float" office:value="33838" calcext:value-type="float">
            <text:p><text:s text:c="3"/>33,838</text:p>
          </table:table-cell>
          <table:table-cell table:style-name="ce51" office:value-type="float" office:value="10258" calcext:value-type="float">
            <text:p><text:s text:c="3"/>10,258</text:p>
          </table:table-cell>
          <table:table-cell table:style-name="ce51" office:value-type="float" office:value="8515" calcext:value-type="float">
            <text:p><text:s text:c="3"/>8,515</text:p>
          </table:table-cell>
          <table:table-cell table:style-name="ce51" office:value-type="float" office:value="167" calcext:value-type="float">
            <text:p><text:s text:c="3"/>167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303" calcext:value-type="float">
            <text:p><text:s text:c="3"/>303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2945" calcext:value-type="float">
            <text:p><text:s text:c="3"/>2,945</text:p>
          </table:table-cell>
          <table:table-cell table:style-name="ce51" office:value-type="float" office:value="16559" calcext:value-type="float">
            <text:p><text:s text:c="3"/>16,559</text:p>
          </table:table-cell>
          <table:table-cell table:style-name="ce84" office:value-type="float" office:value="4628" calcext:value-type="float">
            <text:p><text:s text:c="3"/>4,628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2726" calcext:value-type="float">
            <text:p><text:s text:c="3"/>42,726</text:p>
          </table:table-cell>
          <table:table-cell table:style-name="ce51" office:value-type="float" office:value="41272" calcext:value-type="float">
            <text:p><text:s text:c="3"/>41,272</text:p>
          </table:table-cell>
          <table:table-cell table:style-name="ce51" office:value-type="float" office:value="9631" calcext:value-type="float">
            <text:p><text:s text:c="3"/>9,631</text:p>
          </table:table-cell>
          <table:table-cell table:style-name="ce51" office:value-type="float" office:value="5652" calcext:value-type="float">
            <text:p><text:s text:c="3"/>5,652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803" calcext:value-type="float">
            <text:p><text:s text:c="3"/>2,80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6年</text:p>
            <text:p>截至9月止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738909" calcext:value-type="float">
            <text:p><text:s text:c="3"/>738,909</text:p>
          </table:table-cell>
          <table:table-cell table:style-name="ce48" office:value-type="float" office:value="734225" calcext:value-type="float">
            <text:p><text:s text:c="3"/>734,225</text:p>
          </table:table-cell>
          <table:table-cell table:style-name="ce48" office:value-type="float" office:value="143030" calcext:value-type="float">
            <text:p><text:s text:c="3"/>143,030</text:p>
          </table:table-cell>
          <table:table-cell table:style-name="ce48" office:value-type="float" office:value="130063" calcext:value-type="float">
            <text:p><text:s text:c="3"/>130,063</text:p>
          </table:table-cell>
          <table:table-cell table:style-name="ce48" office:value-type="float" office:value="3012" calcext:value-type="float">
            <text:p><text:s text:c="3"/>3,012</text:p>
          </table:table-cell>
          <table:table-cell table:style-name="ce48" office:value-type="float" office:value="1463" calcext:value-type="float">
            <text:p><text:s text:c="3"/>1,463</text:p>
          </table:table-cell>
          <table:table-cell table:style-name="ce48" office:value-type="float" office:value="803" calcext:value-type="float">
            <text:p><text:s text:c="3"/>803</text:p>
          </table:table-cell>
          <table:table-cell table:style-name="ce48" office:value-type="float" office:value="5472" calcext:value-type="float">
            <text:p><text:s text:c="3"/>5,472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48" office:value-type="float" office:value="52160" calcext:value-type="float">
            <text:p><text:s text:c="3"/>52,160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337420" calcext:value-type="float">
            <text:p><text:s text:c="3"/>337,420</text:p>
          </table:table-cell>
          <table:table-cell table:style-name="ce49" office:value-type="float" office:value="337219" calcext:value-type="float">
            <text:p><text:s text:c="3"/>337,219</text:p>
          </table:table-cell>
          <table:table-cell table:style-name="ce49" office:value-type="float" office:value="74074" calcext:value-type="float">
            <text:p><text:s text:c="3"/>74,074</text:p>
          </table:table-cell>
          <table:table-cell table:style-name="ce49" office:value-type="float" office:value="76988" calcext:value-type="float">
            <text:p><text:s text:c="3"/>76,988</text:p>
          </table:table-cell>
          <table:table-cell table:style-name="ce49" office:value-type="float" office:value="1553" calcext:value-type="float">
            <text:p><text:s text:c="3"/>1,553</text:p>
          </table:table-cell>
          <table:table-cell table:style-name="ce49" office:value-type="float" office:value="733" calcext:value-type="float">
            <text:p><text:s text:c="3"/>733</text:p>
          </table:table-cell>
          <table:table-cell table:style-name="ce49" office:value-type="float" office:value="411" calcext:value-type="float">
            <text:p><text:s text:c="3"/>411</text:p>
          </table:table-cell>
          <table:table-cell table:style-name="ce49" office:value-type="float" office:value="2852" calcext:value-type="float">
            <text:p><text:s text:c="3"/>2,852</text:p>
          </table:table-cell>
          <table:table-cell table:style-name="ce49" office:value-type="float" office:value="356" calcext:value-type="float">
            <text:p><text:s text:c="3"/>356</text:p>
          </table:table-cell>
          <table:table-cell table:style-name="ce49" office:value-type="float" office:value="26707" calcext:value-type="float">
            <text:p><text:s text:c="3"/>26,707</text:p>
          </table:table-cell>
          <table:table-cell table:style-name="ce49" office:value-type="float" office:value="96802" calcext:value-type="float">
            <text:p><text:s text:c="3"/>96,802</text:p>
          </table:table-cell>
          <table:table-cell table:style-name="ce82" office:value-type="float" office:value="40820" calcext:value-type="float">
            <text:p><text:s text:c="3"/>40,820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401489" calcext:value-type="float">
            <text:p><text:s text:c="3"/>401,489</text:p>
          </table:table-cell>
          <table:table-cell table:style-name="ce49" office:value-type="float" office:value="397006" calcext:value-type="float">
            <text:p><text:s text:c="3"/>397,006</text:p>
          </table:table-cell>
          <table:table-cell table:style-name="ce49" office:value-type="float" office:value="68956" calcext:value-type="float">
            <text:p><text:s text:c="3"/>68,956</text:p>
          </table:table-cell>
          <table:table-cell table:style-name="ce49" office:value-type="float" office:value="53075" calcext:value-type="float">
            <text:p><text:s text:c="3"/>53,075</text:p>
          </table:table-cell>
          <table:table-cell table:style-name="ce49" office:value-type="float" office:value="1459" calcext:value-type="float">
            <text:p><text:s text:c="3"/>1,459</text:p>
          </table:table-cell>
          <table:table-cell table:style-name="ce49" office:value-type="float" office:value="730" calcext:value-type="float">
            <text:p><text:s text:c="3"/>730</text:p>
          </table:table-cell>
          <table:table-cell table:style-name="ce49" office:value-type="float" office:value="392" calcext:value-type="float">
            <text:p><text:s text:c="3"/>392</text:p>
          </table:table-cell>
          <table:table-cell table:style-name="ce49" office:value-type="float" office:value="2620" calcext:value-type="float">
            <text:p><text:s text:c="3"/>2,620</text:p>
          </table:table-cell>
          <table:table-cell table:style-name="ce49" office:value-type="float" office:value="230" calcext:value-type="float">
            <text:p><text:s text:c="3"/>230</text:p>
          </table:table-cell>
          <table:table-cell table:style-name="ce49" office:value-type="float" office:value="25453" calcext:value-type="float">
            <text:p><text:s text:c="3"/>25,453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4708" calcext:value-type="float">
            <text:p><text:s text:c="3"/>64,708</text:p>
          </table:table-cell>
          <table:table-cell table:style-name="ce50" office:value-type="float" office:value="63239" calcext:value-type="float">
            <text:p><text:s text:c="3"/>63,239</text:p>
          </table:table-cell>
          <table:table-cell table:style-name="ce50" office:value-type="float" office:value="14896" calcext:value-type="float">
            <text:p><text:s text:c="3"/>14,896</text:p>
          </table:table-cell>
          <table:table-cell table:style-name="ce50" office:value-type="float" office:value="12835" calcext:value-type="float">
            <text:p><text:s text:c="3"/>12,835</text:p>
          </table:table-cell>
          <table:table-cell table:style-name="ce50" office:value-type="float" office:value="288" calcext:value-type="float">
            <text:p><text:s text:c="3"/>288</text:p>
          </table:table-cell>
          <table:table-cell table:style-name="ce50" office:value-type="float" office:value="142" calcext:value-type="float">
            <text:p><text:s text:c="3"/>142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486" calcext:value-type="float">
            <text:p><text:s text:c="3"/>486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4692" calcext:value-type="float">
            <text:p><text:s text:c="3"/>4,69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648" calcext:value-type="float">
            <text:p><text:s text:c="3"/>28,648</text:p>
          </table:table-cell>
          <table:table-cell table:style-name="ce51" office:value-type="float" office:value="28222" calcext:value-type="float">
            <text:p><text:s text:c="3"/>28,222</text:p>
          </table:table-cell>
          <table:table-cell table:style-name="ce51" office:value-type="float" office:value="7654" calcext:value-type="float">
            <text:p><text:s text:c="3"/>7,654</text:p>
          </table:table-cell>
          <table:table-cell table:style-name="ce51" office:value-type="float" office:value="7704" calcext:value-type="float">
            <text:p><text:s text:c="3"/>7,704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361" calcext:value-type="float">
            <text:p><text:s text:c="3"/>2,361</text:p>
          </table:table-cell>
          <table:table-cell table:style-name="ce51" office:value-type="float" office:value="14368" calcext:value-type="float">
            <text:p><text:s text:c="3"/>14,368</text:p>
          </table:table-cell>
          <table:table-cell table:style-name="ce84" office:value-type="float" office:value="3772" calcext:value-type="float">
            <text:p><text:s text:c="3"/>3,772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6060" calcext:value-type="float">
            <text:p><text:s text:c="3"/>36,060</text:p>
          </table:table-cell>
          <table:table-cell table:style-name="ce51" office:value-type="float" office:value="35017" calcext:value-type="float">
            <text:p><text:s text:c="3"/>35,017</text:p>
          </table:table-cell>
          <table:table-cell table:style-name="ce51" office:value-type="float" office:value="7242" calcext:value-type="float">
            <text:p><text:s text:c="3"/>7,242</text:p>
          </table:table-cell>
          <table:table-cell table:style-name="ce51" office:value-type="float" office:value="5131" calcext:value-type="float">
            <text:p><text:s text:c="3"/>5,131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81" calcext:value-type="float">
            <text:p><text:s text:c="3"/>81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2331" calcext:value-type="float">
            <text:p><text:s text:c="3"/>2,33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4528" calcext:value-type="float">
            <text:p><text:s text:c="3"/>74,528</text:p>
          </table:table-cell>
          <table:table-cell table:style-name="ce50" office:value-type="float" office:value="74296" calcext:value-type="float">
            <text:p><text:s text:c="3"/>74,296</text:p>
          </table:table-cell>
          <table:table-cell table:style-name="ce50" office:value-type="float" office:value="15476" calcext:value-type="float">
            <text:p><text:s text:c="3"/>15,476</text:p>
          </table:table-cell>
          <table:table-cell table:style-name="ce50" office:value-type="float" office:value="14865" calcext:value-type="float">
            <text:p><text:s text:c="3"/>14,865</text:p>
          </table:table-cell>
          <table:table-cell table:style-name="ce50" office:value-type="float" office:value="308" calcext:value-type="float">
            <text:p><text:s text:c="3"/>308</text:p>
          </table:table-cell>
          <table:table-cell table:style-name="ce50" office:value-type="float" office:value="167" calcext:value-type="float">
            <text:p><text:s text:c="3"/>167</text:p>
          </table:table-cell>
          <table:table-cell table:style-name="ce50" office:value-type="float" office:value="97" calcext:value-type="float">
            <text:p><text:s text:c="3"/>97</text:p>
          </table:table-cell>
          <table:table-cell table:style-name="ce50" office:value-type="float" office:value="592" calcext:value-type="float">
            <text:p><text:s text:c="3"/>592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5160" calcext:value-type="float">
            <text:p><text:s text:c="3"/>5,16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229" calcext:value-type="float">
            <text:p><text:s text:c="3"/>34,229</text:p>
          </table:table-cell>
          <table:table-cell table:style-name="ce51" office:value-type="float" office:value="34221" calcext:value-type="float">
            <text:p><text:s text:c="3"/>34,221</text:p>
          </table:table-cell>
          <table:table-cell table:style-name="ce51" office:value-type="float" office:value="8007" calcext:value-type="float">
            <text:p><text:s text:c="3"/>8,007</text:p>
          </table:table-cell>
          <table:table-cell table:style-name="ce51" office:value-type="float" office:value="8866" calcext:value-type="float">
            <text:p><text:s text:c="3"/>8,866</text:p>
          </table:table-cell>
          <table:table-cell table:style-name="ce51" office:value-type="float" office:value="159" calcext:value-type="float">
            <text:p><text:s text:c="3"/>159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697" calcext:value-type="float">
            <text:p><text:s text:c="3"/>2,697</text:p>
          </table:table-cell>
          <table:table-cell table:style-name="ce51" office:value-type="float" office:value="9656" calcext:value-type="float">
            <text:p><text:s text:c="3"/>9,656</text:p>
          </table:table-cell>
          <table:table-cell table:style-name="ce84" office:value-type="float" office:value="3965" calcext:value-type="float">
            <text:p><text:s text:c="3"/>3,96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0299" calcext:value-type="float">
            <text:p><text:s text:c="3"/>40,299</text:p>
          </table:table-cell>
          <table:table-cell table:style-name="ce51" office:value-type="float" office:value="40075" calcext:value-type="float">
            <text:p><text:s text:c="3"/>40,075</text:p>
          </table:table-cell>
          <table:table-cell table:style-name="ce51" office:value-type="float" office:value="7469" calcext:value-type="float">
            <text:p><text:s text:c="3"/>7,469</text:p>
          </table:table-cell>
          <table:table-cell table:style-name="ce51" office:value-type="float" office:value="5999" calcext:value-type="float">
            <text:p><text:s text:c="3"/>5,999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88" calcext:value-type="float">
            <text:p><text:s text:c="3"/>28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2463" calcext:value-type="float">
            <text:p><text:s text:c="3"/>2,46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0909" calcext:value-type="float">
            <text:p><text:s text:c="3"/>90,909</text:p>
          </table:table-cell>
          <table:table-cell table:style-name="ce50" office:value-type="float" office:value="90893" calcext:value-type="float">
            <text:p><text:s text:c="3"/>90,893</text:p>
          </table:table-cell>
          <table:table-cell table:style-name="ce50" office:value-type="float" office:value="18866" calcext:value-type="float">
            <text:p><text:s text:c="3"/>18,866</text:p>
          </table:table-cell>
          <table:table-cell table:style-name="ce50" office:value-type="float" office:value="17391" calcext:value-type="float">
            <text:p><text:s text:c="3"/>17,391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50" office:value-type="float" office:value="113" calcext:value-type="float">
            <text:p><text:s text:c="3"/>113</text:p>
          </table:table-cell>
          <table:table-cell table:style-name="ce50" office:value-type="float" office:value="649" calcext:value-type="float">
            <text:p><text:s text:c="3"/>649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50" office:value-type="float" office:value="6423" calcext:value-type="float">
            <text:p><text:s text:c="3"/>6,42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1451" calcext:value-type="float">
            <text:p><text:s text:c="3"/>41,451</text:p>
          </table:table-cell>
          <table:table-cell table:style-name="ce51" office:value-type="float" office:value="41576" calcext:value-type="float">
            <text:p><text:s text:c="3"/>41,576</text:p>
          </table:table-cell>
          <table:table-cell table:style-name="ce51" office:value-type="float" office:value="9812" calcext:value-type="float">
            <text:p><text:s text:c="3"/>9,812</text:p>
          </table:table-cell>
          <table:table-cell table:style-name="ce51" office:value-type="float" office:value="10414" calcext:value-type="float">
            <text:p><text:s text:c="3"/>10,41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3308" calcext:value-type="float">
            <text:p><text:s text:c="3"/>3,308</text:p>
          </table:table-cell>
          <table:table-cell table:style-name="ce51" office:value-type="float" office:value="12432" calcext:value-type="float">
            <text:p><text:s text:c="3"/>12,432</text:p>
          </table:table-cell>
          <table:table-cell table:style-name="ce84" office:value-type="float" office:value="5061" calcext:value-type="float">
            <text:p><text:s text:c="3"/>5,06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9458" calcext:value-type="float">
            <text:p><text:s text:c="3"/>49,458</text:p>
          </table:table-cell>
          <table:table-cell table:style-name="ce51" office:value-type="float" office:value="49317" calcext:value-type="float">
            <text:p><text:s text:c="3"/>49,317</text:p>
          </table:table-cell>
          <table:table-cell table:style-name="ce51" office:value-type="float" office:value="9054" calcext:value-type="float">
            <text:p><text:s text:c="3"/>9,054</text:p>
          </table:table-cell>
          <table:table-cell table:style-name="ce51" office:value-type="float" office:value="6977" calcext:value-type="float">
            <text:p><text:s text:c="3"/>6,977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3115" calcext:value-type="float">
            <text:p><text:s text:c="3"/>3,11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1953" calcext:value-type="float">
            <text:p><text:s text:c="3"/>71,953</text:p>
          </table:table-cell>
          <table:table-cell table:style-name="ce50" office:value-type="float" office:value="71320" calcext:value-type="float">
            <text:p><text:s text:c="3"/>71,320</text:p>
          </table:table-cell>
          <table:table-cell table:style-name="ce50" office:value-type="float" office:value="14245" calcext:value-type="float">
            <text:p><text:s text:c="3"/>14,245</text:p>
          </table:table-cell>
          <table:table-cell table:style-name="ce50" office:value-type="float" office:value="13110" calcext:value-type="float">
            <text:p><text:s text:c="3"/>13,110</text:p>
          </table:table-cell>
          <table:table-cell table:style-name="ce50" office:value-type="float" office:value="315" calcext:value-type="float">
            <text:p><text:s text:c="3"/>315</text:p>
          </table:table-cell>
          <table:table-cell table:style-name="ce50" office:value-type="float" office:value="144" calcext:value-type="float">
            <text:p><text:s text:c="3"/>144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490" calcext:value-type="float">
            <text:p><text:s text:c="3"/>490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5094" calcext:value-type="float">
            <text:p><text:s text:c="3"/>5,094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2696" calcext:value-type="float">
            <text:p><text:s text:c="3"/>32,696</text:p>
          </table:table-cell>
          <table:table-cell table:style-name="ce51" office:value-type="float" office:value="32638" calcext:value-type="float">
            <text:p><text:s text:c="3"/>32,638</text:p>
          </table:table-cell>
          <table:table-cell table:style-name="ce51" office:value-type="float" office:value="7251" calcext:value-type="float">
            <text:p><text:s text:c="3"/>7,251</text:p>
          </table:table-cell>
          <table:table-cell table:style-name="ce51" office:value-type="float" office:value="7744" calcext:value-type="float">
            <text:p><text:s text:c="3"/>7,744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621" calcext:value-type="float">
            <text:p><text:s text:c="3"/>2,621</text:p>
          </table:table-cell>
          <table:table-cell table:style-name="ce51" office:value-type="float" office:value="9865" calcext:value-type="float">
            <text:p><text:s text:c="3"/>9,865</text:p>
          </table:table-cell>
          <table:table-cell table:style-name="ce84" office:value-type="float" office:value="4050" calcext:value-type="float">
            <text:p><text:s text:c="3"/>4,050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9257" calcext:value-type="float">
            <text:p><text:s text:c="3"/>39,257</text:p>
          </table:table-cell>
          <table:table-cell table:style-name="ce51" office:value-type="float" office:value="38682" calcext:value-type="float">
            <text:p><text:s text:c="3"/>38,682</text:p>
          </table:table-cell>
          <table:table-cell table:style-name="ce51" office:value-type="float" office:value="6994" calcext:value-type="float">
            <text:p><text:s text:c="3"/>6,994</text:p>
          </table:table-cell>
          <table:table-cell table:style-name="ce51" office:value-type="float" office:value="5366" calcext:value-type="float">
            <text:p><text:s text:c="3"/>5,366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473" calcext:value-type="float">
            <text:p><text:s text:c="3"/>2,47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6667" calcext:value-type="float">
            <text:p><text:s text:c="3"/>86,667</text:p>
          </table:table-cell>
          <table:table-cell table:style-name="ce50" office:value-type="float" office:value="85893" calcext:value-type="float">
            <text:p><text:s text:c="3"/>85,893</text:p>
          </table:table-cell>
          <table:table-cell table:style-name="ce50" office:value-type="float" office:value="15769" calcext:value-type="float">
            <text:p><text:s text:c="3"/>15,769</text:p>
          </table:table-cell>
          <table:table-cell table:style-name="ce50" office:value-type="float" office:value="13914" calcext:value-type="float">
            <text:p><text:s text:c="3"/>13,914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50" office:value-type="float" office:value="163" calcext:value-type="float">
            <text:p><text:s text:c="3"/>163</text:p>
          </table:table-cell>
          <table:table-cell table:style-name="ce50" office:value-type="float" office:value="86" calcext:value-type="float">
            <text:p><text:s text:c="3"/>86</text:p>
          </table:table-cell>
          <table:table-cell table:style-name="ce50" office:value-type="float" office:value="603" calcext:value-type="float">
            <text:p><text:s text:c="3"/>603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5781" calcext:value-type="float">
            <text:p><text:s text:c="3"/>5,78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078" calcext:value-type="float">
            <text:p><text:s text:c="3"/>39,078</text:p>
          </table:table-cell>
          <table:table-cell table:style-name="ce51" office:value-type="float" office:value="38978" calcext:value-type="float">
            <text:p><text:s text:c="3"/>38,978</text:p>
          </table:table-cell>
          <table:table-cell table:style-name="ce51" office:value-type="float" office:value="8149" calcext:value-type="float">
            <text:p><text:s text:c="3"/>8,149</text:p>
          </table:table-cell>
          <table:table-cell table:style-name="ce51" office:value-type="float" office:value="8199" calcext:value-type="float">
            <text:p><text:s text:c="3"/>8,199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997" calcext:value-type="float">
            <text:p><text:s text:c="3"/>2,997</text:p>
          </table:table-cell>
          <table:table-cell table:style-name="ce51" office:value-type="float" office:value="15072" calcext:value-type="float">
            <text:p><text:s text:c="3"/>15,072</text:p>
          </table:table-cell>
          <table:table-cell table:style-name="ce84" office:value-type="float" office:value="4564" calcext:value-type="float">
            <text:p><text:s text:c="3"/>4,56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7589" calcext:value-type="float">
            <text:p><text:s text:c="3"/>47,589</text:p>
          </table:table-cell>
          <table:table-cell table:style-name="ce51" office:value-type="float" office:value="46915" calcext:value-type="float">
            <text:p><text:s text:c="3"/>46,915</text:p>
          </table:table-cell>
          <table:table-cell table:style-name="ce51" office:value-type="float" office:value="7620" calcext:value-type="float">
            <text:p><text:s text:c="3"/>7,620</text:p>
          </table:table-cell>
          <table:table-cell table:style-name="ce51" office:value-type="float" office:value="5715" calcext:value-type="float">
            <text:p><text:s text:c="3"/>5,715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784" calcext:value-type="float">
            <text:p><text:s text:c="3"/>2,78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68" calcext:value-type="float">
            <text:p><text:s text:c="3"/>84,968</text:p>
          </table:table-cell>
          <table:table-cell table:style-name="ce50" office:value-type="float" office:value="83946" calcext:value-type="float">
            <text:p><text:s text:c="3"/>83,946</text:p>
          </table:table-cell>
          <table:table-cell table:style-name="ce50" office:value-type="float" office:value="15824" calcext:value-type="float">
            <text:p><text:s text:c="3"/>15,824</text:p>
          </table:table-cell>
          <table:table-cell table:style-name="ce50" office:value-type="float" office:value="14453" calcext:value-type="float">
            <text:p><text:s text:c="3"/>14,453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50" office:value-type="float" office:value="102" calcext:value-type="float">
            <text:p><text:s text:c="3"/>102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6273" calcext:value-type="float">
            <text:p><text:s text:c="3"/>6,27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809" calcext:value-type="float">
            <text:p><text:s text:c="3"/>38,809</text:p>
          </table:table-cell>
          <table:table-cell table:style-name="ce51" office:value-type="float" office:value="38630" calcext:value-type="float">
            <text:p><text:s text:c="3"/>38,630</text:p>
          </table:table-cell>
          <table:table-cell table:style-name="ce51" office:value-type="float" office:value="8214" calcext:value-type="float">
            <text:p><text:s text:c="3"/>8,214</text:p>
          </table:table-cell>
          <table:table-cell table:style-name="ce51" office:value-type="float" office:value="8444" calcext:value-type="float">
            <text:p><text:s text:c="3"/>8,444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3222" calcext:value-type="float">
            <text:p><text:s text:c="3"/>3,222</text:p>
          </table:table-cell>
          <table:table-cell table:style-name="ce51" office:value-type="float" office:value="10561" calcext:value-type="float">
            <text:p><text:s text:c="3"/>10,561</text:p>
          </table:table-cell>
          <table:table-cell table:style-name="ce84" office:value-type="float" office:value="4947" calcext:value-type="float">
            <text:p><text:s text:c="3"/>4,947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6159" calcext:value-type="float">
            <text:p><text:s text:c="3"/>46,159</text:p>
          </table:table-cell>
          <table:table-cell table:style-name="ce51" office:value-type="float" office:value="45316" calcext:value-type="float">
            <text:p><text:s text:c="3"/>45,316</text:p>
          </table:table-cell>
          <table:table-cell table:style-name="ce51" office:value-type="float" office:value="7610" calcext:value-type="float">
            <text:p><text:s text:c="3"/>7,610</text:p>
          </table:table-cell>
          <table:table-cell table:style-name="ce51" office:value-type="float" office:value="6009" calcext:value-type="float">
            <text:p><text:s text:c="3"/>6,009</text:p>
          </table:table-cell>
          <table:table-cell table:style-name="ce51" office:value-type="float" office:value="156" calcext:value-type="float">
            <text:p><text:s text:c="3"/>156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15" calcext:value-type="float">
            <text:p><text:s text:c="3"/>31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051" calcext:value-type="float">
            <text:p><text:s text:c="3"/>3,05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2460" calcext:value-type="float">
            <text:p><text:s text:c="3"/>82,460</text:p>
          </table:table-cell>
          <table:table-cell table:style-name="ce50" office:value-type="float" office:value="80951" calcext:value-type="float">
            <text:p><text:s text:c="3"/>80,951</text:p>
          </table:table-cell>
          <table:table-cell table:style-name="ce50" office:value-type="float" office:value="15303" calcext:value-type="float">
            <text:p><text:s text:c="3"/>15,303</text:p>
          </table:table-cell>
          <table:table-cell table:style-name="ce50" office:value-type="float" office:value="14479" calcext:value-type="float">
            <text:p><text:s text:c="3"/>14,479</text:p>
          </table:table-cell>
          <table:table-cell table:style-name="ce50" office:value-type="float" office:value="330" calcext:value-type="float">
            <text:p><text:s text:c="3"/>330</text:p>
          </table:table-cell>
          <table:table-cell table:style-name="ce50" office:value-type="float" office:value="149" calcext:value-type="float">
            <text:p><text:s text:c="3"/>149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551" calcext:value-type="float">
            <text:p><text:s text:c="3"/>551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5872" calcext:value-type="float">
            <text:p><text:s text:c="3"/>5,87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7984" calcext:value-type="float">
            <text:p><text:s text:c="3"/>37,984</text:p>
          </table:table-cell>
          <table:table-cell table:style-name="ce51" office:value-type="float" office:value="37557" calcext:value-type="float">
            <text:p><text:s text:c="3"/>37,557</text:p>
          </table:table-cell>
          <table:table-cell table:style-name="ce51" office:value-type="float" office:value="7936" calcext:value-type="float">
            <text:p><text:s text:c="3"/>7,936</text:p>
          </table:table-cell>
          <table:table-cell table:style-name="ce51" office:value-type="float" office:value="8397" calcext:value-type="float">
            <text:p><text:s text:c="3"/>8,397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978" calcext:value-type="float">
            <text:p><text:s text:c="3"/>2,978</text:p>
          </table:table-cell>
          <table:table-cell table:style-name="ce51" office:value-type="float" office:value="8920" calcext:value-type="float">
            <text:p><text:s text:c="3"/>8,920</text:p>
          </table:table-cell>
          <table:table-cell table:style-name="ce84" office:value-type="float" office:value="4641" calcext:value-type="float">
            <text:p><text:s text:c="3"/>4,6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4476" calcext:value-type="float">
            <text:p><text:s text:c="3"/>44,476</text:p>
          </table:table-cell>
          <table:table-cell table:style-name="ce51" office:value-type="float" office:value="43394" calcext:value-type="float">
            <text:p><text:s text:c="3"/>43,394</text:p>
          </table:table-cell>
          <table:table-cell table:style-name="ce51" office:value-type="float" office:value="7367" calcext:value-type="float">
            <text:p><text:s text:c="3"/>7,367</text:p>
          </table:table-cell>
          <table:table-cell table:style-name="ce51" office:value-type="float" office:value="6082" calcext:value-type="float">
            <text:p><text:s text:c="3"/>6,082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75" calcext:value-type="float">
            <text:p><text:s text:c="3"/>275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894" calcext:value-type="float">
            <text:p><text:s text:c="3"/>2,89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7779" calcext:value-type="float">
            <text:p><text:s text:c="3"/>97,779</text:p>
          </table:table-cell>
          <table:table-cell table:style-name="ce50" office:value-type="float" office:value="97572" calcext:value-type="float">
            <text:p><text:s text:c="3"/>97,572</text:p>
          </table:table-cell>
          <table:table-cell table:style-name="ce50" office:value-type="float" office:value="16739" calcext:value-type="float">
            <text:p><text:s text:c="3"/>16,739</text:p>
          </table:table-cell>
          <table:table-cell table:style-name="ce50" office:value-type="float" office:value="15580" calcext:value-type="float">
            <text:p><text:s text:c="3"/>15,580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50" office:value-type="float" office:value="172" calcext:value-type="float">
            <text:p><text:s text:c="3"/>172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737" calcext:value-type="float">
            <text:p><text:s text:c="3"/>737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6832" calcext:value-type="float">
            <text:p><text:s text:c="3"/>6,83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5207" calcext:value-type="float">
            <text:p><text:s text:c="3"/>45,207</text:p>
          </table:table-cell>
          <table:table-cell table:style-name="ce51" office:value-type="float" office:value="45305" calcext:value-type="float">
            <text:p><text:s text:c="3"/>45,305</text:p>
          </table:table-cell>
          <table:table-cell table:style-name="ce51" office:value-type="float" office:value="8773" calcext:value-type="float">
            <text:p><text:s text:c="3"/>8,773</text:p>
          </table:table-cell>
          <table:table-cell table:style-name="ce51" office:value-type="float" office:value="9226" calcext:value-type="float">
            <text:p><text:s text:c="3"/>9,226</text:p>
          </table:table-cell>
          <table:table-cell table:style-name="ce51" office:value-type="float" office:value="194" calcext:value-type="float">
            <text:p><text:s text:c="3"/>194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3442" calcext:value-type="float">
            <text:p><text:s text:c="3"/>3,442</text:p>
          </table:table-cell>
          <table:table-cell table:style-name="ce51" office:value-type="float" office:value="8084" calcext:value-type="float">
            <text:p><text:s text:c="3"/>8,084</text:p>
          </table:table-cell>
          <table:table-cell table:style-name="ce84" office:value-type="float" office:value="5141" calcext:value-type="float">
            <text:p><text:s text:c="3"/>5,1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2572" calcext:value-type="float">
            <text:p><text:s text:c="3"/>52,572</text:p>
          </table:table-cell>
          <table:table-cell table:style-name="ce51" office:value-type="float" office:value="52267" calcext:value-type="float">
            <text:p><text:s text:c="3"/>52,267</text:p>
          </table:table-cell>
          <table:table-cell table:style-name="ce51" office:value-type="float" office:value="7966" calcext:value-type="float">
            <text:p><text:s text:c="3"/>7,966</text:p>
          </table:table-cell>
          <table:table-cell table:style-name="ce51" office:value-type="float" office:value="6354" calcext:value-type="float">
            <text:p><text:s text:c="3"/>6,354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3390" calcext:value-type="float">
            <text:p><text:s text:c="3"/>3,39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37" calcext:value-type="float">
            <text:p><text:s text:c="3"/>84,937</text:p>
          </table:table-cell>
          <table:table-cell table:style-name="ce50" office:value-type="float" office:value="86115" calcext:value-type="float">
            <text:p><text:s text:c="3"/>86,115</text:p>
          </table:table-cell>
          <table:table-cell table:style-name="ce50" office:value-type="float" office:value="15912" calcext:value-type="float">
            <text:p><text:s text:c="3"/>15,912</text:p>
          </table:table-cell>
          <table:table-cell table:style-name="ce50" office:value-type="float" office:value="13436" calcext:value-type="float">
            <text:p><text:s text:c="3"/>13,436</text:p>
          </table:table-cell>
          <table:table-cell table:style-name="ce50" office:value-type="float" office:value="339" calcext:value-type="float">
            <text:p><text:s text:c="3"/>339</text:p>
          </table:table-cell>
          <table:table-cell table:style-name="ce50" office:value-type="float" office:value="165" calcext:value-type="float">
            <text:p><text:s text:c="3"/>165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6033" calcext:value-type="float">
            <text:p><text:s text:c="3"/>6,03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318" calcext:value-type="float">
            <text:p><text:s text:c="3"/>39,318</text:p>
          </table:table-cell>
          <table:table-cell table:style-name="ce51" office:value-type="float" office:value="40092" calcext:value-type="float">
            <text:p><text:s text:c="3"/>40,092</text:p>
          </table:table-cell>
          <table:table-cell table:style-name="ce51" office:value-type="float" office:value="8278" calcext:value-type="float">
            <text:p><text:s text:c="3"/>8,278</text:p>
          </table:table-cell>
          <table:table-cell table:style-name="ce51" office:value-type="float" office:value="7994" calcext:value-type="float">
            <text:p><text:s text:c="3"/>7,994</text:p>
          </table:table-cell>
          <table:table-cell table:style-name="ce51" office:value-type="float" office:value="181" calcext:value-type="float">
            <text:p><text:s text:c="3"/>181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081" calcext:value-type="float">
            <text:p><text:s text:c="3"/>3,081</text:p>
          </table:table-cell>
          <table:table-cell table:style-name="ce51" office:value-type="float" office:value="7844" calcext:value-type="float">
            <text:p><text:s text:c="3"/>7,844</text:p>
          </table:table-cell>
          <table:table-cell table:style-name="ce84" office:value-type="float" office:value="4679" calcext:value-type="float">
            <text:p><text:s text:c="3"/>4,67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5619" calcext:value-type="float">
            <text:p><text:s text:c="3"/>45,619</text:p>
          </table:table-cell>
          <table:table-cell table:style-name="ce51" office:value-type="float" office:value="46023" calcext:value-type="float">
            <text:p><text:s text:c="3"/>46,023</text:p>
          </table:table-cell>
          <table:table-cell table:style-name="ce51" office:value-type="float" office:value="7634" calcext:value-type="float">
            <text:p><text:s text:c="3"/>7,634</text:p>
          </table:table-cell>
          <table:table-cell table:style-name="ce51" office:value-type="float" office:value="5442" calcext:value-type="float">
            <text:p><text:s text:c="3"/>5,442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952" calcext:value-type="float">
            <text:p><text:s text:c="3"/>2,952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6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52" table:formula="of:=IF(ISERROR(([.C101]-[.C62])/[.C62]*100);0;([.C101]-[.C62])/[.C62]*100)" office:value-type="float" office:value="1.72217631348878" calcext:value-type="float">
            <text:p>1.72</text:p>
          </table:table-cell>
          <table:table-cell table:style-name="ce52" table:formula="of:=IF(ISERROR(([.D101]-[.D62])/[.D62]*100);0;([.D101]-[.D62])/[.D62]*100)" office:value-type="float" office:value="1.60702276025627" calcext:value-type="float">
            <text:p>1.61</text:p>
          </table:table-cell>
          <table:table-cell table:style-name="ce52" table:formula="of:=IF(ISERROR(([.E101]-[.E62])/[.E62]*100);0;([.E101]-[.E62])/[.E62]*100)" office:value-type="float" office:value="-5.05966587112172" calcext:value-type="float">
            <text:p><text:s text:c="3"/>－5.06</text:p>
          </table:table-cell>
          <table:table-cell table:style-name="ce52" table:formula="of:=IF(ISERROR(([.F101]-[.F62])/[.F62]*100);0;([.F101]-[.F62])/[.F62]*100)" office:value-type="float" office:value="4.73146776833736" calcext:value-type="float">
            <text:p>4.73</text:p>
          </table:table-cell>
          <table:table-cell table:style-name="ce52" table:formula="of:=IF(ISERROR(([.G101]-[.G62])/[.G62]*100);0;([.G101]-[.G62])/[.G62]*100)" office:value-type="float" office:value="-2.30547550432277" calcext:value-type="float">
            <text:p><text:s text:c="3"/>－2.31</text:p>
          </table:table-cell>
          <table:table-cell table:style-name="ce52" table:formula="of:=IF(ISERROR(([.H101]-[.H62])/[.H62]*100);0;([.H101]-[.H62])/[.H62]*100)" office:value-type="float" office:value="26.9230769230769" calcext:value-type="float">
            <text:p>26.92</text:p>
          </table:table-cell>
          <table:table-cell table:style-name="ce52" table:formula="of:=IF(ISERROR(([.I101]-[.I62])/[.I62]*100);0;([.I101]-[.I62])/[.I62]*100)" office:value-type="float" office:value="10.126582278481" calcext:value-type="float">
            <text:p>10.13</text:p>
          </table:table-cell>
          <table:table-cell table:style-name="ce52" table:formula="of:=IF(ISERROR(([.J101]-[.J62])/[.J62]*100);0;([.J101]-[.J62])/[.J62]*100)" office:value-type="float" office:value="28.9224952741021" calcext:value-type="float">
            <text:p>28.92</text:p>
          </table:table-cell>
          <table:table-cell table:style-name="ce52" table:formula="of:=IF(ISERROR(([.K101]-[.K62])/[.K62]*100);0;([.K101]-[.K62])/[.K62]*100)" office:value-type="float" office:value="30" calcext:value-type="float">
            <text:p>30.00</text:p>
          </table:table-cell>
          <table:table-cell table:style-name="ce52" table:formula="of:=IF(ISERROR(([.L101]-[.L62])/[.L62]*100);0;([.L101]-[.L62])/[.L62]*100)" office:value-type="float" office:value="4.21489030920712" calcext:value-type="float">
            <text:p>4.21</text:p>
          </table:table-cell>
          <table:table-cell table:style-name="ce69"/>
          <table:table-cell table:style-name="ce85"/>
          <table:table-cell table:number-columns-repeated="1010"/>
        </table:table-row>
        <table:table-row table:style-name="ro6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2]-[.C63])/[.C63]*100);0;([.C102]-[.C63])/[.C63]*100)" office:value-type="float" office:value="3.32974166250558" calcext:value-type="float">
            <text:p>3.33</text:p>
          </table:table-cell>
          <table:table-cell table:style-name="ce53" table:formula="of:=IF(ISERROR(([.D102]-[.D63])/[.D63]*100);0;([.D102]-[.D63])/[.D63]*100)" office:value-type="float" office:value="3.24474660074166" calcext:value-type="float">
            <text:p>3.24</text:p>
          </table:table-cell>
          <table:table-cell table:style-name="ce53" table:formula="of:=IF(ISERROR(([.E102]-[.E63])/[.E63]*100);0;([.E102]-[.E63])/[.E63]*100)" office:value-type="float" office:value="-4.07879490150637" calcext:value-type="float">
            <text:p><text:s text:c="3"/>－4.08</text:p>
          </table:table-cell>
          <table:table-cell table:style-name="ce53" table:formula="of:=IF(ISERROR(([.F102]-[.F63])/[.F63]*100);0;([.F102]-[.F63])/[.F63]*100)" office:value-type="float" office:value="4.48307410795974" calcext:value-type="float">
            <text:p>4.48</text:p>
          </table:table-cell>
          <table:table-cell table:style-name="ce53" table:formula="of:=IF(ISERROR(([.G102]-[.G63])/[.G63]*100);0;([.G102]-[.G63])/[.G63]*100)" office:value-type="float" office:value="4.6242774566474" calcext:value-type="float">
            <text:p>4.62</text:p>
          </table:table-cell>
          <table:table-cell table:style-name="ce53" table:formula="of:=IF(ISERROR(([.H102]-[.H63])/[.H63]*100);0;([.H102]-[.H63])/[.H63]*100)" office:value-type="float" office:value="54.3859649122807" calcext:value-type="float">
            <text:p>54.39</text:p>
          </table:table-cell>
          <table:table-cell table:style-name="ce53" table:formula="of:=IF(ISERROR(([.I102]-[.I63])/[.I63]*100);0;([.I102]-[.I63])/[.I63]*100)" office:value-type="float" office:value="7.69230769230769" calcext:value-type="float">
            <text:p>7.69</text:p>
          </table:table-cell>
          <table:table-cell table:style-name="ce53" table:formula="of:=IF(ISERROR(([.J102]-[.J63])/[.J63]*100);0;([.J102]-[.J63])/[.J63]*100)" office:value-type="float" office:value="28.6206896551724" calcext:value-type="float">
            <text:p>28.62</text:p>
          </table:table-cell>
          <table:table-cell table:style-name="ce53" table:formula="of:=IF(ISERROR(([.K102]-[.K63])/[.K63]*100);0;([.K102]-[.K63])/[.K63]*100)" office:value-type="float" office:value="27.7777777777778" calcext:value-type="float">
            <text:p>27.78</text:p>
          </table:table-cell>
          <table:table-cell table:style-name="ce53" table:formula="of:=IF(ISERROR(([.L102]-[.L63])/[.L63]*100);0;([.L102]-[.L63])/[.L63]*100)" office:value-type="float" office:value="3.25067024128686" calcext:value-type="float">
            <text:p>3.25</text:p>
          </table:table-cell>
          <table:table-cell table:style-name="ce53" table:formula="of:=IF(ISERROR(([.M102]-[.M63])/[.M63]*100);0;([.M102]-[.M63])/[.M63]*100)" office:value-type="float" office:value="-35.6310520269161" calcext:value-type="float">
            <text:p><text:s text:c="3"/>－35.63</text:p>
          </table:table-cell>
          <table:table-cell table:style-name="ce86" table:formula="of:=IF(ISERROR(([.N102]-[.N63])/[.N63]*100);0;([.N102]-[.N63])/[.N63]*100)" office:value-type="float" office:value="5.59693071541413" calcext:value-type="float">
            <text:p>5.60</text:p>
          </table:table-cell>
          <table:table-cell table:number-columns-repeated="1010"/>
        </table:table-row>
        <table:table-row table:style-name="ro6">
          <table:covered-table-cell table:style-name="ce18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3]-[.C64])/[.C64]*100);0;([.C103]-[.C64])/[.C64]*100)" office:value-type="float" office:value="0.376254180602007" calcext:value-type="float">
            <text:p>0.38</text:p>
          </table:table-cell>
          <table:table-cell table:style-name="ce54" table:formula="of:=IF(ISERROR(([.D103]-[.D64])/[.D64]*100);0;([.D103]-[.D64])/[.D64]*100)" office:value-type="float" office:value="0.222120598419024" calcext:value-type="float">
            <text:p>0.22</text:p>
          </table:table-cell>
          <table:table-cell table:style-name="ce54" table:formula="of:=IF(ISERROR(([.E103]-[.E64])/[.E64]*100);0;([.E103]-[.E64])/[.E64]*100)" office:value-type="float" office:value="-6.10086100861009" calcext:value-type="float">
            <text:p><text:s text:c="3"/>－6.10</text:p>
          </table:table-cell>
          <table:table-cell table:style-name="ce54" table:formula="of:=IF(ISERROR(([.F103]-[.F64])/[.F64]*100);0;([.F103]-[.F64])/[.F64]*100)" office:value-type="float" office:value="5.09849362688297" calcext:value-type="float">
            <text:p>5.10</text:p>
          </table:table-cell>
          <table:table-cell table:style-name="ce54" table:formula="of:=IF(ISERROR(([.G103]-[.G64])/[.G64]*100);0;([.G103]-[.G64])/[.G64]*100)" office:value-type="float" office:value="-9.19540229885057" calcext:value-type="float">
            <text:p><text:s text:c="3"/>－9.20</text:p>
          </table:table-cell>
          <table:table-cell table:style-name="ce54" table:formula="of:=IF(ISERROR(([.H103]-[.H64])/[.H64]*100);0;([.H103]-[.H64])/[.H64]*100)" office:value-type="float" office:value="5.47945205479452" calcext:value-type="float">
            <text:p>5.48</text:p>
          </table:table-cell>
          <table:table-cell table:style-name="ce54" table:formula="of:=IF(ISERROR(([.I103]-[.I64])/[.I64]*100);0;([.I103]-[.I64])/[.I64]*100)" office:value-type="float" office:value="12.5" calcext:value-type="float">
            <text:p>12.50</text:p>
          </table:table-cell>
          <table:table-cell table:style-name="ce54" table:formula="of:=IF(ISERROR(([.J103]-[.J64])/[.J64]*100);0;([.J103]-[.J64])/[.J64]*100)" office:value-type="float" office:value="29.2887029288703" calcext:value-type="float">
            <text:p>29.29</text:p>
          </table:table-cell>
          <table:table-cell table:style-name="ce54" table:formula="of:=IF(ISERROR(([.K103]-[.K64])/[.K64]*100);0;([.K103]-[.K64])/[.K64]*100)" office:value-type="float" office:value="33.3333333333333" calcext:value-type="float">
            <text:p>33.33</text:p>
          </table:table-cell>
          <table:table-cell table:style-name="ce54" table:formula="of:=IF(ISERROR(([.L103]-[.L64])/[.L64]*100);0;([.L103]-[.L64])/[.L64]*100)" office:value-type="float" office:value="5.24064171122995" calcext:value-type="float">
            <text:p>5.24</text:p>
          </table:table-cell>
          <table:table-cell table:style-name="ce70"/>
          <table:table-cell table:style-name="ce87"/>
          <table:table-cell table:number-columns-repeated="1010"/>
        </table:table-row>
        <table:table-row table:style-name="ro6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55" table:formula="of:=IF(ISERROR(([.C101]-[.C98])/[.C98]*100);0;([.C101]-[.C98])/[.C98]*100)" office:value-type="float" office:value="-13.1336994651203" calcext:value-type="float">
            <text:p><text:s text:c="3"/>－13.13</text:p>
          </table:table-cell>
          <table:table-cell table:style-name="ce55" table:formula="of:=IF(ISERROR(([.D101]-[.D98])/[.D98]*100);0;([.D101]-[.D98])/[.D98]*100)" office:value-type="float" office:value="-11.7420981429099" calcext:value-type="float">
            <text:p><text:s text:c="3"/>－11.74</text:p>
          </table:table-cell>
          <table:table-cell table:style-name="ce55" table:formula="of:=IF(ISERROR(([.E101]-[.E98])/[.E98]*100);0;([.E101]-[.E98])/[.E98]*100)" office:value-type="float" office:value="-4.94055797837386" calcext:value-type="float">
            <text:p><text:s text:c="3"/>－4.94</text:p>
          </table:table-cell>
          <table:table-cell table:style-name="ce55" table:formula="of:=IF(ISERROR(([.F101]-[.F98])/[.F98]*100);0;([.F101]-[.F98])/[.F98]*100)" office:value-type="float" office:value="-13.7612323491656" calcext:value-type="float">
            <text:p><text:s text:c="3"/>－13.76</text:p>
          </table:table-cell>
          <table:table-cell table:style-name="ce55" table:formula="of:=IF(ISERROR(([.G101]-[.G98])/[.G98]*100);0;([.G101]-[.G98])/[.G98]*100)" office:value-type="float" office:value="-6.353591160221" calcext:value-type="float">
            <text:p><text:s text:c="3"/>－6.35</text:p>
          </table:table-cell>
          <table:table-cell table:style-name="ce55" table:formula="of:=IF(ISERROR(([.H101]-[.H98])/[.H98]*100);0;([.H101]-[.H98])/[.H98]*100)" office:value-type="float" office:value="-4.06976744186047" calcext:value-type="float">
            <text:p><text:s text:c="3"/>－4.07</text:p>
          </table:table-cell>
          <table:table-cell table:style-name="ce55" table:formula="of:=IF(ISERROR(([.I101]-[.I98])/[.I98]*100);0;([.I101]-[.I98])/[.I98]*100)" office:value-type="float" office:value="-7.4468085106383" calcext:value-type="float">
            <text:p><text:s text:c="3"/>－7.45</text:p>
          </table:table-cell>
          <table:table-cell table:style-name="ce55" table:formula="of:=IF(ISERROR(([.J101]-[.J98])/[.J98]*100);0;([.J101]-[.J98])/[.J98]*100)" office:value-type="float" office:value="-7.46268656716418" calcext:value-type="float">
            <text:p><text:s text:c="3"/>－7.46</text:p>
          </table:table-cell>
          <table:table-cell table:style-name="ce55" table:formula="of:=IF(ISERROR(([.K101]-[.K98])/[.K98]*100);0;([.K101]-[.K98])/[.K98]*100)" office:value-type="float" office:value="8.33333333333333" calcext:value-type="float">
            <text:p>8.33</text:p>
          </table:table-cell>
          <table:table-cell table:style-name="ce55" table:formula="of:=IF(ISERROR(([.L101]-[.L98])/[.L98]*100);0;([.L101]-[.L98])/[.L98]*100)" office:value-type="float" office:value="-11.6949648711944" calcext:value-type="float">
            <text:p><text:s text:c="3"/>－11.69</text:p>
          </table:table-cell>
          <table:table-cell table:style-name="ce55"/>
          <table:table-cell table:style-name="ce88"/>
          <table:table-cell table:number-columns-repeated="1010"/>
        </table:table-row>
        <table:table-row table:style-name="ro6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2]-[.C99])/[.C99]*100);0;([.C102]-[.C99])/[.C99]*100)" office:value-type="float" office:value="-13.0267436458955" calcext:value-type="float">
            <text:p><text:s text:c="3"/>－13.03</text:p>
          </table:table-cell>
          <table:table-cell table:style-name="ce53" table:formula="of:=IF(ISERROR(([.D102]-[.D99])/[.D99]*100);0;([.D102]-[.D99])/[.D99]*100)" office:value-type="float" office:value="-11.506456241033" calcext:value-type="float">
            <text:p><text:s text:c="3"/>－11.51</text:p>
          </table:table-cell>
          <table:table-cell table:style-name="ce53" table:formula="of:=IF(ISERROR(([.E102]-[.E99])/[.E99]*100);0;([.E102]-[.E99])/[.E99]*100)" office:value-type="float" office:value="-5.64231163798017" calcext:value-type="float">
            <text:p><text:s text:c="3"/>－5.64</text:p>
          </table:table-cell>
          <table:table-cell table:style-name="ce53" table:formula="of:=IF(ISERROR(([.F102]-[.F99])/[.F99]*100);0;([.F102]-[.F99])/[.F99]*100)" office:value-type="float" office:value="-13.3535660091047" calcext:value-type="float">
            <text:p><text:s text:c="3"/>－13.35</text:p>
          </table:table-cell>
          <table:table-cell table:style-name="ce53" table:formula="of:=IF(ISERROR(([.G102]-[.G99])/[.G99]*100);0;([.G102]-[.G99])/[.G99]*100)" office:value-type="float" office:value="-6.70103092783505" calcext:value-type="float">
            <text:p><text:s text:c="3"/>－6.70</text:p>
          </table:table-cell>
          <table:table-cell table:style-name="ce53" table:formula="of:=IF(ISERROR(([.H102]-[.H99])/[.H99]*100);0;([.H102]-[.H99])/[.H99]*100)" office:value-type="float" office:value="15.7894736842105" calcext:value-type="float">
            <text:p>15.79</text:p>
          </table:table-cell>
          <table:table-cell table:style-name="ce53" table:formula="of:=IF(ISERROR(([.I102]-[.I99])/[.I99]*100);0;([.I102]-[.I99])/[.I99]*100)" office:value-type="float" office:value="-8.69565217391304" calcext:value-type="float">
            <text:p><text:s text:c="3"/>－8.70</text:p>
          </table:table-cell>
          <table:table-cell table:style-name="ce53" table:formula="of:=IF(ISERROR(([.J102]-[.J99])/[.J99]*100);0;([.J102]-[.J99])/[.J99]*100)" office:value-type="float" office:value="-0.797872340425532" calcext:value-type="float">
            <text:p><text:s text:c="3"/>－0.80</text:p>
          </table:table-cell>
          <table:table-cell table:style-name="ce53" table:formula="of:=IF(ISERROR(([.K102]-[.K99])/[.K99]*100);0;([.K102]-[.K99])/[.K99]*100)" office:value-type="float" office:value="4.54545454545455" calcext:value-type="float">
            <text:p>4.55</text:p>
          </table:table-cell>
          <table:table-cell table:style-name="ce53" table:formula="of:=IF(ISERROR(([.L102]-[.L99])/[.L99]*100);0;([.L102]-[.L99])/[.L99]*100)" office:value-type="float" office:value="-10.4880883207438" calcext:value-type="float">
            <text:p><text:s text:c="3"/>－10.49</text:p>
          </table:table-cell>
          <table:table-cell table:style-name="ce53" table:formula="of:=IF(ISERROR(([.M102]-[.M99])/[.M99]*100);0;([.M102]-[.M99])/[.M99]*100)" office:value-type="float" office:value="-2.96882731321128" calcext:value-type="float">
            <text:p><text:s text:c="3"/>－2.97</text:p>
          </table:table-cell>
          <table:table-cell table:style-name="ce86" table:formula="of:=IF(ISERROR(([.N102]-[.N99])/[.N99]*100);0;([.N102]-[.N99])/[.N99]*100)" office:value-type="float" office:value="-8.98657848667574" calcext:value-type="float">
            <text:p><text:s text:c="3"/>－8.99</text:p>
          </table:table-cell>
          <table:table-cell table:number-columns-repeated="1010"/>
        </table:table-row>
        <table:table-row table:style-name="ro6">
          <table:covered-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3]-[.C100])/[.C100]*100);0;([.C103]-[.C100])/[.C100]*100)" office:value-type="float" office:value="-13.2256714600928" calcext:value-type="float">
            <text:p><text:s text:c="3"/>－13.23</text:p>
          </table:table-cell>
          <table:table-cell table:style-name="ce54" table:formula="of:=IF(ISERROR(([.D103]-[.D100])/[.D100]*100);0;([.D103]-[.D100])/[.D100]*100)" office:value-type="float" office:value="-11.9463523829567" calcext:value-type="float">
            <text:p><text:s text:c="3"/>－11.95</text:p>
          </table:table-cell>
          <table:table-cell table:style-name="ce54" table:formula="of:=IF(ISERROR(([.E103]-[.E100])/[.E100]*100);0;([.E103]-[.E100])/[.E100]*100)" office:value-type="float" office:value="-4.16771277931208" calcext:value-type="float">
            <text:p><text:s text:c="3"/>－4.17</text:p>
          </table:table-cell>
          <table:table-cell table:style-name="ce54" table:formula="of:=IF(ISERROR(([.F103]-[.F100])/[.F100]*100);0;([.F103]-[.F100])/[.F100]*100)" office:value-type="float" office:value="-14.3531633616619" calcext:value-type="float">
            <text:p><text:s text:c="3"/>－14.35</text:p>
          </table:table-cell>
          <table:table-cell table:style-name="ce54" table:formula="of:=IF(ISERROR(([.G103]-[.G100])/[.G100]*100);0;([.G103]-[.G100])/[.G100]*100)" office:value-type="float" office:value="-5.95238095238095" calcext:value-type="float">
            <text:p><text:s text:c="3"/>－5.95</text:p>
          </table:table-cell>
          <table:table-cell table:style-name="ce54" table:formula="of:=IF(ISERROR(([.H103]-[.H100])/[.H100]*100);0;([.H103]-[.H100])/[.H100]*100)" office:value-type="float" office:value="-19.7916666666667" calcext:value-type="float">
            <text:p><text:s text:c="3"/>－19.79</text:p>
          </table:table-cell>
          <table:table-cell table:style-name="ce54" table:formula="of:=IF(ISERROR(([.I103]-[.I100])/[.I100]*100);0;([.I103]-[.I100])/[.I100]*100)" office:value-type="float" office:value="-6.25" calcext:value-type="float">
            <text:p><text:s text:c="3"/>－6.25</text:p>
          </table:table-cell>
          <table:table-cell table:style-name="ce54" table:formula="of:=IF(ISERROR(([.J103]-[.J100])/[.J100]*100);0;([.J103]-[.J100])/[.J100]*100)" office:value-type="float" office:value="-14.404432132964" calcext:value-type="float">
            <text:p><text:s text:c="3"/>－14.40</text:p>
          </table:table-cell>
          <table:table-cell table:style-name="ce54" table:formula="of:=IF(ISERROR(([.K103]-[.K100])/[.K100]*100);0;([.K103]-[.K100])/[.K100]*100)" office:value-type="float" office:value="14.2857142857143" calcext:value-type="float">
            <text:p>14.29</text:p>
          </table:table-cell>
          <table:table-cell table:style-name="ce54" table:formula="of:=IF(ISERROR(([.L103]-[.L100])/[.L100]*100);0;([.L103]-[.L100])/[.L100]*100)" office:value-type="float" office:value="-12.9203539823009" calcext:value-type="float">
            <text:p><text:s text:c="3"/>－12.92</text:p>
          </table:table-cell>
          <table:table-cell table:style-name="ce54"/>
          <table:table-cell table:style-name="ce89"/>
          <table:table-cell table:number-columns-repeated="1010"/>
        </table:table-row>
        <table:table-row table:style-name="ro8">
          <table:table-cell table:style-name="ce20" office:value-type="string" calcext:value-type="string">
            <text:p>說明：1.本表按登記日期統計。</text:p>
          </table:table-cell>
          <table:table-cell table:style-name="ce33" table:number-columns-repeated="5"/>
          <table:table-cell table:style-name="ce59"/>
          <table:table-cell table:style-name="ce60"/>
          <table:table-cell table:style-name="ce59" table:number-columns-repeated="4"/>
          <table:table-cell table:style-name="ce71"/>
          <table:table-cell table:style-name="ce90" office:value-type="string" calcext:value-type="string">
            <text:p>內政部戶政司 民國106年10月3日編製</text:p>
          </table:table-cell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58" table:number-columns-repeated="10"/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58" table:number-columns-repeated="8"/>
          <table:table-cell table:style-name="ce72" table:number-columns-repeated="2"/>
          <table:table-cell table:number-columns-repeated="1010"/>
        </table:table-row>
        <table:table-row table:style-name="ro9" table:number-rows-repeated="10484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6" table:default-cell-style-name="ce22"/>
        <table:table-column table:style-name="co2" table:default-cell-style-name="ce22"/>
        <table:table-column table:style-name="co11" table:default-cell-style-name="ce22"/>
        <table:table-column table:style-name="co8" table:default-cell-style-name="ce22"/>
        <table:table-column table:style-name="co12" table:number-columns-repeated="7" table:default-cell-style-name="ce22"/>
        <table:table-column table:style-name="co3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9" table:default-cell-style-name="ce22"/>
        <table:table-column table:style-name="co15" table:number-columns-repeated="6" table:default-cell-style-name="ce22"/>
        <table:table-column table:style-name="co16" table:number-columns-repeated="4" table:default-cell-style-name="ce22"/>
        <table:table-column table:style-name="co10" table:number-columns-repeated="224" table:default-cell-style-name="ce22"/>
        <table:table-column table:style-name="co10" table:number-columns-repeated="767" table:default-cell-style-name="Default"/>
        <table:table-row table:style-name="ro10">
          <table:table-cell table:style-name="ce92" office:value-type="string" calcext:value-type="string" table:number-columns-spanned="14" table:number-rows-spanned="1">
            <text:p><text:s text:c="2"/>戶籍登記統計表（續）</text:p>
          </table:table-cell>
          <table:covered-table-cell table:number-columns-repeated="13" table:style-name="ce92"/>
          <table:table-cell table:style-name="ce116" table:number-columns-repeated="5"/>
          <table:table-cell table:style-name="ce123" table:number-columns-spanned="14" table:number-rows-spanned="1"/>
          <table:covered-table-cell table:number-columns-repeated="13" table:style-name="ce123"/>
          <table:table-cell table:style-name="ce21" table:number-columns-repeated="991"/>
        </table:table-row>
        <table:table-row table:style-name="ro11">
          <table:table-cell table:style-name="ce21"/>
          <table:table-cell table:style-name="ce101"/>
          <table:table-cell table:style-name="ce21"/>
          <table:table-cell table:style-name="ce101" table:number-columns-repeated="2"/>
          <table:table-cell table:style-name="ce109" office:value-type="string" office:string-value="中 華 民 國 106 年 9 月 份" calcext:value-type="string" table:number-columns-spanned="5" table:number-rows-spanned="1">
            <text:p><text:s/>中 華 民 國 106 年 9 月 份 </text:p>
          </table:table-cell>
          <table:covered-table-cell table:number-columns-repeated="4" table:style-name="ce109"/>
          <table:table-cell table:style-name="ce101" table:number-columns-repeated="3"/>
          <table:table-cell table:style-name="ce113" office:value-type="string" calcext:value-type="string">
            <text:p><text:s text:c="9"/>單位︰人；對</text:p>
          </table:table-cell>
          <table:table-cell table:style-name="ce117" table:number-columns-repeated="4"/>
          <table:table-cell table:style-name="ce21" table:number-columns-repeated="2"/>
          <table:table-cell table:style-name="ce124" table:number-columns-repeated="4"/>
          <table:table-cell table:style-name="ce117"/>
          <table:table-cell table:style-name="ce124" table:number-columns-repeated="8"/>
          <table:table-cell table:style-name="ce21" table:number-columns-repeated="991"/>
        </table:table-row>
        <table:table-row table:style-name="ro3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style-name="ce118" table:number-columns-repeated="4"/>
          <table:table-cell table:number-columns-repeated="2"/>
          <table:table-cell table:style-name="ce125" table:number-columns-repeated="4"/>
          <table:table-cell table:style-name="ce118"/>
          <table:table-cell table:style-name="ce125" table:number-columns-repeated="8"/>
          <table:table-cell table:number-columns-repeated="991"/>
        </table:table-row>
        <table:table-row table:style-name="ro12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style-name="ce119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84937" calcext:value-type="float">
            <text:p><text:s text:c="3"/>84,937</text:p>
          </table:table-cell>
          <table:table-cell table:style-name="ce43" office:value-type="float" office:value="86115" calcext:value-type="float">
            <text:p><text:s text:c="3"/>86,115</text:p>
          </table:table-cell>
          <table:table-cell table:style-name="ce43" office:value-type="float" office:value="15912" calcext:value-type="float">
            <text:p><text:s text:c="3"/>15,912</text:p>
          </table:table-cell>
          <table:table-cell table:style-name="ce43" office:value-type="float" office:value="13436" calcext:value-type="float">
            <text:p><text:s text:c="3"/>13,436</text:p>
          </table:table-cell>
          <table:table-cell table:style-name="ce43" office:value-type="float" office:value="339" calcext:value-type="float">
            <text:p><text:s text:c="3"/>339</text:p>
          </table:table-cell>
          <table:table-cell table:style-name="ce43" office:value-type="float" office:value="165" calcext:value-type="float">
            <text:p><text:s text:c="3"/>165</text:p>
          </table:table-cell>
          <table:table-cell table:style-name="ce43" office:value-type="float" office:value="87" calcext:value-type="float">
            <text:p><text:s text:c="3"/>87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43" office:value-type="float" office:value="78" calcext:value-type="float">
            <text:p><text:s text:c="3"/>78</text:p>
          </table:table-cell>
          <table:table-cell table:style-name="ce43" office:value-type="float" office:value="6033" calcext:value-type="float">
            <text:p><text:s text:c="3"/>6,03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總 <text:s text:c="3"/>計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39318" calcext:value-type="float">
            <text:p><text:s text:c="3"/>39,318</text:p>
          </table:table-cell>
          <table:table-cell table:style-name="ce43" office:value-type="float" office:value="40092" calcext:value-type="float">
            <text:p><text:s text:c="3"/>40,092</text:p>
          </table:table-cell>
          <table:table-cell table:style-name="ce43" office:value-type="float" office:value="8278" calcext:value-type="float">
            <text:p><text:s text:c="3"/>8,278</text:p>
          </table:table-cell>
          <table:table-cell table:style-name="ce43" office:value-type="float" office:value="7994" calcext:value-type="float">
            <text:p><text:s text:c="3"/>7,994</text:p>
          </table:table-cell>
          <table:table-cell table:style-name="ce43" office:value-type="float" office:value="181" calcext:value-type="float">
            <text:p><text:s text:c="3"/>181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42" calcext:value-type="float">
            <text:p><text:s text:c="3"/>42</text:p>
          </table:table-cell>
          <table:table-cell table:style-name="ce43" office:value-type="float" office:value="373" calcext:value-type="float">
            <text:p><text:s text:c="3"/>373</text:p>
          </table:table-cell>
          <table:table-cell table:style-name="ce43" office:value-type="float" office:value="46" calcext:value-type="float">
            <text:p><text:s text:c="3"/>46</text:p>
          </table:table-cell>
          <table:table-cell table:style-name="ce43" office:value-type="float" office:value="3081" calcext:value-type="float">
            <text:p><text:s text:c="3"/>3,081</text:p>
          </table:table-cell>
          <table:table-cell table:style-name="ce43" office:value-type="float" office:value="7844" calcext:value-type="float">
            <text:p><text:s text:c="3"/>7,844</text:p>
          </table:table-cell>
          <table:table-cell table:style-name="ce57" office:value-type="float" office:value="4679" calcext:value-type="float">
            <text:p><text:s text:c="3"/>4,679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44" office:value-type="float" office:value="45619" calcext:value-type="float">
            <text:p><text:s text:c="3"/>45,619</text:p>
          </table:table-cell>
          <table:table-cell table:style-name="ce44" office:value-type="float" office:value="46023" calcext:value-type="float">
            <text:p><text:s text:c="3"/>46,023</text:p>
          </table:table-cell>
          <table:table-cell table:style-name="ce44" office:value-type="float" office:value="7634" calcext:value-type="float">
            <text:p><text:s text:c="3"/>7,634</text:p>
          </table:table-cell>
          <table:table-cell table:style-name="ce44" office:value-type="float" office:value="5442" calcext:value-type="float">
            <text:p><text:s text:c="3"/>5,442</text:p>
          </table:table-cell>
          <table:table-cell table:style-name="ce44" office:value-type="float" office:value="158" calcext:value-type="float">
            <text:p><text:s text:c="3"/>158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09" calcext:value-type="float">
            <text:p><text:s text:c="3"/>309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2952" calcext:value-type="float">
            <text:p><text:s text:c="3"/>2,952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57" office:value-type="float" office:value="14099" calcext:value-type="float">
            <text:p><text:s text:c="3"/>14,099</text:p>
          </table:table-cell>
          <table:table-cell table:style-name="ce57" office:value-type="float" office:value="14559" calcext:value-type="float">
            <text:p><text:s text:c="3"/>14,559</text:p>
          </table:table-cell>
          <table:table-cell table:style-name="ce57" office:value-type="float" office:value="2509" calcext:value-type="float">
            <text:p><text:s text:c="3"/>2,509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980" calcext:value-type="float">
            <text:p><text:s text:c="3"/>980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新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6517" calcext:value-type="float">
            <text:p><text:s text:c="3"/>6,517</text:p>
          </table:table-cell>
          <table:table-cell table:style-name="ce57" office:value-type="float" office:value="6735" calcext:value-type="float">
            <text:p><text:s text:c="3"/>6,735</text:p>
          </table:table-cell>
          <table:table-cell table:style-name="ce57" office:value-type="float" office:value="1268" calcext:value-type="float">
            <text:p><text:s text:c="3"/>1,268</text:p>
          </table:table-cell>
          <table:table-cell table:style-name="ce57" office:value-type="float" office:value="1059" calcext:value-type="float">
            <text:p><text:s text:c="3"/>1,059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501" calcext:value-type="float">
            <text:p><text:s text:c="3"/>501</text:p>
          </table:table-cell>
          <table:table-cell table:style-name="ce57" office:value-type="float" office:value="1419" calcext:value-type="float">
            <text:p><text:s text:c="3"/>1,419</text:p>
          </table:table-cell>
          <table:table-cell table:style-name="ce57" office:value-type="float" office:value="818" calcext:value-type="float">
            <text:p><text:s text:c="3"/>818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7582" calcext:value-type="float">
            <text:p><text:s text:c="3"/>7,582</text:p>
          </table:table-cell>
          <table:table-cell table:style-name="ce57" office:value-type="float" office:value="7824" calcext:value-type="float">
            <text:p><text:s text:c="3"/>7,824</text:p>
          </table:table-cell>
          <table:table-cell table:style-name="ce57" office:value-type="float" office:value="1241" calcext:value-type="float">
            <text:p><text:s text:c="3"/>1,241</text:p>
          </table:table-cell>
          <table:table-cell table:style-name="ce57" office:value-type="float" office:value="735" calcext:value-type="float">
            <text:p><text:s text:c="3"/>735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0" calcext:value-type="float">
            <text:p><text:s text:c="3"/>4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479" calcext:value-type="float">
            <text:p><text:s text:c="3"/>479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1607" calcext:value-type="float">
            <text:p><text:s text:c="3"/>11,607</text:p>
          </table:table-cell>
          <table:table-cell table:style-name="ce67" office:value-type="float" office:value="14569" calcext:value-type="float">
            <text:p><text:s text:c="3"/>14,569</text:p>
          </table:table-cell>
          <table:table-cell table:style-name="ce67" office:value-type="float" office:value="2046" calcext:value-type="float">
            <text:p><text:s text:c="3"/>2,046</text:p>
          </table:table-cell>
          <table:table-cell table:style-name="ce67" office:value-type="float" office:value="1393" calcext:value-type="float">
            <text:p><text:s text:c="3"/>1,393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79" calcext:value-type="float">
            <text:p><text:s text:c="3"/>79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515" calcext:value-type="float">
            <text:p><text:s text:c="3"/>515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臺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5291" calcext:value-type="float">
            <text:p><text:s text:c="3"/>5,291</text:p>
          </table:table-cell>
          <table:table-cell table:style-name="ce57" office:value-type="float" office:value="6814" calcext:value-type="float">
            <text:p><text:s text:c="3"/>6,814</text:p>
          </table:table-cell>
          <table:table-cell table:style-name="ce57" office:value-type="float" office:value="1063" calcext:value-type="float">
            <text:p><text:s text:c="3"/>1,063</text:p>
          </table:table-cell>
          <table:table-cell table:style-name="ce57" office:value-type="float" office:value="780" calcext:value-type="float">
            <text:p><text:s text:c="3"/>780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59" calcext:value-type="float">
            <text:p><text:s text:c="3"/>25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461" calcext:value-type="float">
            <text:p><text:s text:c="3"/>46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6316" calcext:value-type="float">
            <text:p><text:s text:c="3"/>6,316</text:p>
          </table:table-cell>
          <table:table-cell table:style-name="ce57" office:value-type="float" office:value="7755" calcext:value-type="float">
            <text:p><text:s text:c="3"/>7,75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613" calcext:value-type="float">
            <text:p><text:s text:c="3"/>613</text:p>
          </table:table-cell>
          <table:table-cell table:number-columns-repeated="2" table:style-name="ce57" office:value-type="float" office:value="14" calcext:value-type="float">
            <text:p><text:s text:c="3"/>14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6" office:value-type="string" office:string-value="計" calcext:value-type="string">
            <text:p><text:s/>計 </text:p>
          </table:table-cell>
          <table:table-cell table:style-name="ce67" office:value-type="float" office:value="9794" calcext:value-type="float">
            <text:p><text:s text:c="3"/>9,794</text:p>
          </table:table-cell>
          <table:table-cell table:style-name="ce67" office:value-type="float" office:value="7189" calcext:value-type="float">
            <text:p><text:s text:c="3"/>7,189</text:p>
          </table:table-cell>
          <table:table-cell table:style-name="ce67" office:value-type="float" office:value="1924" calcext:value-type="float">
            <text:p><text:s text:c="3"/>1,924</text:p>
          </table:table-cell>
          <table:table-cell table:style-name="ce67" office:value-type="float" office:value="966" calcext:value-type="float">
            <text:p><text:s text:c="3"/>966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68" calcext:value-type="float">
            <text:p><text:s text:c="3"/>6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587" calcext:value-type="float">
            <text:p><text:s text:c="3"/>587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桃園市" calcext:value-type="string">
            <text:p><text:s/>桃園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574" calcext:value-type="float">
            <text:p><text:s text:c="3"/>4,574</text:p>
          </table:table-cell>
          <table:table-cell table:style-name="ce57" office:value-type="float" office:value="3370" calcext:value-type="float">
            <text:p><text:s text:c="3"/>3,370</text:p>
          </table:table-cell>
          <table:table-cell table:style-name="ce57" office:value-type="float" office:value="994" calcext:value-type="float">
            <text:p><text:s text:c="3"/>994</text:p>
          </table:table-cell>
          <table:table-cell table:style-name="ce57" office:value-type="float" office:value="623" calcext:value-type="float">
            <text:p><text:s text:c="3"/>62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00" calcext:value-type="float">
            <text:p><text:s text:c="3"/>300</text:p>
          </table:table-cell>
          <table:table-cell table:style-name="ce57" office:value-type="float" office:value="924" calcext:value-type="float">
            <text:p><text:s text:c="3"/>924</text:p>
          </table:table-cell>
          <table:table-cell table:style-name="ce57" office:value-type="float" office:value="467" calcext:value-type="float">
            <text:p><text:s text:c="3"/>46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5220" calcext:value-type="float">
            <text:p><text:s text:c="3"/>5,220</text:p>
          </table:table-cell>
          <table:table-cell table:style-name="ce57" office:value-type="float" office:value="3819" calcext:value-type="float">
            <text:p><text:s text:c="3"/>3,819</text:p>
          </table:table-cell>
          <table:table-cell table:style-name="ce57" office:value-type="float" office:value="930" calcext:value-type="float">
            <text:p><text:s text:c="3"/>930</text:p>
          </table:table-cell>
          <table:table-cell table:style-name="ce57" office:value-type="float" office:value="343" calcext:value-type="float">
            <text:p><text:s text:c="3"/>343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number-columns-repeated="2" table:style-name="ce57" office:value-type="float" office:value="5" calcext:value-type="float">
            <text:p><text:s text:c="3"/>5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87" calcext:value-type="float">
            <text:p><text:s text:c="3"/>287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721" calcext:value-type="float">
            <text:p><text:s text:c="3"/>10,721</text:p>
          </table:table-cell>
          <table:table-cell table:style-name="ce67" office:value-type="float" office:value="10015" calcext:value-type="float">
            <text:p><text:s text:c="3"/>10,015</text:p>
          </table:table-cell>
          <table:table-cell table:style-name="ce67" office:value-type="float" office:value="2000" calcext:value-type="float">
            <text:p><text:s text:c="3"/>2,000</text:p>
          </table:table-cell>
          <table:table-cell table:style-name="ce67" office:value-type="float" office:value="1363" calcext:value-type="float">
            <text:p><text:s text:c="3"/>1,363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73" calcext:value-type="float">
            <text:p><text:s text:c="3"/>73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763" calcext:value-type="float">
            <text:p><text:s text:c="3"/>76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中市" calcext:value-type="string">
            <text:p><text:s/>臺中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859" calcext:value-type="float">
            <text:p><text:s text:c="3"/>4,859</text:p>
          </table:table-cell>
          <table:table-cell table:style-name="ce57" office:value-type="float" office:value="4585" calcext:value-type="float">
            <text:p><text:s text:c="3"/>4,585</text:p>
          </table:table-cell>
          <table:table-cell table:style-name="ce57" office:value-type="float" office:value="1074" calcext:value-type="float">
            <text:p><text:s text:c="3"/>1,07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974" calcext:value-type="float">
            <text:p><text:s text:c="3"/>974</text:p>
          </table:table-cell>
          <table:table-cell table:style-name="ce57" office:value-type="float" office:value="540" calcext:value-type="float">
            <text:p><text:s text:c="3"/>54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4" office:value-type="string" office:string-value="女" calcext:value-type="string">
            <text:p><text:s/>女 </text:p>
          </table:table-cell>
          <table:table-cell table:style-name="ce57" office:value-type="float" office:value="5862" calcext:value-type="float">
            <text:p><text:s text:c="3"/>5,862</text:p>
          </table:table-cell>
          <table:table-cell table:style-name="ce57" office:value-type="float" office:value="5430" calcext:value-type="float">
            <text:p><text:s text:c="3"/>5,430</text:p>
          </table:table-cell>
          <table:table-cell table:style-name="ce57" office:value-type="float" office:value="926" calcext:value-type="float">
            <text:p><text:s text:c="3"/>926</text:p>
          </table:table-cell>
          <table:table-cell table:style-name="ce57" office:value-type="float" office:value="566" calcext:value-type="float">
            <text:p><text:s text:c="3"/>566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96" calcext:value-type="float">
            <text:p><text:s text:c="3"/>396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102" office:value-type="string" office:string-value="計" calcext:value-type="string">
            <text:p><text:s/>計 </text:p>
          </table:table-cell>
          <table:table-cell table:style-name="ce67" office:value-type="float" office:value="6217" calcext:value-type="float">
            <text:p><text:s text:c="3"/>6,217</text:p>
          </table:table-cell>
          <table:table-cell table:style-name="ce67" office:value-type="float" office:value="6235" calcext:value-type="float">
            <text:p><text:s text:c="3"/>6,235</text:p>
          </table:table-cell>
          <table:table-cell table:style-name="ce67" office:value-type="float" office:value="1212" calcext:value-type="float">
            <text:p><text:s text:c="3"/>1,212</text:p>
          </table:table-cell>
          <table:table-cell table:style-name="ce67" office:value-type="float" office:value="1251" calcext:value-type="float">
            <text:p><text:s text:c="3"/>1,251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49" calcext:value-type="float">
            <text:p><text:s text:c="3"/>49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425" calcext:value-type="float">
            <text:p><text:s text:c="3"/>425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南市" calcext:value-type="string">
            <text:p><text:s/>臺南市 </text:p>
          </table:table-cell>
          <table:table-cell table:style-name="ce103" office:value-type="string" office:string-value="男" calcext:value-type="string">
            <text:p><text:s/>男 </text:p>
          </table:table-cell>
          <table:table-cell table:style-name="ce57" office:value-type="float" office:value="2900" calcext:value-type="float">
            <text:p><text:s text:c="3"/>2,900</text:p>
          </table:table-cell>
          <table:table-cell table:style-name="ce57" office:value-type="float" office:value="2902" calcext:value-type="float">
            <text:p><text:s text:c="3"/>2,902</text:p>
          </table:table-cell>
          <table:table-cell table:style-name="ce57" office:value-type="float" office:value="621" calcext:value-type="float">
            <text:p><text:s text:c="3"/>621</text:p>
          </table:table-cell>
          <table:table-cell table:style-name="ce57" office:value-type="float" office:value="741" calcext:value-type="float">
            <text:p><text:s text:c="3"/>74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18" calcext:value-type="float">
            <text:p><text:s text:c="3"/>218</text:p>
          </table:table-cell>
          <table:table-cell table:style-name="ce57" office:value-type="float" office:value="557" calcext:value-type="float">
            <text:p><text:s text:c="3"/>557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104" office:value-type="string" office:string-value="女" calcext:value-type="string">
            <text:p><text:s/>女 </text:p>
          </table:table-cell>
          <table:table-cell table:style-name="ce66" office:value-type="float" office:value="3317" calcext:value-type="float">
            <text:p><text:s text:c="3"/>3,317</text:p>
          </table:table-cell>
          <table:table-cell table:style-name="ce66" office:value-type="float" office:value="3333" calcext:value-type="float">
            <text:p><text:s text:c="3"/>3,333</text:p>
          </table:table-cell>
          <table:table-cell table:style-name="ce66" office:value-type="float" office:value="591" calcext:value-type="float">
            <text:p><text:s text:c="3"/>591</text:p>
          </table:table-cell>
          <table:table-cell table:style-name="ce66" office:value-type="float" office:value="510" calcext:value-type="float">
            <text:p><text:s text:c="3"/>510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07" calcext:value-type="float">
            <text:p><text:s text:c="3"/>207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199" calcext:value-type="float">
            <text:p><text:s text:c="3"/>10,199</text:p>
          </table:table-cell>
          <table:table-cell table:style-name="ce67" office:value-type="float" office:value="10699" calcext:value-type="float">
            <text:p><text:s text:c="3"/>10,699</text:p>
          </table:table-cell>
          <table:table-cell table:style-name="ce67" office:value-type="float" office:value="1692" calcext:value-type="float">
            <text:p><text:s text:c="3"/>1,692</text:p>
          </table:table-cell>
          <table:table-cell table:style-name="ce67" office:value-type="float" office:value="1735" calcext:value-type="float">
            <text:p><text:s text:c="3"/>1,735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75" calcext:value-type="float">
            <text:p><text:s text:c="3"/>7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722" calcext:value-type="float">
            <text:p><text:s text:c="3"/>722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高雄市" calcext:value-type="string">
            <text:p><text:s/>高雄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693" calcext:value-type="float">
            <text:p><text:s text:c="3"/>4,693</text:p>
          </table:table-cell>
          <table:table-cell table:style-name="ce57" office:value-type="float" office:value="4975" calcext:value-type="float">
            <text:p><text:s text:c="3"/>4,975</text:p>
          </table:table-cell>
          <table:table-cell table:style-name="ce57" office:value-type="float" office:value="896" calcext:value-type="float">
            <text:p><text:s text:c="3"/>896</text:p>
          </table:table-cell>
          <table:table-cell table:style-name="ce57" office:value-type="float" office:value="1070" calcext:value-type="float">
            <text:p><text:s text:c="3"/>1,070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70" calcext:value-type="float">
            <text:p><text:s text:c="3"/>370</text:p>
          </table:table-cell>
          <table:table-cell table:style-name="ce57" office:value-type="float" office:value="920" calcext:value-type="float">
            <text:p><text:s text:c="3"/>920</text:p>
          </table:table-cell>
          <table:table-cell table:style-name="ce57" office:value-type="float" office:value="598" calcext:value-type="float">
            <text:p><text:s text:c="3"/>59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5" office:value-type="string" office:string-value="女" calcext:value-type="string">
            <text:p><text:s/>女 </text:p>
          </table:table-cell>
          <table:table-cell table:style-name="ce66" office:value-type="float" office:value="5506" calcext:value-type="float">
            <text:p><text:s text:c="3"/>5,506</text:p>
          </table:table-cell>
          <table:table-cell table:style-name="ce66" office:value-type="float" office:value="5724" calcext:value-type="float">
            <text:p><text:s text:c="3"/>5,724</text:p>
          </table:table-cell>
          <table:table-cell table:style-name="ce66" office:value-type="float" office:value="796" calcext:value-type="float">
            <text:p><text:s text:c="3"/>796</text:p>
          </table:table-cell>
          <table:table-cell table:style-name="ce66" office:value-type="float" office:value="665" calcext:value-type="float">
            <text:p><text:s text:c="3"/>665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52" calcext:value-type="float">
            <text:p><text:s text:c="3"/>352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20852" calcext:value-type="float">
            <text:p><text:s text:c="3"/>20,852</text:p>
          </table:table-cell>
          <table:table-cell table:style-name="ce67" office:value-type="float" office:value="22164" calcext:value-type="float">
            <text:p><text:s text:c="3"/>22,164</text:p>
          </table:table-cell>
          <table:table-cell table:style-name="ce67" office:value-type="float" office:value="4413" calcext:value-type="float">
            <text:p><text:s text:c="3"/>4,413</text:p>
          </table:table-cell>
          <table:table-cell table:style-name="ce67" office:value-type="float" office:value="4873" calcext:value-type="float">
            <text:p><text:s text:c="3"/>4,873</text:p>
          </table:table-cell>
          <table:table-cell table:style-name="ce67" office:value-type="float" office:value="90" calcext:value-type="float">
            <text:p><text:s text:c="3"/>90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242" calcext:value-type="float">
            <text:p><text:s text:c="3"/>242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style-name="ce67" office:value-type="float" office:value="2029" calcext:value-type="float">
            <text:p><text:s text:c="3"/>2,02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臺灣省" calcext:value-type="string">
            <text:p><text:s/>臺灣省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105" office:value-type="float" office:value="9704" calcext:value-type="float">
            <text:p><text:s text:c="3"/>9,704</text:p>
          </table:table-cell>
          <table:table-cell table:style-name="ce105" office:value-type="float" office:value="10333" calcext:value-type="float">
            <text:p><text:s text:c="3"/>10,333</text:p>
          </table:table-cell>
          <table:table-cell table:style-name="ce105" office:value-type="float" office:value="2294" calcext:value-type="float">
            <text:p><text:s text:c="3"/>2,294</text:p>
          </table:table-cell>
          <table:table-cell table:style-name="ce105" office:value-type="float" office:value="2885" calcext:value-type="float">
            <text:p><text:s text:c="3"/>2,885</text:p>
          </table:table-cell>
          <table:table-cell table:style-name="ce105" office:value-type="float" office:value="41" calcext:value-type="float">
            <text:p><text:s text:c="3"/>41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29" calcext:value-type="float">
            <text:p><text:s text:c="3"/>129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1058" calcext:value-type="float">
            <text:p><text:s text:c="3"/>1,058</text:p>
          </table:table-cell>
          <table:table-cell table:style-name="ce105" office:value-type="float" office:value="2073" calcext:value-type="float">
            <text:p><text:s text:c="3"/>2,073</text:p>
          </table:table-cell>
          <table:table-cell table:style-name="ce114" office:value-type="float" office:value="1411" calcext:value-type="float">
            <text:p><text:s text:c="3"/>1,41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106" office:value-type="float" office:value="11148" calcext:value-type="float">
            <text:p><text:s text:c="3"/>11,148</text:p>
          </table:table-cell>
          <table:table-cell table:style-name="ce106" office:value-type="float" office:value="11831" calcext:value-type="float">
            <text:p><text:s text:c="3"/>11,831</text:p>
          </table:table-cell>
          <table:table-cell table:style-name="ce106" office:value-type="float" office:value="2119" calcext:value-type="float">
            <text:p><text:s text:c="3"/>2,119</text:p>
          </table:table-cell>
          <table:table-cell table:style-name="ce106" office:value-type="float" office:value="1988" calcext:value-type="float">
            <text:p><text:s text:c="3"/>1,988</text:p>
          </table:table-cell>
          <table:table-cell table:style-name="ce106" office:value-type="float" office:value="49" calcext:value-type="float">
            <text:p><text:s text:c="3"/>49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113" calcext:value-type="float">
            <text:p><text:s text:c="3"/>113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971" calcext:value-type="float">
            <text:p><text:s text:c="3"/>971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577" calcext:value-type="float">
            <text:p><text:s text:c="3"/>1,577</text:p>
          </table:table-cell>
          <table:table-cell table:style-name="ce107" office:value-type="float" office:value="1624" calcext:value-type="float">
            <text:p><text:s text:c="3"/>1,624</text:p>
          </table:table-cell>
          <table:table-cell table:style-name="ce107" office:value-type="float" office:value="275" calcext:value-type="float">
            <text:p><text:s text:c="3"/>275</text:p>
          </table:table-cell>
          <table:table-cell table:style-name="ce107" office:value-type="float" office:value="281" calcext:value-type="float">
            <text:p><text:s text:c="3"/>28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25" calcext:value-type="float">
            <text:p><text:s text:c="3"/>25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20" calcext:value-type="float">
            <text:p><text:s text:c="3"/>12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宜蘭縣" calcext:value-type="string">
            <text:p><text:s/>宜蘭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16" calcext:value-type="float">
            <text:p><text:s text:c="3"/>716</text:p>
          </table:table-cell>
          <table:table-cell table:style-name="ce68" office:value-type="float" office:value="759" calcext:value-type="float">
            <text:p><text:s text:c="3"/>759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73" calcext:value-type="float">
            <text:p><text:s text:c="3"/>17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158" calcext:value-type="float">
            <text:p><text:s text:c="3"/>158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61" calcext:value-type="float">
            <text:p><text:s text:c="3"/>861</text:p>
          </table:table-cell>
          <table:table-cell table:style-name="ce108" office:value-type="float" office:value="865" calcext:value-type="float">
            <text:p><text:s text:c="3"/>865</text:p>
          </table:table-cell>
          <table:table-cell table:style-name="ce108" office:value-type="float" office:value="130" calcext:value-type="float">
            <text:p><text:s text:c="3"/>130</text:p>
          </table:table-cell>
          <table:table-cell table:style-name="ce108" office:value-type="float" office:value="108" calcext:value-type="float">
            <text:p><text:s text:c="3"/>108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104" calcext:value-type="float">
            <text:p><text:s text:c="3"/>2,104</text:p>
          </table:table-cell>
          <table:table-cell table:style-name="ce107" office:value-type="float" office:value="1688" calcext:value-type="float">
            <text:p><text:s text:c="3"/>1,688</text:p>
          </table:table-cell>
          <table:table-cell table:style-name="ce107" office:value-type="float" office:value="415" calcext:value-type="float">
            <text:p><text:s text:c="3"/>415</text:p>
          </table:table-cell>
          <table:table-cell table:style-name="ce107" office:value-type="float" office:value="251" calcext:value-type="float">
            <text:p><text:s text:c="3"/>251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53" calcext:value-type="float">
            <text:p><text:s text:c="3"/>15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縣" calcext:value-type="string">
            <text:p><text:s/>新竹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979" calcext:value-type="float">
            <text:p><text:s text:c="3"/>979</text:p>
          </table:table-cell>
          <table:table-cell table:style-name="ce68" office:value-type="float" office:value="801" calcext:value-type="float">
            <text:p><text:s text:c="3"/>801</text:p>
          </table:table-cell>
          <table:table-cell table:style-name="ce68" office:value-type="float" office:value="216" calcext:value-type="float">
            <text:p><text:s text:c="3"/>216</text:p>
          </table:table-cell>
          <table:table-cell table:style-name="ce68" office:value-type="float" office:value="154" calcext:value-type="float">
            <text:p><text:s text:c="3"/>15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194" calcext:value-type="float">
            <text:p><text:s text:c="3"/>194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125" calcext:value-type="float">
            <text:p><text:s text:c="3"/>1,125</text:p>
          </table:table-cell>
          <table:table-cell table:style-name="ce108" office:value-type="float" office:value="887" calcext:value-type="float">
            <text:p><text:s text:c="3"/>887</text:p>
          </table:table-cell>
          <table:table-cell table:style-name="ce108" office:value-type="float" office:value="199" calcext:value-type="float">
            <text:p><text:s text:c="3"/>199</text:p>
          </table:table-cell>
          <table:table-cell table:style-name="ce108" office:value-type="float" office:value="97" calcext:value-type="float">
            <text:p><text:s text:c="3"/>9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92" calcext:value-type="float">
            <text:p><text:s text:c="3"/>1,292</text:p>
          </table:table-cell>
          <table:table-cell table:style-name="ce107" office:value-type="float" office:value="1672" calcext:value-type="float">
            <text:p><text:s text:c="3"/>1,672</text:p>
          </table:table-cell>
          <table:table-cell table:style-name="ce107" office:value-type="float" office:value="318" calcext:value-type="float">
            <text:p><text:s text:c="3"/>318</text:p>
          </table:table-cell>
          <table:table-cell table:style-name="ce107" office:value-type="float" office:value="374" calcext:value-type="float">
            <text:p><text:s text:c="3"/>37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82" calcext:value-type="float">
            <text:p><text:s text:c="3"/>18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苗栗縣" calcext:value-type="string">
            <text:p><text:s/>苗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06" calcext:value-type="float">
            <text:p><text:s text:c="3"/>606</text:p>
          </table:table-cell>
          <table:table-cell table:style-name="ce68" office:value-type="float" office:value="752" calcext:value-type="float">
            <text:p><text:s text:c="3"/>752</text:p>
          </table:table-cell>
          <table:table-cell table:style-name="ce68" office:value-type="float" office:value="171" calcext:value-type="float">
            <text:p><text:s text:c="3"/>171</text:p>
          </table:table-cell>
          <table:table-cell table:style-name="ce68" office:value-type="float" office:value="225" calcext:value-type="float">
            <text:p><text:s text:c="3"/>225</text:p>
          </table:table-cell>
          <table:table-cell table:style-name="ce68" office:value-type="float" office:value="0" calcext:value-type="float">
            <text:p>—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86" calcext:value-type="float">
            <text:p><text:s text:c="3"/>686</text:p>
          </table:table-cell>
          <table:table-cell table:style-name="ce108" office:value-type="float" office:value="920" calcext:value-type="float">
            <text:p><text:s text:c="3"/>920</text:p>
          </table:table-cell>
          <table:table-cell table:style-name="ce108" office:value-type="float" office:value="147" calcext:value-type="float">
            <text:p><text:s text:c="3"/>147</text:p>
          </table:table-cell>
          <table:table-cell table:style-name="ce108" office:value-type="float" office:value="149" calcext:value-type="float">
            <text:p><text:s text:c="3"/>14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0" calcext:value-type="float">
            <text:p><text:s text:c="3"/>9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618" calcext:value-type="float">
            <text:p><text:s text:c="3"/>2,618</text:p>
          </table:table-cell>
          <table:table-cell table:style-name="ce107" office:value-type="float" office:value="3345" calcext:value-type="float">
            <text:p><text:s text:c="3"/>3,345</text:p>
          </table:table-cell>
          <table:table-cell table:style-name="ce107" office:value-type="float" office:value="1084" calcext:value-type="float">
            <text:p><text:s text:c="3"/>1,084</text:p>
          </table:table-cell>
          <table:table-cell table:style-name="ce107" office:value-type="float" office:value="792" calcext:value-type="float">
            <text:p><text:s text:c="3"/>792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304" calcext:value-type="float">
            <text:p><text:s text:c="3"/>30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彰化縣" calcext:value-type="string">
            <text:p><text:s/>彰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135" calcext:value-type="float">
            <text:p><text:s text:c="3"/>1,135</text:p>
          </table:table-cell>
          <table:table-cell table:style-name="ce68" office:value-type="float" office:value="1542" calcext:value-type="float">
            <text:p><text:s text:c="3"/>1,542</text:p>
          </table:table-cell>
          <table:table-cell table:style-name="ce68" office:value-type="float" office:value="547" calcext:value-type="float">
            <text:p><text:s text:c="3"/>547</text:p>
          </table:table-cell>
          <table:table-cell table:style-name="ce68" office:value-type="float" office:value="452" calcext:value-type="float">
            <text:p><text:s text:c="3"/>45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79" calcext:value-type="float">
            <text:p><text:s text:c="3"/>179</text:p>
          </table:table-cell>
          <table:table-cell table:style-name="ce68" office:value-type="float" office:value="359" calcext:value-type="float">
            <text:p><text:s text:c="3"/>359</text:p>
          </table:table-cell>
          <table:table-cell table:style-name="ce68" office:value-type="float" office:value="220" calcext:value-type="float">
            <text:p><text:s text:c="3"/>22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483" calcext:value-type="float">
            <text:p><text:s text:c="3"/>1,483</text:p>
          </table:table-cell>
          <table:table-cell table:style-name="ce108" office:value-type="float" office:value="1803" calcext:value-type="float">
            <text:p><text:s text:c="3"/>1,803</text:p>
          </table:table-cell>
          <table:table-cell table:style-name="ce108" office:value-type="float" office:value="537" calcext:value-type="float">
            <text:p><text:s text:c="3"/>537</text:p>
          </table:table-cell>
          <table:table-cell table:style-name="ce108" office:value-type="float" office:value="340" calcext:value-type="float">
            <text:p><text:s text:c="3"/>34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25" calcext:value-type="float">
            <text:p><text:s text:c="3"/>12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96" calcext:value-type="float">
            <text:p><text:s text:c="3"/>1,096</text:p>
          </table:table-cell>
          <table:table-cell table:style-name="ce107" office:value-type="float" office:value="1380" calcext:value-type="float">
            <text:p><text:s text:c="3"/>1,380</text:p>
          </table:table-cell>
          <table:table-cell table:style-name="ce107" office:value-type="float" office:value="262" calcext:value-type="float">
            <text:p><text:s text:c="3"/>262</text:p>
          </table:table-cell>
          <table:table-cell table:style-name="ce107" office:value-type="float" office:value="365" calcext:value-type="float">
            <text:p><text:s text:c="3"/>365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南投縣" calcext:value-type="string">
            <text:p><text:s/>南投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09" calcext:value-type="float">
            <text:p><text:s text:c="3"/>509</text:p>
          </table:table-cell>
          <table:table-cell table:style-name="ce68" office:value-type="float" office:value="633" calcext:value-type="float">
            <text:p><text:s text:c="3"/>633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222" calcext:value-type="float">
            <text:p><text:s text:c="3"/>222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87" calcext:value-type="float">
            <text:p><text:s text:c="3"/>587</text:p>
          </table:table-cell>
          <table:table-cell table:style-name="ce108" office:value-type="float" office:value="747" calcext:value-type="float">
            <text:p><text:s text:c="3"/>747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9" calcext:value-type="float">
            <text:p><text:s text:c="3"/>6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574" calcext:value-type="float">
            <text:p><text:s text:c="3"/>1,574</text:p>
          </table:table-cell>
          <table:table-cell table:style-name="ce107" office:value-type="float" office:value="1682" calcext:value-type="float">
            <text:p><text:s text:c="3"/>1,682</text:p>
          </table:table-cell>
          <table:table-cell table:style-name="ce107" office:value-type="float" office:value="368" calcext:value-type="float">
            <text:p><text:s text:c="3"/>368</text:p>
          </table:table-cell>
          <table:table-cell table:style-name="ce107" office:value-type="float" office:value="585" calcext:value-type="float">
            <text:p><text:s text:c="3"/>58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雲林縣" calcext:value-type="string">
            <text:p><text:s/>雲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29" calcext:value-type="float">
            <text:p><text:s text:c="3"/>729</text:p>
          </table:table-cell>
          <table:table-cell table:style-name="ce68" office:value-type="float" office:value="805" calcext:value-type="float">
            <text:p><text:s text:c="3"/>805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329" calcext:value-type="float">
            <text:p><text:s text:c="3"/>329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68" office:value-type="float" office:value="168" calcext:value-type="float">
            <text:p><text:s text:c="3"/>168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45" calcext:value-type="float">
            <text:p><text:s text:c="3"/>845</text:p>
          </table:table-cell>
          <table:table-cell table:style-name="ce108" office:value-type="float" office:value="877" calcext:value-type="float">
            <text:p><text:s text:c="3"/>877</text:p>
          </table:table-cell>
          <table:table-cell table:style-name="ce108" office:value-type="float" office:value="187" calcext:value-type="float">
            <text:p><text:s text:c="3"/>187</text:p>
          </table:table-cell>
          <table:table-cell table:style-name="ce108" office:value-type="float" office:value="256" calcext:value-type="float">
            <text:p><text:s text:c="3"/>25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85" calcext:value-type="float">
            <text:p><text:s text:c="3"/>8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175" calcext:value-type="float">
            <text:p><text:s text:c="3"/>1,175</text:p>
          </table:table-cell>
          <table:table-cell table:style-name="ce107" office:value-type="float" office:value="1411" calcext:value-type="float">
            <text:p><text:s text:c="3"/>1,411</text:p>
          </table:table-cell>
          <table:table-cell table:style-name="ce107" office:value-type="float" office:value="212" calcext:value-type="float">
            <text:p><text:s text:c="3"/>212</text:p>
          </table:table-cell>
          <table:table-cell table:style-name="ce107" office:value-type="float" office:value="460" calcext:value-type="float">
            <text:p><text:s text:c="3"/>460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25" calcext:value-type="float">
            <text:p><text:s text:c="3"/>12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縣" calcext:value-type="string">
            <text:p><text:s/>嘉義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32" calcext:value-type="float">
            <text:p><text:s text:c="3"/>532</text:p>
          </table:table-cell>
          <table:table-cell table:style-name="ce68" office:value-type="float" office:value="630" calcext:value-type="float">
            <text:p><text:s text:c="3"/>630</text:p>
          </table:table-cell>
          <table:table-cell table:style-name="ce68" office:value-type="float" office:value="110" calcext:value-type="float">
            <text:p><text:s text:c="3"/>110</text:p>
          </table:table-cell>
          <table:table-cell table:style-name="ce68" office:value-type="float" office:value="264" calcext:value-type="float">
            <text:p><text:s text:c="3"/>264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43" calcext:value-type="float">
            <text:p><text:s text:c="3"/>643</text:p>
          </table:table-cell>
          <table:table-cell table:style-name="ce108" office:value-type="float" office:value="781" calcext:value-type="float">
            <text:p><text:s text:c="3"/>781</text:p>
          </table:table-cell>
          <table:table-cell table:style-name="ce108" office:value-type="float" office:value="102" calcext:value-type="float">
            <text:p><text:s text:c="3"/>102</text:p>
          </table:table-cell>
          <table:table-cell table:style-name="ce108" office:value-type="float" office:value="196" calcext:value-type="float">
            <text:p><text:s text:c="3"/>19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234" calcext:value-type="float">
            <text:p><text:s text:c="3"/>2,234</text:p>
          </table:table-cell>
          <table:table-cell table:style-name="ce107" office:value-type="float" office:value="2447" calcext:value-type="float">
            <text:p><text:s text:c="3"/>2,447</text:p>
          </table:table-cell>
          <table:table-cell table:style-name="ce107" office:value-type="float" office:value="370" calcext:value-type="float">
            <text:p><text:s text:c="3"/>370</text:p>
          </table:table-cell>
          <table:table-cell table:style-name="ce107" office:value-type="float" office:value="713" calcext:value-type="float">
            <text:p><text:s text:c="3"/>71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32" calcext:value-type="float">
            <text:p><text:s text:c="3"/>32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283" calcext:value-type="float">
            <text:p><text:s text:c="3"/>28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屏東縣" calcext:value-type="string">
            <text:p><text:s/>屏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059" calcext:value-type="float">
            <text:p><text:s text:c="3"/>1,059</text:p>
          </table:table-cell>
          <table:table-cell table:style-name="ce68" office:value-type="float" office:value="1156" calcext:value-type="float">
            <text:p><text:s text:c="3"/>1,156</text:p>
          </table:table-cell>
          <table:table-cell table:style-name="ce68" office:value-type="float" office:value="199" calcext:value-type="float">
            <text:p><text:s text:c="3"/>199</text:p>
          </table:table-cell>
          <table:table-cell table:style-name="ce68" office:value-type="float" office:value="417" calcext:value-type="float">
            <text:p><text:s text:c="3"/>417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235" calcext:value-type="float">
            <text:p><text:s text:c="3"/>235</text:p>
          </table:table-cell>
          <table:table-cell table:style-name="ce68" office:value-type="float" office:value="190" calcext:value-type="float">
            <text:p><text:s text:c="3"/>19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175" calcext:value-type="float">
            <text:p><text:s text:c="3"/>1,175</text:p>
          </table:table-cell>
          <table:table-cell table:style-name="ce108" office:value-type="float" office:value="1291" calcext:value-type="float">
            <text:p><text:s text:c="3"/>1,291</text:p>
          </table:table-cell>
          <table:table-cell table:style-name="ce108" office:value-type="float" office:value="171" calcext:value-type="float">
            <text:p><text:s text:c="3"/>171</text:p>
          </table:table-cell>
          <table:table-cell table:style-name="ce108" office:value-type="float" office:value="296" calcext:value-type="float">
            <text:p><text:s text:c="3"/>296</text:p>
          </table:table-cell>
          <table:table-cell table:number-columns-repeated="2" table:style-name="ce108" office:value-type="float" office:value="4" calcext:value-type="float">
            <text:p><text:s text:c="3"/>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28" calcext:value-type="float">
            <text:p><text:s text:c="3"/>12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595" calcext:value-type="float">
            <text:p><text:s text:c="3"/>595</text:p>
          </table:table-cell>
          <table:table-cell table:style-name="ce107" office:value-type="float" office:value="717" calcext:value-type="float">
            <text:p><text:s text:c="3"/>717</text:p>
          </table:table-cell>
          <table:table-cell table:style-name="ce107" office:value-type="float" office:value="141" calcext:value-type="float">
            <text:p><text:s text:c="3"/>141</text:p>
          </table:table-cell>
          <table:table-cell table:style-name="ce107" office:value-type="float" office:value="182" calcext:value-type="float">
            <text:p><text:s text:c="3"/>182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臺東縣" calcext:value-type="string">
            <text:p><text:s/>臺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07" calcext:value-type="float">
            <text:p><text:s text:c="3"/>307</text:p>
          </table:table-cell>
          <table:table-cell table:style-name="ce108" office:value-type="float" office:value="382" calcext:value-type="float">
            <text:p><text:s text:c="3"/>382</text:p>
          </table:table-cell>
          <table:table-cell table:style-name="ce108" office:value-type="float" office:value="68" calcext:value-type="float">
            <text:p><text:s text:c="3"/>68</text:p>
          </table:table-cell>
          <table:table-cell table:style-name="ce108" office:value-type="float" office:value="66" calcext:value-type="float">
            <text:p><text:s text:c="3"/>6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22" calcext:value-type="float">
            <text:p><text:s text:c="3"/>1,322</text:p>
          </table:table-cell>
          <table:table-cell table:style-name="ce107" office:value-type="float" office:value="1411" calcext:value-type="float">
            <text:p><text:s text:c="3"/>1,411</text:p>
          </table:table-cell>
          <table:table-cell table:style-name="ce107" office:value-type="float" office:value="212" calcext:value-type="float">
            <text:p><text:s text:c="3"/>212</text:p>
          </table:table-cell>
          <table:table-cell table:style-name="ce107" office:value-type="float" office:value="268" calcext:value-type="float">
            <text:p><text:s text:c="3"/>268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32" calcext:value-type="float">
            <text:p><text:s text:c="3"/>3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68" calcext:value-type="float">
            <text:p><text:s text:c="3"/>16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花蓮縣" calcext:value-type="string">
            <text:p><text:s/>花蓮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93" calcext:value-type="float">
            <text:p><text:s text:c="3"/>593</text:p>
          </table:table-cell>
          <table:table-cell table:style-name="ce68" office:value-type="float" office:value="668" calcext:value-type="float">
            <text:p><text:s text:c="3"/>668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68" office:value-type="float" office:value="171" calcext:value-type="float">
            <text:p><text:s text:c="3"/>171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4" calcext:value-type="float">
            <text:p><text:s text:c="3"/>4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29" calcext:value-type="float">
            <text:p><text:s text:c="3"/>729</text:p>
          </table:table-cell>
          <table:table-cell table:style-name="ce108" office:value-type="float" office:value="743" calcext:value-type="float">
            <text:p><text:s text:c="3"/>743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style-name="ce108" office:value-type="float" office:value="97" calcext:value-type="float">
            <text:p><text:s text:c="3"/>9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83" calcext:value-type="float">
            <text:p><text:s text:c="3"/>8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848" calcext:value-type="float">
            <text:p><text:s text:c="3"/>848</text:p>
          </table:table-cell>
          <table:table-cell table:style-name="ce107" office:value-type="float" office:value="415" calcext:value-type="float">
            <text:p><text:s text:c="3"/>415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澎湖縣" calcext:value-type="string">
            <text:p><text:s/>澎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87" calcext:value-type="float">
            <text:p><text:s text:c="3"/>487</text:p>
          </table:table-cell>
          <table:table-cell table:style-name="ce68" office:value-type="float" office:value="230" calcext:value-type="float">
            <text:p><text:s text:c="3"/>230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68" office:value-type="float" office:value="24" calcext:value-type="float">
            <text:p><text:s text:c="3"/>2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61" calcext:value-type="float">
            <text:p><text:s text:c="3"/>361</text:p>
          </table:table-cell>
          <table:table-cell table:style-name="ce108" office:value-type="float" office:value="185" calcext:value-type="float">
            <text:p><text:s text:c="3"/>185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544" calcext:value-type="float">
            <text:p><text:s text:c="3"/>1,544</text:p>
          </table:table-cell>
          <table:table-cell table:style-name="ce107" office:value-type="float" office:value="1568" calcext:value-type="float">
            <text:p><text:s text:c="3"/>1,568</text:p>
          </table:table-cell>
          <table:table-cell table:style-name="ce107" office:value-type="float" office:value="195" calcext:value-type="float">
            <text:p><text:s text:c="3"/>195</text:p>
          </table:table-cell>
          <table:table-cell table:style-name="ce107" office:value-type="float" office:value="232" calcext:value-type="float">
            <text:p><text:s text:c="3"/>232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13" calcext:value-type="float">
            <text:p><text:s text:c="3"/>11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基隆市" calcext:value-type="string">
            <text:p><text:s/>基隆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32" calcext:value-type="float">
            <text:p><text:s text:c="3"/>732</text:p>
          </table:table-cell>
          <table:table-cell table:style-name="ce68" office:value-type="float" office:value="726" calcext:value-type="float">
            <text:p><text:s text:c="3"/>726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12" calcext:value-type="float">
            <text:p><text:s text:c="3"/>812</text:p>
          </table:table-cell>
          <table:table-cell table:style-name="ce108" office:value-type="float" office:value="842" calcext:value-type="float">
            <text:p><text:s text:c="3"/>842</text:p>
          </table:table-cell>
          <table:table-cell table:style-name="ce108" office:value-type="float" office:value="92" calcext:value-type="float">
            <text:p><text:s text:c="3"/>92</text:p>
          </table:table-cell>
          <table:table-cell table:style-name="ce108" office:value-type="float" office:value="94" calcext:value-type="float">
            <text:p><text:s text:c="3"/>9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956" calcext:value-type="float">
            <text:p><text:s text:c="3"/>1,956</text:p>
          </table:table-cell>
          <table:table-cell table:style-name="ce107" office:value-type="float" office:value="1774" calcext:value-type="float">
            <text:p><text:s text:c="3"/>1,774</text:p>
          </table:table-cell>
          <table:table-cell table:style-name="ce107" office:value-type="float" office:value="337" calcext:value-type="float">
            <text:p><text:s text:c="3"/>337</text:p>
          </table:table-cell>
          <table:table-cell table:style-name="ce107" office:value-type="float" office:value="168" calcext:value-type="float">
            <text:p><text:s text:c="3"/>16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24" calcext:value-type="float">
            <text:p><text:s text:c="3"/>12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市" calcext:value-type="string">
            <text:p><text:s/>新竹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941" calcext:value-type="float">
            <text:p><text:s text:c="3"/>941</text:p>
          </table:table-cell>
          <table:table-cell table:style-name="ce68" office:value-type="float" office:value="828" calcext:value-type="float">
            <text:p><text:s text:c="3"/>828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015" calcext:value-type="float">
            <text:p><text:s text:c="3"/>1,015</text:p>
          </table:table-cell>
          <table:table-cell table:style-name="ce108" office:value-type="float" office:value="946" calcext:value-type="float">
            <text:p><text:s text:c="3"/>946</text:p>
          </table:table-cell>
          <table:table-cell table:style-name="ce108" office:value-type="float" office:value="155" calcext:value-type="float">
            <text:p><text:s text:c="3"/>155</text:p>
          </table:table-cell>
          <table:table-cell table:style-name="ce108" office:value-type="float" office:value="64" calcext:value-type="float">
            <text:p><text:s text:c="3"/>6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917" calcext:value-type="float">
            <text:p><text:s text:c="3"/>917</text:p>
          </table:table-cell>
          <table:table-cell table:style-name="ce107" office:value-type="float" office:value="1030" calcext:value-type="float">
            <text:p><text:s text:c="3"/>1,030</text:p>
          </table:table-cell>
          <table:table-cell table:style-name="ce107" office:value-type="float" office:value="163" calcext:value-type="float">
            <text:p><text:s text:c="3"/>163</text:p>
          </table:table-cell>
          <table:table-cell table:style-name="ce107" office:value-type="float" office:value="139" calcext:value-type="float">
            <text:p><text:s text:c="3"/>13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69" calcext:value-type="float">
            <text:p><text:s text:c="3"/>6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市" calcext:value-type="string">
            <text:p><text:s/>嘉義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68" calcext:value-type="float">
            <text:p><text:s text:c="3"/>468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19" calcext:value-type="float">
            <text:p><text:s text:c="3"/>519</text:p>
          </table:table-cell>
          <table:table-cell table:style-name="ce108" office:value-type="float" office:value="562" calcext:value-type="float">
            <text:p><text:s text:c="3"/>562</text:p>
          </table:table-cell>
          <table:table-cell table:style-name="ce108" office:value-type="float" office:value="76" calcext:value-type="float">
            <text:p><text:s text:c="3"/>76</text:p>
          </table:table-cell>
          <table:table-cell table:style-name="ce108" office:value-type="float" office:value="58" calcext:value-type="float">
            <text:p><text:s text:c="3"/>5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1448" calcext:value-type="float">
            <text:p><text:s text:c="3"/>1,448</text:p>
          </table:table-cell>
          <table:table-cell table:style-name="ce43" office:value-type="float" office:value="685" calcext:value-type="float">
            <text:p><text:s text:c="3"/>685</text:p>
          </table:table-cell>
          <table:table-cell table:style-name="ce43" office:value-type="float" office:value="116" calcext:value-type="float">
            <text:p><text:s text:c="3"/>116</text:p>
          </table:table-cell>
          <table:table-cell table:style-name="ce43" office:value-type="float" office:value="61" calcext:value-type="float">
            <text:p><text:s text:c="3"/>61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福建省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780" calcext:value-type="float">
            <text:p><text:s text:c="3"/>780</text:p>
          </table:table-cell>
          <table:table-cell table:style-name="ce39" office:value-type="float" office:value="378" calcext:value-type="float">
            <text:p><text:s text:c="3"/>378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number-columns-repeated="4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40" office:value-type="float" office:value="668" calcext:value-type="float">
            <text:p><text:s text:c="3"/>668</text:p>
          </table:table-cell>
          <table:table-cell table:style-name="ce40" office:value-type="float" office:value="307" calcext:value-type="float">
            <text:p><text:s text:c="3"/>307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3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45" calcext:value-type="float">
            <text:p><text:s text:c="3"/>1,345</text:p>
          </table:table-cell>
          <table:table-cell table:style-name="ce107" office:value-type="float" office:value="577" calcext:value-type="float">
            <text:p><text:s text:c="3"/>577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金門縣" calcext:value-type="string">
            <text:p><text:s/>金門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07" calcext:value-type="float">
            <text:p><text:s text:c="3"/>707</text:p>
          </table:table-cell>
          <table:table-cell table:style-name="ce68" office:value-type="float" office:value="304" calcext:value-type="float">
            <text:p><text:s text:c="3"/>304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number-columns-repeated="4"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38" calcext:value-type="float">
            <text:p><text:s text:c="3"/>638</text:p>
          </table:table-cell>
          <table:table-cell table:style-name="ce108" office:value-type="float" office:value="273" calcext:value-type="float">
            <text:p><text:s text:c="3"/>273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3" calcext:value-type="float">
            <text:p><text:s text:c="3"/>103</text:p>
          </table:table-cell>
          <table:table-cell table:style-name="ce107" office:value-type="float" office:value="108" calcext:value-type="float">
            <text:p><text:s text:c="3"/>108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連江縣" calcext:value-type="string">
            <text:p><text:s/>連江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6" table:style-name="ce68" office:value-type="float" office:value="0" calcext:value-type="float">
            <text:p>—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08" table:number-columns-repeated="2"/>
          <table:table-cell table:style-name="ce120" table:number-columns-repeated="19"/>
          <table:table-cell table:number-columns-repeated="991"/>
        </table:table-row>
        <table:table-row table:style-name="ro3">
          <table:table-cell table:style-name="ce21"/>
          <table:table-cell table:style-name="ce33" table:number-columns-repeated="5"/>
          <table:table-cell table:style-name="ce59"/>
          <table:table-cell table:style-name="ce71"/>
          <table:table-cell table:style-name="ce112" table:number-columns-repeated="5"/>
          <table:table-cell table:style-name="ce115" office:value-type="string" calcext:value-type="string">
            <text:p>內政部戶政司 民國106年10月3日編製</text:p>
          </table:table-cell>
          <table:table-cell table:style-name="ce122" table:number-columns-repeated="1010"/>
        </table:table-row>
        <table:table-row table:style-name="ro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9" table:number-rows-repeated="104849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min-integer-digits="1"/>
      <number:text> </number:text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－   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">
      <number:text>－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3P1" style:volatile="true">
      <number:text>－  </number:text>
      <number:number number:decimal-places="0" loext:min-decimal-places="0" number:min-integer-digits="1" number:grouping="true"/>
    </number:number-style>
    <number:number-style style:name="N153">
      <number:text>—</number:text>
      <style:map style:condition="value()&gt;0" style:apply-style-name="N153P0"/>
      <style:map style:condition="value()&lt;0" style:apply-style-name="N15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5:46.093000000</dc:date>
    <meta:editing-cycles>1</meta:editing-cycles>
    <meta:editing-duration>PT7S</meta:editing-duration>
    <meta:document-statistic meta:table-count="2" meta:cell-count="2120" meta:object-count="0"/>
    <meta:generator>LibreOffice/5.0.6.2$Linux_X86_64 LibreOffice_project/00$Build-2</meta:generator>
  </office:meta>
</office:document-meta>
</file>